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6909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5256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1.4398in"/>
    </style:style>
    <style:style style:name="co12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0.6571in"/>
    </style:style>
    <style:style style:name="co14" style:family="table-column">
      <style:table-column-properties fo:break-before="auto" style:column-width="0.6138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0.6898in"/>
    </style:style>
    <style:style style:name="co17" style:family="table-column">
      <style:table-column-properties fo:break-before="auto" style:column-width="1in"/>
    </style:style>
    <style:style style:name="co18" style:family="table-column">
      <style:table-column-properties fo:break-before="auto" style:column-width="1.5898in"/>
    </style:style>
    <style:style style:name="co19" style:family="table-column">
      <style:table-column-properties fo:break-before="auto" style:column-width="0.1638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3421in" svg:height="7.1425in" svg:x="23.6299in" svg:y="0.9831in">
            <draw:object draw:notify-on-update-of-ranges="Sheet1.G1:Sheet1.G1 Sheet1.G2:Sheet1.G73 Sheet1.L2:Sheet1.L2 Sheet1.O2:Sheet1.O73 Sheet1.G1:Sheet1.G1 Sheet1.G2:Sheet1.G73 Sheet1.Q2:Sheet1.Q2 Sheet1.T2:Sheet1.T73 Sheet1.G1:Sheet1.G1 Sheet1.G2:Sheet1.G73 Sheet1.V2:Sheet1.V2 Sheet1.Y2:Sheet1.Y73 Sheet1.G1:Sheet1.G1 Sheet1.G2:Sheet1.G73 Sheet1.AA2:Sheet1.AA2 Sheet1.AD2:Sheet1.AD7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0516in" svg:height="7.2366in" svg:x="9.9118in" svg:y="0.2197in">
            <draw:object draw:notify-on-update-of-ranges="Sheet1.G2:Sheet1.G73 Sheet1.AF2:Sheet1.AF73 Sheet1.G2:Sheet1.G73 Sheet1.AG2:Sheet1.AG73 Sheet1.G2:Sheet1.G73 Sheet1.AH2:Sheet1.AH73 Sheet1.G2:Sheet1.G73 Sheet1.AI2:Sheet1.AI7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<text:s/>num_rows</text:p>
          </table:table-cell>
          <table:table-cell office:value-type="string" calcext:value-type="string">
            <text:p><text:s/>num_cols</text:p>
          </table:table-cell>
          <table:table-cell office:value-type="string" calcext:value-type="string">
            <text:p><text:s/>num_nonzeros</text:p>
          </table:table-cell>
          <table:table-cell office:value-type="string" calcext:value-type="string">
            <text:p><text:s/>row_length_mean</text:p>
          </table:table-cell>
          <table:table-cell office:value-type="string" calcext:value-type="string">
            <text:p><text:s/>row_length_std_dev</text:p>
          </table:table-cell>
          <table:table-cell office:value-type="string" calcext:value-type="string">
            <text:p><text:s/>row_length_variation</text:p>
          </table:table-cell>
          <table:table-cell office:value-type="string" calcext:value-type="string">
            <text:p><text:s/>row_length_skewness</text:p>
          </table:table-cell>
          <table:table-cell office:value-type="string" calcext:value-type="string">
            <text:p><text:s/>row_length_buckets</text:p>
          </table:table-cell>
          <table:table-cell office:value-type="string" calcext:value-type="string">
            <text:p><text:s/>GPU</text:p>
          </table:table-cell>
          <table:table-cell office:value-type="string" calcext:value-type="string">
            <text:p><text:s/>precision</text:p>
          </table:table-cell>
          <table:table-cell office:value-type="string" calcext:value-type="string">
            <text:p><text:s/>method1</text:p>
          </table:table-cell>
          <table:table-cell office:value-type="string" calcext:value-type="string">
            <text:p><text:s/>setup_ms</text:p>
          </table:table-cell>
          <table:table-cell office:value-type="string" calcext:value-type="string">
            <text:p><text:s/>avg_ms</text:p>
          </table:table-cell>
          <table:table-cell office:value-type="string" calcext:value-type="string">
            <text:p><text:s/>gflops</text:p>
          </table:table-cell>
          <table:table-cell office:value-type="string" calcext:value-type="string">
            <text:p><text:s/>gbps</text:p>
          </table:table-cell>
          <table:table-cell office:value-type="string" calcext:value-type="string">
            <text:p><text:s/>method2</text:p>
          </table:table-cell>
          <table:table-cell office:value-type="string" calcext:value-type="string">
            <text:p><text:s/>setup_ms</text:p>
          </table:table-cell>
          <table:table-cell office:value-type="string" calcext:value-type="string">
            <text:p><text:s/>avg_ms</text:p>
          </table:table-cell>
          <table:table-cell office:value-type="string" calcext:value-type="string">
            <text:p><text:s/>gflops</text:p>
          </table:table-cell>
          <table:table-cell office:value-type="string" calcext:value-type="string">
            <text:p><text:s/>gbps</text:p>
          </table:table-cell>
          <table:table-cell office:value-type="string" calcext:value-type="string">
            <text:p><text:s/>method3</text:p>
          </table:table-cell>
          <table:table-cell office:value-type="string" calcext:value-type="string">
            <text:p><text:s/>setup_ms</text:p>
          </table:table-cell>
          <table:table-cell office:value-type="string" calcext:value-type="string">
            <text:p><text:s/>avg_ms</text:p>
          </table:table-cell>
          <table:table-cell office:value-type="string" calcext:value-type="string">
            <text:p><text:s/>gflops</text:p>
          </table:table-cell>
          <table:table-cell office:value-type="string" calcext:value-type="string">
            <text:p><text:s/>gbps</text:p>
          </table:table-cell>
          <table:table-cell office:value-type="string" calcext:value-type="string">
            <text:p><text:s/>method4</text:p>
          </table:table-cell>
          <table:table-cell office:value-type="string" calcext:value-type="string">
            <text:p><text:s/>setup_ms</text:p>
          </table:table-cell>
          <table:table-cell office:value-type="string" calcext:value-type="string">
            <text:p><text:s/>avg_ms</text:p>
          </table:table-cell>
          <table:table-cell office:value-type="string" calcext:value-type="string">
            <text:p><text:s/>gflops</text:p>
          </table:table-cell>
          <table:table-cell office:value-type="string" calcext:value-type="string">
            <text:p><text:s/>gbps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apspie</text:p>
          </table:table-cell>
          <table:table-cell office:value-type="string" calcext:value-type="string">
            <text:p>mgpu</text:p>
          </table:table-cell>
        </table:table-row>
        <table:table-row table:style-name="ro1">
          <table:table-cell office:value-type="string" calcext:value-type="string">
            <text:p>/data-2/gunrock_dataset/large/benchmark/ch7-9-b5/ch7-9-b5.mtx</text:p>
          </table:table-cell>
          <table:table-cell office:value-type="float" office:value="423360" calcext:value-type="float">
            <text:p>423360</text:p>
          </table:table-cell>
          <table:table-cell office:value-type="float" office:value="317520" calcext:value-type="float">
            <text:p>317520</text:p>
          </table:table-cell>
          <table:table-cell office:value-type="float" office:value="2540160" calcext:value-type="float">
            <text:p>25401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-nan</text:p>
          </table:table-cell>
          <table:table-cell office:value-type="float" office:value="0.1875" calcext:value-type="float">
            <text:p>0.1875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3796" calcext:value-type="float">
            <text:p>0.23796</text:p>
          </table:table-cell>
          <table:table-cell office:value-type="float" office:value="21.349326" calcext:value-type="float">
            <text:p>21.349326</text:p>
          </table:table-cell>
          <table:table-cell office:value-type="float" office:value="142.329" calcext:value-type="float">
            <text:p>142.329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6457" calcext:value-type="float">
            <text:p>0.26457</text:p>
          </table:table-cell>
          <table:table-cell office:value-type="float" office:value="19.202439" calcext:value-type="float">
            <text:p>19.202439</text:p>
          </table:table-cell>
          <table:table-cell office:value-type="float" office:value="128.016" calcext:value-type="float">
            <text:p>128.016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1.16511" calcext:value-type="float">
            <text:p>1.16511</text:p>
          </table:table-cell>
          <table:table-cell office:value-type="float" office:value="4.360377" calcext:value-type="float">
            <text:p>4.360377</text:p>
          </table:table-cell>
          <table:table-cell office:value-type="float" office:value="29.069" calcext:value-type="float">
            <text:p>29.069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4673" calcext:value-type="float">
            <text:p>0.24673</text:p>
          </table:table-cell>
          <table:table-cell office:value-type="float" office:value="20.59064" calcext:value-type="float">
            <text:p>20.59064</text:p>
          </table:table-cell>
          <table:table-cell office:value-type="float" office:value="137.271" calcext:value-type="float">
            <text:p>137.271</text:p>
          </table:table-cell>
          <table:table-cell table:formula="of:=1" office:value-type="float" office:value="1" calcext:value-type="float">
            <text:p>1</text:p>
          </table:table-cell>
          <table:table-cell table:formula="of:=[.O2]/[.T2]" office:value-type="float" office:value="1.1118028287969" calcext:value-type="float">
            <text:p>1.1118028288</text:p>
          </table:table-cell>
          <table:table-cell table:formula="of:=[.Y2]/[.T2]" office:value-type="float" office:value="0.227074123240282" calcext:value-type="float">
            <text:p>0.2270741232</text:p>
          </table:table-cell>
          <table:table-cell table:formula="of:=[.AD2]/[.T2]" office:value-type="float" office:value="1.07229295195261" calcext:value-type="float">
            <text:p>1.072292952</text:p>
          </table:table-cell>
        </table:table-row>
        <table:table-row table:style-name="ro1">
          <table:table-cell office:value-type="string" calcext:value-type="string">
            <text:p>/data-2/gunrock_dataset/large/benchmark/mc2depi/mc2depi.mtx</text:p>
          </table:table-cell>
          <table:table-cell table:number-columns-repeated="2" office:value-type="float" office:value="525825" calcext:value-type="float">
            <text:p>525825</text:p>
          </table:table-cell>
          <table:table-cell office:value-type="float" office:value="2100225" calcext:value-type="float">
            <text:p>2100225</text:p>
          </table:table-cell>
          <table:table-cell office:value-type="float" office:value="3.99415" calcext:value-type="float">
            <text:p>3.99415</text:p>
          </table:table-cell>
          <table:table-cell office:value-type="float" office:value="0.07632" calcext:value-type="float">
            <text:p>0.07632</text:p>
          </table:table-cell>
          <table:table-cell office:value-type="float" office:value="0.01911" calcext:value-type="float">
            <text:p>0.01911</text:p>
          </table:table-cell>
          <table:table-cell office:value-type="float" office:value="-13.00019" calcext:value-type="float">
            <text:p>-13.00019</text:p>
          </table:table-cell>
          <table:table-cell office:value-type="float" office:value="0.12482" calcext:value-type="float">
            <text:p>0.12482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3301" calcext:value-type="float">
            <text:p>0.23301</text:p>
          </table:table-cell>
          <table:table-cell office:value-type="float" office:value="18.026569" calcext:value-type="float">
            <text:p>18.026569</text:p>
          </table:table-cell>
          <table:table-cell office:value-type="float" office:value="126.212" calcext:value-type="float">
            <text:p>126.212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14.427" calcext:value-type="float">
            <text:p>14.427</text:p>
          </table:table-cell>
          <table:table-cell office:value-type="float" office:value="101.01" calcext:value-type="float">
            <text:p>101.01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1.43476" calcext:value-type="float">
            <text:p>1.43476</text:p>
          </table:table-cell>
          <table:table-cell office:value-type="float" office:value="2.927642" calcext:value-type="float">
            <text:p>2.927642</text:p>
          </table:table-cell>
          <table:table-cell office:value-type="float" office:value="20.498" calcext:value-type="float">
            <text:p>20.498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1998" calcext:value-type="float">
            <text:p>0.21998</text:p>
          </table:table-cell>
          <table:table-cell office:value-type="float" office:value="19.094622" calcext:value-type="float">
            <text:p>19.094622</text:p>
          </table:table-cell>
          <table:table-cell office:value-type="float" office:value="133.69" calcext:value-type="float">
            <text:p>133.69</text:p>
          </table:table-cell>
          <table:table-cell table:formula="of:=1" office:value-type="float" office:value="1" calcext:value-type="float">
            <text:p>1</text:p>
          </table:table-cell>
          <table:table-cell table:formula="of:=[.O3]/[.T3]" office:value-type="float" office:value="1.24950225272059" calcext:value-type="float">
            <text:p>1.2495022527</text:p>
          </table:table-cell>
          <table:table-cell table:formula="of:=[.Y3]/[.T3]" office:value-type="float" office:value="0.202927982255493" calcext:value-type="float">
            <text:p>0.2029279823</text:p>
          </table:table-cell>
          <table:table-cell table:formula="of:=[.AD3]/[.T3]" office:value-type="float" office:value="1.3235337908089" calcext:value-type="float">
            <text:p>1.3235337908</text:p>
          </table:table-cell>
        </table:table-row>
        <table:table-row table:style-name="ro1">
          <table:table-cell office:value-type="string" calcext:value-type="string">
            <text:p>/data-2/gunrock_dataset/large/benchmark/helm2d03/helm2d03.mtx</text:p>
          </table:table-cell>
          <table:table-cell table:number-columns-repeated="2" office:value-type="float" office:value="392257" calcext:value-type="float">
            <text:p>392257</text:p>
          </table:table-cell>
          <table:table-cell office:value-type="float" office:value="2741935" calcext:value-type="float">
            <text:p>2741935</text:p>
          </table:table-cell>
          <table:table-cell office:value-type="float" office:value="6.99015" calcext:value-type="float">
            <text:p>6.99015</text:p>
          </table:table-cell>
          <table:table-cell office:value-type="float" office:value="0.14175" calcext:value-type="float">
            <text:p>0.14175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-13.60324" calcext:value-type="float">
            <text:p>-13.60324</text:p>
          </table:table-cell>
          <table:table-cell office:value-type="float" office:value="0.21844" calcext:value-type="float">
            <text:p>0.21844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6067" calcext:value-type="float">
            <text:p>0.26067</text:p>
          </table:table-cell>
          <table:table-cell office:value-type="float" office:value="21.037691" calcext:value-type="float">
            <text:p>21.037691</text:p>
          </table:table-cell>
          <table:table-cell office:value-type="float" office:value="138.265" calcext:value-type="float">
            <text:p>138.265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31642" calcext:value-type="float">
            <text:p>0.31642</text:p>
          </table:table-cell>
          <table:table-cell office:value-type="float" office:value="17.331203" calcext:value-type="float">
            <text:p>17.331203</text:p>
          </table:table-cell>
          <table:table-cell office:value-type="float" office:value="113.905" calcext:value-type="float">
            <text:p>113.905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1.0974" calcext:value-type="float">
            <text:p>1.0974</text:p>
          </table:table-cell>
          <table:table-cell office:value-type="float" office:value="4.99717" calcext:value-type="float">
            <text:p>4.99717</text:p>
          </table:table-cell>
          <table:table-cell office:value-type="float" office:value="32.843" calcext:value-type="float">
            <text:p>32.843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5767" calcext:value-type="float">
            <text:p>0.25767</text:p>
          </table:table-cell>
          <table:table-cell office:value-type="float" office:value="21.282762" calcext:value-type="float">
            <text:p>21.282762</text:p>
          </table:table-cell>
          <table:table-cell office:value-type="float" office:value="139.875" calcext:value-type="float">
            <text:p>139.875</text:p>
          </table:table-cell>
          <table:table-cell table:formula="of:=1" office:value-type="float" office:value="1" calcext:value-type="float">
            <text:p>1</text:p>
          </table:table-cell>
          <table:table-cell table:formula="of:=[.O4]/[.T4]" office:value-type="float" office:value="1.21386213063225" calcext:value-type="float">
            <text:p>1.2138621306</text:p>
          </table:table-cell>
          <table:table-cell table:formula="of:=[.Y4]/[.T4]" office:value-type="float" office:value="0.28833370655228" calcext:value-type="float">
            <text:p>0.2883337066</text:p>
          </table:table-cell>
          <table:table-cell table:formula="of:=[.AD4]/[.T4]" office:value-type="float" office:value="1.22800258008633" calcext:value-type="float">
            <text:p>1.2280025801</text:p>
          </table:table-cell>
        </table:table-row>
        <table:table-row table:style-name="ro1">
          <table:table-cell office:value-type="string" calcext:value-type="string">
            <text:p>/data-2/gunrock_dataset/large/benchmark/srb1/srb1.mtx</text:p>
          </table:table-cell>
          <table:table-cell table:number-columns-repeated="2" office:value-type="float" office:value="54924" calcext:value-type="float">
            <text:p>54924</text:p>
          </table:table-cell>
          <table:table-cell office:value-type="float" office:value="2962152" calcext:value-type="float">
            <text:p>2962152</text:p>
          </table:table-cell>
          <table:table-cell office:value-type="float" office:value="53.93183" calcext:value-type="float">
            <text:p>53.93183</text:p>
          </table:table-cell>
          <table:table-cell office:value-type="float" office:value="4.90225" calcext:value-type="float">
            <text:p>4.90225</text:p>
          </table:table-cell>
          <table:table-cell office:value-type="float" office:value="0.0909" calcext:value-type="float">
            <text:p>0.0909</text:p>
          </table:table-cell>
          <table:table-cell office:value-type="float" office:value="18.59005" calcext:value-type="float">
            <text:p>18.59005</text:p>
          </table:table-cell>
          <table:table-cell office:value-type="float" office:value="0.66461" calcext:value-type="float">
            <text:p>0.66461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1268" calcext:value-type="float">
            <text:p>0.21268</text:p>
          </table:table-cell>
          <table:table-cell office:value-type="float" office:value="27.854854" calcext:value-type="float">
            <text:p>27.854854</text:p>
          </table:table-cell>
          <table:table-cell office:value-type="float" office:value="169.195" calcext:value-type="float">
            <text:p>169.195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36391" calcext:value-type="float">
            <text:p>0.36391</text:p>
          </table:table-cell>
          <table:table-cell office:value-type="float" office:value="16.279425" calcext:value-type="float">
            <text:p>16.279425</text:p>
          </table:table-cell>
          <table:table-cell office:value-type="float" office:value="98.884" calcext:value-type="float">
            <text:p>98.884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2527" calcext:value-type="float">
            <text:p>0.2527</text:p>
          </table:table-cell>
          <table:table-cell office:value-type="float" office:value="23.44365" calcext:value-type="float">
            <text:p>23.44365</text:p>
          </table:table-cell>
          <table:table-cell office:value-type="float" office:value="142.401" calcext:value-type="float">
            <text:p>142.401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279" calcext:value-type="float">
            <text:p>0.2279</text:p>
          </table:table-cell>
          <table:table-cell office:value-type="float" office:value="25.994734" calcext:value-type="float">
            <text:p>25.994734</text:p>
          </table:table-cell>
          <table:table-cell office:value-type="float" office:value="157.896" calcext:value-type="float">
            <text:p>157.896</text:p>
          </table:table-cell>
          <table:table-cell table:formula="of:=1" office:value-type="float" office:value="1" calcext:value-type="float">
            <text:p>1</text:p>
          </table:table-cell>
          <table:table-cell table:formula="of:=[.O5]/[.T5]" office:value-type="float" office:value="1.71104655109133" calcext:value-type="float">
            <text:p>1.7110465511</text:p>
          </table:table-cell>
          <table:table-cell table:formula="of:=[.Y5]/[.T5]" office:value-type="float" office:value="1.44007850400122" calcext:value-type="float">
            <text:p>1.440078504</text:p>
          </table:table-cell>
          <table:table-cell table:formula="of:=[.AD5]/[.T5]" office:value-type="float" office:value="1.59678453016615" calcext:value-type="float">
            <text:p>1.5967845302</text:p>
          </table:table-cell>
        </table:table-row>
        <table:table-row table:style-name="ro1">
          <table:table-cell office:value-type="string" calcext:value-type="string">
            <text:p>/data-2/gunrock_dataset/large/benchmark/CurlCurl_1/CurlCurl_1.mtx</text:p>
          </table:table-cell>
          <table:table-cell table:number-columns-repeated="2" office:value-type="float" office:value="226451" calcext:value-type="float">
            <text:p>226451</text:p>
          </table:table-cell>
          <table:table-cell office:value-type="float" office:value="2472071" calcext:value-type="float">
            <text:p>2472071</text:p>
          </table:table-cell>
          <table:table-cell office:value-type="float" office:value="10.91658" calcext:value-type="float">
            <text:p>10.91658</text:p>
          </table:table-cell>
          <table:table-cell office:value-type="float" office:value="1.0242" calcext:value-type="float">
            <text:p>1.0242</text:p>
          </table:table-cell>
          <table:table-cell office:value-type="float" office:value="0.09382" calcext:value-type="float">
            <text:p>0.09382</text:p>
          </table:table-cell>
          <table:table-cell office:value-type="float" office:value="-0.19658" calcext:value-type="float">
            <text:p>-0.19658</text:p>
          </table:table-cell>
          <table:table-cell office:value-type="float" office:value="0.34114" calcext:value-type="float">
            <text:p>0.34114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1018" calcext:value-type="float">
            <text:p>0.21018</text:p>
          </table:table-cell>
          <table:table-cell office:value-type="float" office:value="23.523819" calcext:value-type="float">
            <text:p>23.523819</text:p>
          </table:table-cell>
          <table:table-cell office:value-type="float" office:value="149.762" calcext:value-type="float">
            <text:p>149.762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4652" calcext:value-type="float">
            <text:p>0.24652</text:p>
          </table:table-cell>
          <table:table-cell office:value-type="float" office:value="20.056135" calcext:value-type="float">
            <text:p>20.056135</text:p>
          </table:table-cell>
          <table:table-cell office:value-type="float" office:value="127.686" calcext:value-type="float">
            <text:p>127.686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6343" calcext:value-type="float">
            <text:p>0.6343</text:p>
          </table:table-cell>
          <table:table-cell office:value-type="float" office:value="7.794594" calcext:value-type="float">
            <text:p>7.794594</text:p>
          </table:table-cell>
          <table:table-cell office:value-type="float" office:value="49.624" calcext:value-type="float">
            <text:p>49.624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2389" calcext:value-type="float">
            <text:p>0.22389</text:p>
          </table:table-cell>
          <table:table-cell office:value-type="float" office:value="22.082787" calcext:value-type="float">
            <text:p>22.082787</text:p>
          </table:table-cell>
          <table:table-cell office:value-type="float" office:value="140.588" calcext:value-type="float">
            <text:p>140.588</text:p>
          </table:table-cell>
          <table:table-cell table:formula="of:=1" office:value-type="float" office:value="1" calcext:value-type="float">
            <text:p>1</text:p>
          </table:table-cell>
          <table:table-cell table:formula="of:=[.O6]/[.T6]" office:value-type="float" office:value="1.17289891596761" calcext:value-type="float">
            <text:p>1.172898916</text:p>
          </table:table-cell>
          <table:table-cell table:formula="of:=[.Y6]/[.T6]" office:value-type="float" office:value="0.388638887801663" calcext:value-type="float">
            <text:p>0.3886388878</text:p>
          </table:table-cell>
          <table:table-cell table:formula="of:=[.AD6]/[.T6]" office:value-type="float" office:value="1.10104898077321" calcext:value-type="float">
            <text:p>1.1010489808</text:p>
          </table:table-cell>
        </table:table-row>
        <table:table-row table:style-name="ro1">
          <table:table-cell office:value-type="string" calcext:value-type="string">
            <text:p>/data-2/gunrock_dataset/large/benchmark/thermomech_dK/thermomech_dK.mtx</text:p>
          </table:table-cell>
          <table:table-cell table:number-columns-repeated="2" office:value-type="float" office:value="204316" calcext:value-type="float">
            <text:p>204316</text:p>
          </table:table-cell>
          <table:table-cell office:value-type="float" office:value="2846228" calcext:value-type="float">
            <text:p>2846228</text:p>
          </table:table-cell>
          <table:table-cell office:value-type="float" office:value="13.93052" calcext:value-type="float">
            <text:p>13.93052</text:p>
          </table:table-cell>
          <table:table-cell office:value-type="float" office:value="1.43051" calcext:value-type="float">
            <text:p>1.43051</text:p>
          </table:table-cell>
          <table:table-cell office:value-type="float" office:value="0.10269" calcext:value-type="float">
            <text:p>0.10269</text:p>
          </table:table-cell>
          <table:table-cell office:value-type="float" office:value="-0.39125" calcext:value-type="float">
            <text:p>-0.39125</text:p>
          </table:table-cell>
          <table:table-cell office:value-type="float" office:value="0.43533" calcext:value-type="float">
            <text:p>0.43533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3331" calcext:value-type="float">
            <text:p>0.23331</text:p>
          </table:table-cell>
          <table:table-cell office:value-type="float" office:value="24.39914" calcext:value-type="float">
            <text:p>24.39914</text:p>
          </table:table-cell>
          <table:table-cell office:value-type="float" office:value="153.401" calcext:value-type="float">
            <text:p>153.401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8332" calcext:value-type="float">
            <text:p>0.28332</text:p>
          </table:table-cell>
          <table:table-cell office:value-type="float" office:value="20.091854" calcext:value-type="float">
            <text:p>20.091854</text:p>
          </table:table-cell>
          <table:table-cell office:value-type="float" office:value="126.32" calcext:value-type="float">
            <text:p>126.32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58814" calcext:value-type="float">
            <text:p>0.58814</text:p>
          </table:table-cell>
          <table:table-cell office:value-type="float" office:value="9.678729" calcext:value-type="float">
            <text:p>9.678729</text:p>
          </table:table-cell>
          <table:table-cell office:value-type="float" office:value="60.852" calcext:value-type="float">
            <text:p>60.852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505" calcext:value-type="float">
            <text:p>0.2505</text:p>
          </table:table-cell>
          <table:table-cell office:value-type="float" office:value="22.724738" calcext:value-type="float">
            <text:p>22.724738</text:p>
          </table:table-cell>
          <table:table-cell office:value-type="float" office:value="142.874" calcext:value-type="float">
            <text:p>142.874</text:p>
          </table:table-cell>
          <table:table-cell table:formula="of:=1" office:value-type="float" office:value="1" calcext:value-type="float">
            <text:p>1</text:p>
          </table:table-cell>
          <table:table-cell table:formula="of:=[.O7]/[.T7]" office:value-type="float" office:value="1.21437971826791" calcext:value-type="float">
            <text:p>1.2143797183</text:p>
          </table:table-cell>
          <table:table-cell table:formula="of:=[.Y7]/[.T7]" office:value-type="float" office:value="0.481724036019772" calcext:value-type="float">
            <text:p>0.481724036</text:p>
          </table:table-cell>
          <table:table-cell table:formula="of:=[.AD7]/[.T7]" office:value-type="float" office:value="1.13104236174521" calcext:value-type="float">
            <text:p>1.1310423617</text:p>
          </table:table-cell>
        </table:table-row>
        <table:table-row table:style-name="ro1">
          <table:table-cell office:value-type="string" calcext:value-type="string">
            <text:p>/data-2/gunrock_dataset/large/benchmark/bcsstk39/bcsstk39.mtx</text:p>
          </table:table-cell>
          <table:table-cell table:number-columns-repeated="2" office:value-type="float" office:value="46772" calcext:value-type="float">
            <text:p>46772</text:p>
          </table:table-cell>
          <table:table-cell office:value-type="float" office:value="2089294" calcext:value-type="float">
            <text:p>2089294</text:p>
          </table:table-cell>
          <table:table-cell office:value-type="float" office:value="44.66976" calcext:value-type="float">
            <text:p>44.66976</text:p>
          </table:table-cell>
          <table:table-cell office:value-type="float" office:value="4.95389" calcext:value-type="float">
            <text:p>4.95389</text:p>
          </table:table-cell>
          <table:table-cell office:value-type="float" office:value="0.1109" calcext:value-type="float">
            <text:p>0.1109</text:p>
          </table:table-cell>
          <table:table-cell office:value-type="float" office:value="-2.68081" calcext:value-type="float">
            <text:p>-2.68081</text:p>
          </table:table-cell>
          <table:table-cell office:value-type="float" office:value="0.42933" calcext:value-type="float">
            <text:p>0.42933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5904" calcext:value-type="float">
            <text:p>0.15904</text:p>
          </table:table-cell>
          <table:table-cell office:value-type="float" office:value="26.273817" calcext:value-type="float">
            <text:p>26.273817</text:p>
          </table:table-cell>
          <table:table-cell office:value-type="float" office:value="159.996" calcext:value-type="float">
            <text:p>159.996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2564" calcext:value-type="float">
            <text:p>0.22564</text:p>
          </table:table-cell>
          <table:table-cell office:value-type="float" office:value="18.518959" calcext:value-type="float">
            <text:p>18.518959</text:p>
          </table:table-cell>
          <table:table-cell office:value-type="float" office:value="112.772" calcext:value-type="float">
            <text:p>112.772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21055" calcext:value-type="float">
            <text:p>0.21055</text:p>
          </table:table-cell>
          <table:table-cell office:value-type="float" office:value="19.846023" calcext:value-type="float">
            <text:p>19.846023</text:p>
          </table:table-cell>
          <table:table-cell office:value-type="float" office:value="120.853" calcext:value-type="float">
            <text:p>120.853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17766" calcext:value-type="float">
            <text:p>0.17766</text:p>
          </table:table-cell>
          <table:table-cell office:value-type="float" office:value="23.520457" calcext:value-type="float">
            <text:p>23.520457</text:p>
          </table:table-cell>
          <table:table-cell office:value-type="float" office:value="143.229" calcext:value-type="float">
            <text:p>143.229</text:p>
          </table:table-cell>
          <table:table-cell table:formula="of:=1" office:value-type="float" office:value="1" calcext:value-type="float">
            <text:p>1</text:p>
          </table:table-cell>
          <table:table-cell table:formula="of:=[.O8]/[.T8]" office:value-type="float" office:value="1.41875237155609" calcext:value-type="float">
            <text:p>1.4187523716</text:p>
          </table:table-cell>
          <table:table-cell table:formula="of:=[.Y8]/[.T8]" office:value-type="float" office:value="1.07165975150115" calcext:value-type="float">
            <text:p>1.0716597515</text:p>
          </table:table-cell>
          <table:table-cell table:formula="of:=[.AD8]/[.T8]" office:value-type="float" office:value="1.2700744680087" calcext:value-type="float">
            <text:p>1.270074468</text:p>
          </table:table-cell>
        </table:table-row>
        <table:table-row table:style-name="ro1">
          <table:table-cell office:value-type="string" calcext:value-type="string">
            <text:p>/data-2/gunrock_dataset/large/benchmark/H2O/H2O.mtx</text:p>
          </table:table-cell>
          <table:table-cell table:number-columns-repeated="2" office:value-type="float" office:value="67024" calcext:value-type="float">
            <text:p>67024</text:p>
          </table:table-cell>
          <table:table-cell office:value-type="float" office:value="2216736" calcext:value-type="float">
            <text:p>2216736</text:p>
          </table:table-cell>
          <table:table-cell office:value-type="float" office:value="33.07376" calcext:value-type="float">
            <text:p>33.07376</text:p>
          </table:table-cell>
          <table:table-cell office:value-type="float" office:value="4.80106" calcext:value-type="float">
            <text:p>4.80106</text:p>
          </table:table-cell>
          <table:table-cell office:value-type="float" office:value="0.14516" calcext:value-type="float">
            <text:p>0.14516</text:p>
          </table:table-cell>
          <table:table-cell office:value-type="float" office:value="-1.44277" calcext:value-type="float">
            <text:p>-1.44277</text:p>
          </table:table-cell>
          <table:table-cell office:value-type="float" office:value="0.38074" calcext:value-type="float">
            <text:p>0.38074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26.051785" calcext:value-type="float">
            <text:p>26.051785</text:p>
          </table:table-cell>
          <table:table-cell office:value-type="float" office:value="159.461" calcext:value-type="float">
            <text:p>159.461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3549" calcext:value-type="float">
            <text:p>0.23549</text:p>
          </table:table-cell>
          <table:table-cell office:value-type="float" office:value="18.826742" calcext:value-type="float">
            <text:p>18.826742</text:p>
          </table:table-cell>
          <table:table-cell office:value-type="float" office:value="115.237" calcext:value-type="float">
            <text:p>115.237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27045" calcext:value-type="float">
            <text:p>0.27045</text:p>
          </table:table-cell>
          <table:table-cell office:value-type="float" office:value="16.392873" calcext:value-type="float">
            <text:p>16.392873</text:p>
          </table:table-cell>
          <table:table-cell office:value-type="float" office:value="100.34" calcext:value-type="float">
            <text:p>100.34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19304" calcext:value-type="float">
            <text:p>0.19304</text:p>
          </table:table-cell>
          <table:table-cell office:value-type="float" office:value="22.966598" calcext:value-type="float">
            <text:p>22.966598</text:p>
          </table:table-cell>
          <table:table-cell office:value-type="float" office:value="140.577" calcext:value-type="float">
            <text:p>140.577</text:p>
          </table:table-cell>
          <table:table-cell table:formula="of:=1" office:value-type="float" office:value="1" calcext:value-type="float">
            <text:p>1</text:p>
          </table:table-cell>
          <table:table-cell table:formula="of:=[.O9]/[.T9]" office:value-type="float" office:value="1.38376491269706" calcext:value-type="float">
            <text:p>1.3837649127</text:p>
          </table:table-cell>
          <table:table-cell table:formula="of:=[.Y9]/[.T9]" office:value-type="float" office:value="0.870722772957743" calcext:value-type="float">
            <text:p>0.870722773</text:p>
          </table:table-cell>
          <table:table-cell table:formula="of:=[.AD9]/[.T9]" office:value-type="float" office:value="1.2198923212524" calcext:value-type="float">
            <text:p>1.2198923213</text:p>
          </table:table-cell>
        </table:table-row>
        <table:table-row table:style-name="ro1">
          <table:table-cell office:value-type="string" calcext:value-type="string">
            <text:p>/data-2/gunrock_dataset/large/benchmark/nasasrb/nasasrb.mtx</text:p>
          </table:table-cell>
          <table:table-cell table:number-columns-repeated="2" office:value-type="float" office:value="54870" calcext:value-type="float">
            <text:p>54870</text:p>
          </table:table-cell>
          <table:table-cell office:value-type="float" office:value="2677324" calcext:value-type="float">
            <text:p>2677324</text:p>
          </table:table-cell>
          <table:table-cell office:value-type="float" office:value="48.79395" calcext:value-type="float">
            <text:p>48.79395</text:p>
          </table:table-cell>
          <table:table-cell office:value-type="float" office:value="8.53064" calcext:value-type="float">
            <text:p>8.53064</text:p>
          </table:table-cell>
          <table:table-cell office:value-type="float" office:value="0.17483" calcext:value-type="float">
            <text:p>0.17483</text:p>
          </table:table-cell>
          <table:table-cell office:value-type="float" office:value="2.8995" calcext:value-type="float">
            <text:p>2.8995</text:p>
          </table:table-cell>
          <table:table-cell office:value-type="float" office:value="0.58377" calcext:value-type="float">
            <text:p>0.58377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9424" calcext:value-type="float">
            <text:p>0.19424</text:p>
          </table:table-cell>
          <table:table-cell office:value-type="float" office:value="27.567629" calcext:value-type="float">
            <text:p>27.567629</text:p>
          </table:table-cell>
          <table:table-cell office:value-type="float" office:value="167.666" calcext:value-type="float">
            <text:p>167.666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9537" calcext:value-type="float">
            <text:p>0.29537</text:p>
          </table:table-cell>
          <table:table-cell office:value-type="float" office:value="18.128636" calcext:value-type="float">
            <text:p>18.128636</text:p>
          </table:table-cell>
          <table:table-cell office:value-type="float" office:value="110.258" calcext:value-type="float">
            <text:p>110.258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24662" calcext:value-type="float">
            <text:p>0.24662</text:p>
          </table:table-cell>
          <table:table-cell office:value-type="float" office:value="21.711789" calcext:value-type="float">
            <text:p>21.711789</text:p>
          </table:table-cell>
          <table:table-cell office:value-type="float" office:value="132.051" calcext:value-type="float">
            <text:p>132.051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116" calcext:value-type="float">
            <text:p>0.2116</text:p>
          </table:table-cell>
          <table:table-cell office:value-type="float" office:value="25.305521" calcext:value-type="float">
            <text:p>25.305521</text:p>
          </table:table-cell>
          <table:table-cell office:value-type="float" office:value="153.908" calcext:value-type="float">
            <text:p>153.908</text:p>
          </table:table-cell>
          <table:table-cell table:formula="of:=1" office:value-type="float" office:value="1" calcext:value-type="float">
            <text:p>1</text:p>
          </table:table-cell>
          <table:table-cell table:formula="of:=[.O10]/[.T10]" office:value-type="float" office:value="1.52066757807923" calcext:value-type="float">
            <text:p>1.5206675781</text:p>
          </table:table-cell>
          <table:table-cell table:formula="of:=[.Y10]/[.T10]" office:value-type="float" office:value="1.19765154973601" calcext:value-type="float">
            <text:p>1.1976515497</text:p>
          </table:table-cell>
          <table:table-cell table:formula="of:=[.AD10]/[.T10]" office:value-type="float" office:value="1.395886651373" calcext:value-type="float">
            <text:p>1.3958866514</text:p>
          </table:table-cell>
        </table:table-row>
        <table:table-row table:style-name="ro1">
          <table:table-cell office:value-type="string" calcext:value-type="string">
            <text:p>/data-2/gunrock_dataset/large/benchmark/144/144.mtx</text:p>
          </table:table-cell>
          <table:table-cell table:number-columns-repeated="2" office:value-type="float" office:value="144649" calcext:value-type="float">
            <text:p>144649</text:p>
          </table:table-cell>
          <table:table-cell office:value-type="float" office:value="2148786" calcext:value-type="float">
            <text:p>2148786</text:p>
          </table:table-cell>
          <table:table-cell office:value-type="float" office:value="14.85517" calcext:value-type="float">
            <text:p>14.85517</text:p>
          </table:table-cell>
          <table:table-cell office:value-type="float" office:value="2.71831" calcext:value-type="float">
            <text:p>2.71831</text:p>
          </table:table-cell>
          <table:table-cell office:value-type="float" office:value="0.18299" calcext:value-type="float">
            <text:p>0.18299</text:p>
          </table:table-cell>
          <table:table-cell office:value-type="float" office:value="0.07427" calcext:value-type="float">
            <text:p>0.07427</text:p>
          </table:table-cell>
          <table:table-cell office:value-type="float" office:value="0.46422" calcext:value-type="float">
            <text:p>0.46422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2111" calcext:value-type="float">
            <text:p>0.22111</text:p>
          </table:table-cell>
          <table:table-cell office:value-type="float" office:value="19.436319" calcext:value-type="float">
            <text:p>19.436319</text:p>
          </table:table-cell>
          <table:table-cell office:value-type="float" office:value="121.851" calcext:value-type="float">
            <text:p>121.851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6428" calcext:value-type="float">
            <text:p>0.26428</text:p>
          </table:table-cell>
          <table:table-cell office:value-type="float" office:value="16.261336" calcext:value-type="float">
            <text:p>16.261336</text:p>
          </table:table-cell>
          <table:table-cell office:value-type="float" office:value="101.947" calcext:value-type="float">
            <text:p>101.947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4235" calcext:value-type="float">
            <text:p>0.4235</text:p>
          </table:table-cell>
          <table:table-cell office:value-type="float" office:value="10.147653" calcext:value-type="float">
            <text:p>10.147653</text:p>
          </table:table-cell>
          <table:table-cell office:value-type="float" office:value="63.618" calcext:value-type="float">
            <text:p>63.618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3188" calcext:value-type="float">
            <text:p>0.23188</text:p>
          </table:table-cell>
          <table:table-cell office:value-type="float" office:value="18.533986" calcext:value-type="float">
            <text:p>18.533986</text:p>
          </table:table-cell>
          <table:table-cell office:value-type="float" office:value="116.194" calcext:value-type="float">
            <text:p>116.194</text:p>
          </table:table-cell>
          <table:table-cell table:formula="of:=1" office:value-type="float" office:value="1" calcext:value-type="float">
            <text:p>1</text:p>
          </table:table-cell>
          <table:table-cell table:formula="of:=[.O11]/[.T11]" office:value-type="float" office:value="1.19524736466918" calcext:value-type="float">
            <text:p>1.1952473647</text:p>
          </table:table-cell>
          <table:table-cell table:formula="of:=[.Y11]/[.T11]" office:value-type="float" office:value="0.624035626593043" calcext:value-type="float">
            <text:p>0.6240356266</text:p>
          </table:table-cell>
          <table:table-cell table:formula="of:=[.AD11]/[.T11]" office:value-type="float" office:value="1.13975788951166" calcext:value-type="float">
            <text:p>1.1397578895</text:p>
          </table:table-cell>
        </table:table-row>
        <table:table-row table:style-name="ro1">
          <table:table-cell office:value-type="string" calcext:value-type="string">
            <text:p>/data-2/gunrock_dataset/large/benchmark/stat96v2/stat96v2.mtx</text:p>
          </table:table-cell>
          <table:table-cell office:value-type="float" office:value="29089" calcext:value-type="float">
            <text:p>29089</text:p>
          </table:table-cell>
          <table:table-cell office:value-type="float" office:value="957432" calcext:value-type="float">
            <text:p>957432</text:p>
          </table:table-cell>
          <table:table-cell office:value-type="float" office:value="2852184" calcext:value-type="float">
            <text:p>2852184</text:p>
          </table:table-cell>
          <table:table-cell office:value-type="float" office:value="98.05026" calcext:value-type="float">
            <text:p>98.05026</text:p>
          </table:table-cell>
          <table:table-cell office:value-type="float" office:value="18.41417" calcext:value-type="float">
            <text:p>18.41417</text:p>
          </table:table-cell>
          <table:table-cell office:value-type="float" office:value="0.1878" calcext:value-type="float">
            <text:p>0.1878</text:p>
          </table:table-cell>
          <table:table-cell office:value-type="float" office:value="169.4702" calcext:value-type="float">
            <text:p>169.4702</text:p>
          </table:table-cell>
          <table:table-cell office:value-type="float" office:value="0.06074" calcext:value-type="float">
            <text:p>0.06074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1556" calcext:value-type="float">
            <text:p>0.21556</text:p>
          </table:table-cell>
          <table:table-cell office:value-type="float" office:value="26.463608" calcext:value-type="float">
            <text:p>26.463608</text:p>
          </table:table-cell>
          <table:table-cell office:value-type="float" office:value="159.861" calcext:value-type="float">
            <text:p>159.861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43421" calcext:value-type="float">
            <text:p>0.43421</text:p>
          </table:table-cell>
          <table:table-cell office:value-type="float" office:value="13.137409" calcext:value-type="float">
            <text:p>13.137409</text:p>
          </table:table-cell>
          <table:table-cell office:value-type="float" office:value="79.36" calcext:value-type="float">
            <text:p>79.36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26495" calcext:value-type="float">
            <text:p>0.26495</text:p>
          </table:table-cell>
          <table:table-cell office:value-type="float" office:value="21.530206" calcext:value-type="float">
            <text:p>21.530206</text:p>
          </table:table-cell>
          <table:table-cell office:value-type="float" office:value="130.06" calcext:value-type="float">
            <text:p>130.06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203" calcext:value-type="float">
            <text:p>0.2203</text:p>
          </table:table-cell>
          <table:table-cell office:value-type="float" office:value="25.893543" calcext:value-type="float">
            <text:p>25.893543</text:p>
          </table:table-cell>
          <table:table-cell office:value-type="float" office:value="156.418" calcext:value-type="float">
            <text:p>156.418</text:p>
          </table:table-cell>
          <table:table-cell table:formula="of:=1" office:value-type="float" office:value="1" calcext:value-type="float">
            <text:p>1</text:p>
          </table:table-cell>
          <table:table-cell table:formula="of:=[.O12]/[.T12]" office:value-type="float" office:value="2.01437041352675" calcext:value-type="float">
            <text:p>2.0143704135</text:p>
          </table:table-cell>
          <table:table-cell table:formula="of:=[.Y12]/[.T12]" office:value-type="float" office:value="1.63884720343258" calcext:value-type="float">
            <text:p>1.6388472034</text:p>
          </table:table-cell>
          <table:table-cell table:formula="of:=[.AD12]/[.T12]" office:value-type="float" office:value="1.97097791505159" calcext:value-type="float">
            <text:p>1.9709779151</text:p>
          </table:table-cell>
        </table:table-row>
        <table:table-row table:style-name="ro1">
          <table:table-cell office:value-type="string" calcext:value-type="string">
            <text:p>/data-2/gunrock_dataset/large/benchmark/tsyl201/tsyl201.mtx</text:p>
          </table:table-cell>
          <table:table-cell table:number-columns-repeated="2" office:value-type="float" office:value="20685" calcext:value-type="float">
            <text:p>20685</text:p>
          </table:table-cell>
          <table:table-cell office:value-type="float" office:value="2454957" calcext:value-type="float">
            <text:p>2454957</text:p>
          </table:table-cell>
          <table:table-cell office:value-type="float" office:value="118.68296" calcext:value-type="float">
            <text:p>118.68296</text:p>
          </table:table-cell>
          <table:table-cell office:value-type="float" office:value="28.55464" calcext:value-type="float">
            <text:p>28.55464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87026" calcext:value-type="float">
            <text:p>0.87026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7374" calcext:value-type="float">
            <text:p>0.17374</text:p>
          </table:table-cell>
          <table:table-cell office:value-type="float" office:value="28.259475" calcext:value-type="float">
            <text:p>28.259475</text:p>
          </table:table-cell>
          <table:table-cell office:value-type="float" office:value="170.509" calcext:value-type="float">
            <text:p>170.509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053" calcext:value-type="float">
            <text:p>0.2053</text:p>
          </table:table-cell>
          <table:table-cell office:value-type="float" office:value="23.915521" calcext:value-type="float">
            <text:p>23.915521</text:p>
          </table:table-cell>
          <table:table-cell office:value-type="float" office:value="144.299" calcext:value-type="float">
            <text:p>144.299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14683" calcext:value-type="float">
            <text:p>0.14683</text:p>
          </table:table-cell>
          <table:table-cell office:value-type="float" office:value="33.44045" calcext:value-type="float">
            <text:p>33.44045</text:p>
          </table:table-cell>
          <table:table-cell office:value-type="float" office:value="201.77" calcext:value-type="float">
            <text:p>201.77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18526" calcext:value-type="float">
            <text:p>0.18526</text:p>
          </table:table-cell>
          <table:table-cell office:value-type="float" office:value="26.502255" calcext:value-type="float">
            <text:p>26.502255</text:p>
          </table:table-cell>
          <table:table-cell office:value-type="float" office:value="159.907" calcext:value-type="float">
            <text:p>159.907</text:p>
          </table:table-cell>
          <table:table-cell table:formula="of:=1" office:value-type="float" office:value="1" calcext:value-type="float">
            <text:p>1</text:p>
          </table:table-cell>
          <table:table-cell table:formula="of:=[.O13]/[.T13]" office:value-type="float" office:value="1.18163743955233" calcext:value-type="float">
            <text:p>1.1816374396</text:p>
          </table:table-cell>
          <table:table-cell table:formula="of:=[.Y13]/[.T13]" office:value-type="float" office:value="1.39827394937371" calcext:value-type="float">
            <text:p>1.3982739494</text:p>
          </table:table-cell>
          <table:table-cell table:formula="of:=[.AD13]/[.T13]" office:value-type="float" office:value="1.10816130662594" calcext:value-type="float">
            <text:p>1.1081613066</text:p>
          </table:table-cell>
        </table:table-row>
        <table:table-row table:style-name="ro1">
          <table:table-cell office:value-type="string" calcext:value-type="string">
            <text:p>/data-2/gunrock_dataset/large/benchmark/wave/wave.mtx</text:p>
          </table:table-cell>
          <table:table-cell table:number-columns-repeated="2" office:value-type="float" office:value="156317" calcext:value-type="float">
            <text:p>156317</text:p>
          </table:table-cell>
          <table:table-cell office:value-type="float" office:value="2118662" calcext:value-type="float">
            <text:p>2118662</text:p>
          </table:table-cell>
          <table:table-cell office:value-type="float" office:value="13.55363" calcext:value-type="float">
            <text:p>13.55363</text:p>
          </table:table-cell>
          <table:table-cell office:value-type="float" office:value="3.32009" calcext:value-type="float">
            <text:p>3.32009</text:p>
          </table:table-cell>
          <table:table-cell office:value-type="float" office:value="0.24496" calcext:value-type="float">
            <text:p>0.24496</text:p>
          </table:table-cell>
          <table:table-cell office:value-type="float" office:value="0.69608" calcext:value-type="float">
            <text:p>0.69608</text:p>
          </table:table-cell>
          <table:table-cell office:value-type="float" office:value="0.4233" calcext:value-type="float">
            <text:p>0.4233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8428" calcext:value-type="float">
            <text:p>0.18428</text:p>
          </table:table-cell>
          <table:table-cell office:value-type="float" office:value="22.993744" calcext:value-type="float">
            <text:p>22.993744</text:p>
          </table:table-cell>
          <table:table-cell office:value-type="float" office:value="144.748" calcext:value-type="float">
            <text:p>144.748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1935" calcext:value-type="float">
            <text:p>0.21935</text:p>
          </table:table-cell>
          <table:table-cell office:value-type="float" office:value="19.317886" calcext:value-type="float">
            <text:p>19.317886</text:p>
          </table:table-cell>
          <table:table-cell office:value-type="float" office:value="121.608" calcext:value-type="float">
            <text:p>121.608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44962" calcext:value-type="float">
            <text:p>0.44962</text:p>
          </table:table-cell>
          <table:table-cell office:value-type="float" office:value="9.42425" calcext:value-type="float">
            <text:p>9.42425</text:p>
          </table:table-cell>
          <table:table-cell office:value-type="float" office:value="59.327" calcext:value-type="float">
            <text:p>59.327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19935" calcext:value-type="float">
            <text:p>0.19935</text:p>
          </table:table-cell>
          <table:table-cell office:value-type="float" office:value="21.256" calcext:value-type="float">
            <text:p>21.256</text:p>
          </table:table-cell>
          <table:table-cell office:value-type="float" office:value="133.809" calcext:value-type="float">
            <text:p>133.809</text:p>
          </table:table-cell>
          <table:table-cell table:formula="of:=1" office:value-type="float" office:value="1" calcext:value-type="float">
            <text:p>1</text:p>
          </table:table-cell>
          <table:table-cell table:formula="of:=[.O14]/[.T14]" office:value-type="float" office:value="1.19028262202189" calcext:value-type="float">
            <text:p>1.190282622</text:p>
          </table:table-cell>
          <table:table-cell table:formula="of:=[.Y14]/[.T14]" office:value-type="float" office:value="0.487850999845428" calcext:value-type="float">
            <text:p>0.4878509998</text:p>
          </table:table-cell>
          <table:table-cell table:formula="of:=[.AD14]/[.T14]" office:value-type="float" office:value="1.10032743748462" calcext:value-type="float">
            <text:p>1.1003274375</text:p>
          </table:table-cell>
        </table:table-row>
        <table:table-row table:style-name="ro1">
          <table:table-cell office:value-type="string" calcext:value-type="string">
            <text:p>/data-2/gunrock_dataset/large/benchmark/Delor295K/Delor295K.mtx</text:p>
          </table:table-cell>
          <table:table-cell office:value-type="float" office:value="295734" calcext:value-type="float">
            <text:p>295734</text:p>
          </table:table-cell>
          <table:table-cell office:value-type="float" office:value="1823928" calcext:value-type="float">
            <text:p>1823928</text:p>
          </table:table-cell>
          <table:table-cell office:value-type="float" office:value="2401323" calcext:value-type="float">
            <text:p>2401323</text:p>
          </table:table-cell>
          <table:table-cell office:value-type="float" office:value="8.11987" calcext:value-type="float">
            <text:p>8.11987</text:p>
          </table:table-cell>
          <table:table-cell office:value-type="float" office:value="2.11239" calcext:value-type="float">
            <text:p>2.11239</text:p>
          </table:table-cell>
          <table:table-cell office:value-type="float" office:value="0.26015" calcext:value-type="float">
            <text:p>0.26015</text:p>
          </table:table-cell>
          <table:table-cell office:value-type="float" office:value="-0.49745" calcext:value-type="float">
            <text:p>-0.49745</text:p>
          </table:table-cell>
          <table:table-cell office:value-type="float" office:value="0.25375" calcext:value-type="float">
            <text:p>0.25375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2283" calcext:value-type="float">
            <text:p>0.22283</text:p>
          </table:table-cell>
          <table:table-cell office:value-type="float" office:value="21.553077" calcext:value-type="float">
            <text:p>21.553077</text:p>
          </table:table-cell>
          <table:table-cell office:value-type="float" office:value="139.936" calcext:value-type="float">
            <text:p>139.936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6732" calcext:value-type="float">
            <text:p>0.26732</text:p>
          </table:table-cell>
          <table:table-cell office:value-type="float" office:value="17.966014" calcext:value-type="float">
            <text:p>17.966014</text:p>
          </table:table-cell>
          <table:table-cell office:value-type="float" office:value="116.646" calcext:value-type="float">
            <text:p>116.646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83048" calcext:value-type="float">
            <text:p>0.83048</text:p>
          </table:table-cell>
          <table:table-cell office:value-type="float" office:value="5.782953" calcext:value-type="float">
            <text:p>5.782953</text:p>
          </table:table-cell>
          <table:table-cell office:value-type="float" office:value="37.547" calcext:value-type="float">
            <text:p>37.547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3526" calcext:value-type="float">
            <text:p>0.23526</text:p>
          </table:table-cell>
          <table:table-cell office:value-type="float" office:value="20.414136" calcext:value-type="float">
            <text:p>20.414136</text:p>
          </table:table-cell>
          <table:table-cell office:value-type="float" office:value="132.541" calcext:value-type="float">
            <text:p>132.541</text:p>
          </table:table-cell>
          <table:table-cell table:formula="of:=1" office:value-type="float" office:value="1" calcext:value-type="float">
            <text:p>1</text:p>
          </table:table-cell>
          <table:table-cell table:formula="of:=[.O15]/[.T15]" office:value-type="float" office:value="1.19965825474699" calcext:value-type="float">
            <text:p>1.1996582547</text:p>
          </table:table-cell>
          <table:table-cell table:formula="of:=[.Y15]/[.T15]" office:value-type="float" office:value="0.321882917379448" calcext:value-type="float">
            <text:p>0.3218829174</text:p>
          </table:table-cell>
          <table:table-cell table:formula="of:=[.AD15]/[.T15]" office:value-type="float" office:value="1.13626405946249" calcext:value-type="float">
            <text:p>1.1362640595</text:p>
          </table:table-cell>
        </table:table-row>
        <table:table-row table:style-name="ro1">
          <table:table-cell office:value-type="string" calcext:value-type="string">
            <text:p>/data-2/gunrock_dataset/large/benchmark/oilpan/oilpan.mtx</text:p>
          </table:table-cell>
          <table:table-cell table:number-columns-repeated="2" office:value-type="float" office:value="73752" calcext:value-type="float">
            <text:p>73752</text:p>
          </table:table-cell>
          <table:table-cell office:value-type="float" office:value="3597188" calcext:value-type="float">
            <text:p>3597188</text:p>
          </table:table-cell>
          <table:table-cell office:value-type="float" office:value="48.77411" calcext:value-type="float">
            <text:p>48.77411</text:p>
          </table:table-cell>
          <table:table-cell office:value-type="float" office:value="13.49062" calcext:value-type="float">
            <text:p>13.49062</text:p>
          </table:table-cell>
          <table:table-cell office:value-type="float" office:value="0.27659" calcext:value-type="float">
            <text:p>0.27659</text:p>
          </table:table-cell>
          <table:table-cell office:value-type="float" office:value="0.04724" calcext:value-type="float">
            <text:p>0.04724</text:p>
          </table:table-cell>
          <table:table-cell office:value-type="float" office:value="0.52799" calcext:value-type="float">
            <text:p>0.52799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28.962119" calcext:value-type="float">
            <text:p>28.962119</text:p>
          </table:table-cell>
          <table:table-cell office:value-type="float" office:value="176.148" calcext:value-type="float">
            <text:p>176.148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39867" calcext:value-type="float">
            <text:p>0.39867</text:p>
          </table:table-cell>
          <table:table-cell office:value-type="float" office:value="18.045852" calcext:value-type="float">
            <text:p>18.045852</text:p>
          </table:table-cell>
          <table:table-cell office:value-type="float" office:value="109.755" calcext:value-type="float">
            <text:p>109.755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32354" calcext:value-type="float">
            <text:p>0.32354</text:p>
          </table:table-cell>
          <table:table-cell office:value-type="float" office:value="22.23649" calcext:value-type="float">
            <text:p>22.23649</text:p>
          </table:table-cell>
          <table:table-cell office:value-type="float" office:value="135.243" calcext:value-type="float">
            <text:p>135.243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5708" calcext:value-type="float">
            <text:p>0.25708</text:p>
          </table:table-cell>
          <table:table-cell office:value-type="float" office:value="27.985493" calcext:value-type="float">
            <text:p>27.985493</text:p>
          </table:table-cell>
          <table:table-cell office:value-type="float" office:value="170.208" calcext:value-type="float">
            <text:p>170.208</text:p>
          </table:table-cell>
          <table:table-cell table:formula="of:=1" office:value-type="float" office:value="1" calcext:value-type="float">
            <text:p>1</text:p>
          </table:table-cell>
          <table:table-cell table:formula="of:=[.O16]/[.T16]" office:value-type="float" office:value="1.60491834910316" calcext:value-type="float">
            <text:p>1.6049183491</text:p>
          </table:table-cell>
          <table:table-cell table:formula="of:=[.Y16]/[.T16]" office:value-type="float" office:value="1.2322216762057" calcext:value-type="float">
            <text:p>1.2322216762</text:p>
          </table:table-cell>
          <table:table-cell table:formula="of:=[.AD16]/[.T16]" office:value-type="float" office:value="1.55079920859375" calcext:value-type="float">
            <text:p>1.5507992086</text:p>
          </table:table-cell>
        </table:table-row>
        <table:table-row table:style-name="ro1">
          <table:table-cell office:value-type="string" calcext:value-type="string">
            <text:p>/data-2/gunrock_dataset/large/benchmark/cage12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float" office:value="15.60752" calcext:value-type="float">
            <text:p>15.60752</text:p>
          </table:table-cell>
          <table:table-cell office:value-type="float" office:value="4.70918" calcext:value-type="float">
            <text:p>4.70918</text:p>
          </table:table-cell>
          <table:table-cell office:value-type="float" office:value="0.30172" calcext:value-type="float">
            <text:p>0.30172</text:p>
          </table:table-cell>
          <table:table-cell office:value-type="float" office:value="0.37149" calcext:value-type="float">
            <text:p>0.37149</text:p>
          </table:table-cell>
          <table:table-cell office:value-type="float" office:value="0.48737" calcext:value-type="float">
            <text:p>0.48737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7235" calcext:value-type="float">
            <text:p>0.17235</text:p>
          </table:table-cell>
          <table:table-cell office:value-type="float" office:value="23.586309" calcext:value-type="float">
            <text:p>23.586309</text:p>
          </table:table-cell>
          <table:table-cell office:value-type="float" office:value="147.563" calcext:value-type="float">
            <text:p>147.563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1276" calcext:value-type="float">
            <text:p>0.21276</text:p>
          </table:table-cell>
          <table:table-cell office:value-type="float" office:value="19.106804" calcext:value-type="float">
            <text:p>19.106804</text:p>
          </table:table-cell>
          <table:table-cell office:value-type="float" office:value="119.538" calcext:value-type="float">
            <text:p>119.538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38542" calcext:value-type="float">
            <text:p>0.38542</text:p>
          </table:table-cell>
          <table:table-cell office:value-type="float" office:value="10.547013" calcext:value-type="float">
            <text:p>10.547013</text:p>
          </table:table-cell>
          <table:table-cell office:value-type="float" office:value="65.985" calcext:value-type="float">
            <text:p>65.985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19094" calcext:value-type="float">
            <text:p>0.19094</text:p>
          </table:table-cell>
          <table:table-cell office:value-type="float" office:value="21.289341" calcext:value-type="float">
            <text:p>21.289341</text:p>
          </table:table-cell>
          <table:table-cell office:value-type="float" office:value="133.192" calcext:value-type="float">
            <text:p>133.192</text:p>
          </table:table-cell>
          <table:table-cell table:formula="of:=1" office:value-type="float" office:value="1" calcext:value-type="float">
            <text:p>1</text:p>
          </table:table-cell>
          <table:table-cell table:formula="of:=[.O17]/[.T17]" office:value-type="float" office:value="1.23444554097064" calcext:value-type="float">
            <text:p>1.234445541</text:p>
          </table:table-cell>
          <table:table-cell table:formula="of:=[.Y17]/[.T17]" office:value-type="float" office:value="0.552002993279253" calcext:value-type="float">
            <text:p>0.5520029933</text:p>
          </table:table-cell>
          <table:table-cell table:formula="of:=[.AD17]/[.T17]" office:value-type="float" office:value="1.11422826130419" calcext:value-type="float">
            <text:p>1.1142282613</text:p>
          </table:table-cell>
        </table:table-row>
        <table:table-row table:style-name="ro1">
          <table:table-cell office:value-type="string" calcext:value-type="string">
            <text:p>/data-2/gunrock_dataset/large/benchmark/ramage02/ramage02.mtx</text:p>
          </table:table-cell>
          <table:table-cell table:number-columns-repeated="2" office:value-type="float" office:value="16830" calcext:value-type="float">
            <text:p>16830</text:p>
          </table:table-cell>
          <table:table-cell office:value-type="float" office:value="2866352" calcext:value-type="float">
            <text:p>2866352</text:p>
          </table:table-cell>
          <table:table-cell office:value-type="float" office:value="170.31206" calcext:value-type="float">
            <text:p>170.31206</text:p>
          </table:table-cell>
          <table:table-cell office:value-type="float" office:value="52.85709" calcext:value-type="float">
            <text:p>52.85709</text:p>
          </table:table-cell>
          <table:table-cell office:value-type="float" office:value="0.31035" calcext:value-type="float">
            <text:p>0.31035</text:p>
          </table:table-cell>
          <table:table-cell office:value-type="float" office:value="0.53575" calcext:value-type="float">
            <text:p>0.53575</text:p>
          </table:table-cell>
          <table:table-cell office:value-type="float" office:value="0.3544" calcext:value-type="float">
            <text:p>0.3544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9307" calcext:value-type="float">
            <text:p>0.19307</text:p>
          </table:table-cell>
          <table:table-cell office:value-type="float" office:value="29.692544" calcext:value-type="float">
            <text:p>29.692544</text:p>
          </table:table-cell>
          <table:table-cell office:value-type="float" office:value="178.853" calcext:value-type="float">
            <text:p>178.853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4025" calcext:value-type="float">
            <text:p>0.24025</text:p>
          </table:table-cell>
          <table:table-cell office:value-type="float" office:value="23.861132" calcext:value-type="float">
            <text:p>23.861132</text:p>
          </table:table-cell>
          <table:table-cell office:value-type="float" office:value="143.727" calcext:value-type="float">
            <text:p>143.727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16979" calcext:value-type="float">
            <text:p>0.16979</text:p>
          </table:table-cell>
          <table:table-cell office:value-type="float" office:value="33.763099" calcext:value-type="float">
            <text:p>33.763099</text:p>
          </table:table-cell>
          <table:table-cell office:value-type="float" office:value="203.372" calcext:value-type="float">
            <text:p>203.372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0454" calcext:value-type="float">
            <text:p>0.20454</text:p>
          </table:table-cell>
          <table:table-cell office:value-type="float" office:value="28.02719" calcext:value-type="float">
            <text:p>28.02719</text:p>
          </table:table-cell>
          <table:table-cell office:value-type="float" office:value="168.821" calcext:value-type="float">
            <text:p>168.821</text:p>
          </table:table-cell>
          <table:table-cell table:formula="of:=1" office:value-type="float" office:value="1" calcext:value-type="float">
            <text:p>1</text:p>
          </table:table-cell>
          <table:table-cell table:formula="of:=[.O18]/[.T18]" office:value-type="float" office:value="1.24438957883473" calcext:value-type="float">
            <text:p>1.2443895788</text:p>
          </table:table-cell>
          <table:table-cell table:formula="of:=[.Y18]/[.T18]" office:value-type="float" office:value="1.41498311982851" calcext:value-type="float">
            <text:p>1.4149831198</text:p>
          </table:table-cell>
          <table:table-cell table:formula="of:=[.AD18]/[.T18]" office:value-type="float" office:value="1.17459599150619" calcext:value-type="float">
            <text:p>1.1745959915</text:p>
          </table:table-cell>
        </table:table-row>
        <table:table-row table:style-name="ro1">
          <table:table-cell office:value-type="string" calcext:value-type="string">
            <text:p>/data-2/gunrock_dataset/large/benchmark/ct20stif/ct20stif.mtx</text:p>
          </table:table-cell>
          <table:table-cell table:number-columns-repeated="2" office:value-type="float" office:value="52329" calcext:value-type="float">
            <text:p>52329</text:p>
          </table:table-cell>
          <table:table-cell office:value-type="float" office:value="2698463" calcext:value-type="float">
            <text:p>2698463</text:p>
          </table:table-cell>
          <table:table-cell office:value-type="float" office:value="51.56726" calcext:value-type="float">
            <text:p>51.56726</text:p>
          </table:table-cell>
          <table:table-cell office:value-type="float" office:value="16.97858" calcext:value-type="float">
            <text:p>16.97858</text:p>
          </table:table-cell>
          <table:table-cell office:value-type="float" office:value="0.32925" calcext:value-type="float">
            <text:p>0.32925</text:p>
          </table:table-cell>
          <table:table-cell office:value-type="float" office:value="0.53036" calcext:value-type="float">
            <text:p>0.53036</text:p>
          </table:table-cell>
          <table:table-cell office:value-type="float" office:value="0.5281" calcext:value-type="float">
            <text:p>0.5281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0015" calcext:value-type="float">
            <text:p>0.20015</text:p>
          </table:table-cell>
          <table:table-cell office:value-type="float" office:value="26.963923" calcext:value-type="float">
            <text:p>26.963923</text:p>
          </table:table-cell>
          <table:table-cell office:value-type="float" office:value="163.875" calcext:value-type="float">
            <text:p>163.875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32676" calcext:value-type="float">
            <text:p>0.32676</text:p>
          </table:table-cell>
          <table:table-cell office:value-type="float" office:value="16.516563" calcext:value-type="float">
            <text:p>16.516563</text:p>
          </table:table-cell>
          <table:table-cell office:value-type="float" office:value="100.381" calcext:value-type="float">
            <text:p>100.381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23428" calcext:value-type="float">
            <text:p>0.23428</text:p>
          </table:table-cell>
          <table:table-cell office:value-type="float" office:value="23.036379" calcext:value-type="float">
            <text:p>23.036379</text:p>
          </table:table-cell>
          <table:table-cell office:value-type="float" office:value="140.005" calcext:value-type="float">
            <text:p>140.005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1233" calcext:value-type="float">
            <text:p>0.21233</text:p>
          </table:table-cell>
          <table:table-cell office:value-type="float" office:value="25.417681" calcext:value-type="float">
            <text:p>25.417681</text:p>
          </table:table-cell>
          <table:table-cell office:value-type="float" office:value="154.478" calcext:value-type="float">
            <text:p>154.478</text:p>
          </table:table-cell>
          <table:table-cell table:formula="of:=1" office:value-type="float" office:value="1" calcext:value-type="float">
            <text:p>1</text:p>
          </table:table-cell>
          <table:table-cell table:formula="of:=[.O19]/[.T19]" office:value-type="float" office:value="1.63253837980699" calcext:value-type="float">
            <text:p>1.6325383798</text:p>
          </table:table-cell>
          <table:table-cell table:formula="of:=[.Y19]/[.T19]" office:value-type="float" office:value="1.39474411231925" calcext:value-type="float">
            <text:p>1.3947441123</text:p>
          </table:table-cell>
          <table:table-cell table:formula="of:=[.AD19]/[.T19]" office:value-type="float" office:value="1.53892071855385" calcext:value-type="float">
            <text:p>1.5389207186</text:p>
          </table:table-cell>
        </table:table-row>
        <table:table-row table:style-name="ro1">
          <table:table-cell office:value-type="string" calcext:value-type="string">
            <text:p>/data-2/gunrock_dataset/large/benchmark/pct20stif/pct20stif.mtx</text:p>
          </table:table-cell>
          <table:table-cell table:number-columns-repeated="2" office:value-type="float" office:value="52329" calcext:value-type="float">
            <text:p>52329</text:p>
          </table:table-cell>
          <table:table-cell office:value-type="float" office:value="2698463" calcext:value-type="float">
            <text:p>2698463</text:p>
          </table:table-cell>
          <table:table-cell office:value-type="float" office:value="51.56726" calcext:value-type="float">
            <text:p>51.56726</text:p>
          </table:table-cell>
          <table:table-cell office:value-type="float" office:value="16.97858" calcext:value-type="float">
            <text:p>16.97858</text:p>
          </table:table-cell>
          <table:table-cell office:value-type="float" office:value="0.32925" calcext:value-type="float">
            <text:p>0.32925</text:p>
          </table:table-cell>
          <table:table-cell office:value-type="float" office:value="0.53036" calcext:value-type="float">
            <text:p>0.53036</text:p>
          </table:table-cell>
          <table:table-cell office:value-type="float" office:value="0.5281" calcext:value-type="float">
            <text:p>0.5281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9832" calcext:value-type="float">
            <text:p>0.19832</text:p>
          </table:table-cell>
          <table:table-cell office:value-type="float" office:value="27.21366" calcext:value-type="float">
            <text:p>27.21366</text:p>
          </table:table-cell>
          <table:table-cell office:value-type="float" office:value="165.393" calcext:value-type="float">
            <text:p>165.393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32541" calcext:value-type="float">
            <text:p>0.32541</text:p>
          </table:table-cell>
          <table:table-cell office:value-type="float" office:value="16.585105" calcext:value-type="float">
            <text:p>16.585105</text:p>
          </table:table-cell>
          <table:table-cell office:value-type="float" office:value="100.797" calcext:value-type="float">
            <text:p>100.797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23284" calcext:value-type="float">
            <text:p>0.23284</text:p>
          </table:table-cell>
          <table:table-cell office:value-type="float" office:value="23.178849" calcext:value-type="float">
            <text:p>23.178849</text:p>
          </table:table-cell>
          <table:table-cell office:value-type="float" office:value="140.871" calcext:value-type="float">
            <text:p>140.871</text:p>
          </table:table-cell>
          <table:table-cell office:value-type="string" calcext:value-type="string">
            <text:p><text:s/>ModernGPU 1.1 SpMV</text:p>
          </table:table-cell>
          <table:table-cell office:value-type="float" office:value="4" calcext:value-type="float">
            <text:p>4</text:p>
          </table:table-cell>
          <table:table-cell office:value-type="float" office:value="0.2128" calcext:value-type="float">
            <text:p>0.2128</text:p>
          </table:table-cell>
          <table:table-cell office:value-type="float" office:value="25.361113" calcext:value-type="float">
            <text:p>25.361113</text:p>
          </table:table-cell>
          <table:table-cell office:value-type="float" office:value="154.134" calcext:value-type="float">
            <text:p>154.134</text:p>
          </table:table-cell>
          <table:table-cell table:formula="of:=1" office:value-type="float" office:value="1" calcext:value-type="float">
            <text:p>1</text:p>
          </table:table-cell>
          <table:table-cell table:formula="of:=[.O20]/[.T20]" office:value-type="float" office:value="1.64084942483029" calcext:value-type="float">
            <text:p>1.6408494248</text:p>
          </table:table-cell>
          <table:table-cell table:formula="of:=[.Y20]/[.T20]" office:value-type="float" office:value="1.39757022943177" calcext:value-type="float">
            <text:p>1.3975702294</text:p>
          </table:table-cell>
          <table:table-cell table:formula="of:=[.AD20]/[.T20]" office:value-type="float" office:value="1.52914998126331" calcext:value-type="float">
            <text:p>1.5291499813</text:p>
          </table:table-cell>
        </table:table-row>
        <table:table-row table:style-name="ro1">
          <table:table-cell office:value-type="string" calcext:value-type="string">
            <text:p>/data-2/gunrock_dataset/large/benchmark/bcsstk32/bcsstk32.mtx</text:p>
          </table:table-cell>
          <table:table-cell table:number-columns-repeated="2" office:value-type="float" office:value="44609" calcext:value-type="float">
            <text:p>44609</text:p>
          </table:table-cell>
          <table:table-cell office:value-type="float" office:value="2014701" calcext:value-type="float">
            <text:p>2014701</text:p>
          </table:table-cell>
          <table:table-cell office:value-type="float" office:value="45.16355" calcext:value-type="float">
            <text:p>45.16355</text:p>
          </table:table-cell>
          <table:table-cell office:value-type="float" office:value="15.48504" calcext:value-type="float">
            <text:p>15.48504</text:p>
          </table:table-cell>
          <table:table-cell office:value-type="float" office:value="0.34287" calcext:value-type="float">
            <text:p>0.34287</text:p>
          </table:table-cell>
          <table:table-cell office:value-type="float" office:value="1.08836" calcext:value-type="float">
            <text:p>1.08836</text:p>
          </table:table-cell>
          <table:table-cell office:value-type="float" office:value="0.55546" calcext:value-type="float">
            <text:p>0.55546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5684" calcext:value-type="float">
            <text:p>0.15684</text:p>
          </table:table-cell>
          <table:table-cell office:value-type="float" office:value="25.69195" calcext:value-type="float">
            <text:p>25.69195</text:p>
          </table:table-cell>
          <table:table-cell office:value-type="float" office:value="156.427" calcext:value-type="float">
            <text:p>156.427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4076" calcext:value-type="float">
            <text:p>0.24076</text:p>
          </table:table-cell>
          <table:table-cell office:value-type="float" office:value="16.736511" calcext:value-type="float">
            <text:p>16.736511</text:p>
          </table:table-cell>
          <table:table-cell office:value-type="float" office:value="101.901" calcext:value-type="float">
            <text:p>101.901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1939" calcext:value-type="float">
            <text:p>0.1939</text:p>
          </table:table-cell>
          <table:table-cell office:value-type="float" office:value="20.780397" calcext:value-type="float">
            <text:p>20.780397</text:p>
          </table:table-cell>
          <table:table-cell office:value-type="float" office:value="126.523" calcext:value-type="float">
            <text:p>126.523</text:p>
          </table:table-cell>
          <table:table-cell office:value-type="string" calcext:value-type="string">
            <text:p><text:s/>ModernGPU 1.1 SpMV</text:p>
          </table:table-cell>
          <table:table-cell office:value-type="float" office:value="4" calcext:value-type="float">
            <text:p>4</text:p>
          </table:table-cell>
          <table:table-cell office:value-type="float" office:value="0.17207" calcext:value-type="float">
            <text:p>0.17207</text:p>
          </table:table-cell>
          <table:table-cell office:value-type="float" office:value="23.417171" calcext:value-type="float">
            <text:p>23.417171</text:p>
          </table:table-cell>
          <table:table-cell office:value-type="float" office:value="142.577" calcext:value-type="float">
            <text:p>142.577</text:p>
          </table:table-cell>
          <table:table-cell table:formula="of:=1" office:value-type="float" office:value="1" calcext:value-type="float">
            <text:p>1</text:p>
          </table:table-cell>
          <table:table-cell table:formula="of:=[.O21]/[.T21]" office:value-type="float" office:value="1.53508398494764" calcext:value-type="float">
            <text:p>1.5350839849</text:p>
          </table:table-cell>
          <table:table-cell table:formula="of:=[.Y21]/[.T21]" office:value-type="float" office:value="1.24162061017377" calcext:value-type="float">
            <text:p>1.2416206102</text:p>
          </table:table-cell>
          <table:table-cell table:formula="of:=[.AD21]/[.T21]" office:value-type="float" office:value="1.39916682754249" calcext:value-type="float">
            <text:p>1.3991668275</text:p>
          </table:table-cell>
        </table:table-row>
        <table:table-row table:style-name="ro1">
          <table:table-cell office:value-type="string" calcext:value-type="string">
            <text:p>/data-2/gunrock_dataset/large/benchmark/vanbody/vanbody.mtx</text:p>
          </table:table-cell>
          <table:table-cell table:number-columns-repeated="2" office:value-type="float" office:value="47072" calcext:value-type="float">
            <text:p>47072</text:p>
          </table:table-cell>
          <table:table-cell office:value-type="float" office:value="2336898" calcext:value-type="float">
            <text:p>2336898</text:p>
          </table:table-cell>
          <table:table-cell office:value-type="float" office:value="49.64518" calcext:value-type="float">
            <text:p>49.64518</text:p>
          </table:table-cell>
          <table:table-cell office:value-type="float" office:value="17.6446" calcext:value-type="float">
            <text:p>17.6446</text:p>
          </table:table-cell>
          <table:table-cell office:value-type="float" office:value="0.35541" calcext:value-type="float">
            <text:p>0.35541</text:p>
          </table:table-cell>
          <table:table-cell office:value-type="float" office:value="1.44433" calcext:value-type="float">
            <text:p>1.44433</text:p>
          </table:table-cell>
          <table:table-cell office:value-type="float" office:value="0.51986" calcext:value-type="float">
            <text:p>0.51986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7508" calcext:value-type="float">
            <text:p>0.17508</text:p>
          </table:table-cell>
          <table:table-cell office:value-type="float" office:value="26.695934" calcext:value-type="float">
            <text:p>26.695934</text:p>
          </table:table-cell>
          <table:table-cell office:value-type="float" office:value="162.327" calcext:value-type="float">
            <text:p>162.327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713" calcext:value-type="float">
            <text:p>0.2713</text:p>
          </table:table-cell>
          <table:table-cell office:value-type="float" office:value="17.227461" calcext:value-type="float">
            <text:p>17.227461</text:p>
          </table:table-cell>
          <table:table-cell office:value-type="float" office:value="104.753" calcext:value-type="float">
            <text:p>104.753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20728" calcext:value-type="float">
            <text:p>0.20728</text:p>
          </table:table-cell>
          <table:table-cell office:value-type="float" office:value="22.547875" calcext:value-type="float">
            <text:p>22.547875</text:p>
          </table:table-cell>
          <table:table-cell office:value-type="float" office:value="137.104" calcext:value-type="float">
            <text:p>137.104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19119" calcext:value-type="float">
            <text:p>0.19119</text:p>
          </table:table-cell>
          <table:table-cell office:value-type="float" office:value="24.445768" calcext:value-type="float">
            <text:p>24.445768</text:p>
          </table:table-cell>
          <table:table-cell office:value-type="float" office:value="148.644" calcext:value-type="float">
            <text:p>148.644</text:p>
          </table:table-cell>
          <table:table-cell table:formula="of:=1" office:value-type="float" office:value="1" calcext:value-type="float">
            <text:p>1</text:p>
          </table:table-cell>
          <table:table-cell table:formula="of:=[.O22]/[.T22]" office:value-type="float" office:value="1.5496151173989" calcext:value-type="float">
            <text:p>1.5496151174</text:p>
          </table:table-cell>
          <table:table-cell table:formula="of:=[.Y22]/[.T22]" office:value-type="float" office:value="1.3088333214047" calcext:value-type="float">
            <text:p>1.3088333214</text:p>
          </table:table-cell>
          <table:table-cell table:formula="of:=[.AD22]/[.T22]" office:value-type="float" office:value="1.41900004881741" calcext:value-type="float">
            <text:p>1.4190000488</text:p>
          </table:table-cell>
        </table:table-row>
        <table:table-row table:style-name="ro1">
          <table:table-cell office:value-type="string" calcext:value-type="string">
            <text:p>/data-2/gunrock_dataset/large/benchmark/darcy003/darcy003.mtx</text:p>
          </table:table-cell>
          <table:table-cell table:number-columns-repeated="2" office:value-type="float" office:value="389874" calcext:value-type="float">
            <text:p>389874</text:p>
          </table:table-cell>
          <table:table-cell office:value-type="float" office:value="2101242" calcext:value-type="float">
            <text:p>2101242</text:p>
          </table:table-cell>
          <table:table-cell office:value-type="float" office:value="5.38954" calcext:value-type="float">
            <text:p>5.38954</text:p>
          </table:table-cell>
          <table:table-cell office:value-type="float" office:value="1.96451" calcext:value-type="float">
            <text:p>1.96451</text:p>
          </table:table-cell>
          <table:table-cell office:value-type="float" office:value="0.3645" calcext:value-type="float">
            <text:p>0.3645</text:p>
          </table:table-cell>
          <table:table-cell office:value-type="float" office:value="-0.40171" calcext:value-type="float">
            <text:p>-0.40171</text:p>
          </table:table-cell>
          <table:table-cell office:value-type="float" office:value="0.16842" calcext:value-type="float">
            <text:p>0.16842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3645" calcext:value-type="float">
            <text:p>0.23645</text:p>
          </table:table-cell>
          <table:table-cell office:value-type="float" office:value="17.773156" calcext:value-type="float">
            <text:p>17.773156</text:p>
          </table:table-cell>
          <table:table-cell office:value-type="float" office:value="119.83" calcext:value-type="float">
            <text:p>119.83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7674" calcext:value-type="float">
            <text:p>0.27674</text:p>
          </table:table-cell>
          <table:table-cell office:value-type="float" office:value="15.185544" calcext:value-type="float">
            <text:p>15.185544</text:p>
          </table:table-cell>
          <table:table-cell office:value-type="float" office:value="102.384" calcext:value-type="float">
            <text:p>102.384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1.08721" calcext:value-type="float">
            <text:p>1.08721</text:p>
          </table:table-cell>
          <table:table-cell office:value-type="float" office:value="3.865374" calcext:value-type="float">
            <text:p>3.865374</text:p>
          </table:table-cell>
          <table:table-cell office:value-type="float" office:value="26.061" calcext:value-type="float">
            <text:p>26.061</text:p>
          </table:table-cell>
          <table:table-cell office:value-type="string" calcext:value-type="string">
            <text:p><text:s/>ModernGPU 1.1 SpMV</text:p>
          </table:table-cell>
          <table:table-cell office:value-type="float" office:value="4" calcext:value-type="float">
            <text:p>4</text:p>
          </table:table-cell>
          <table:table-cell office:value-type="float" office:value="0.24236" calcext:value-type="float">
            <text:p>0.24236</text:p>
          </table:table-cell>
          <table:table-cell office:value-type="float" office:value="17.339728" calcext:value-type="float">
            <text:p>17.339728</text:p>
          </table:table-cell>
          <table:table-cell office:value-type="float" office:value="116.908" calcext:value-type="float">
            <text:p>116.908</text:p>
          </table:table-cell>
          <table:table-cell table:formula="of:=1" office:value-type="float" office:value="1" calcext:value-type="float">
            <text:p>1</text:p>
          </table:table-cell>
          <table:table-cell table:formula="of:=[.O23]/[.T23]" office:value-type="float" office:value="1.17039969065316" calcext:value-type="float">
            <text:p>1.1703996907</text:p>
          </table:table-cell>
          <table:table-cell table:formula="of:=[.Y23]/[.T23]" office:value-type="float" office:value="0.254543004847242" calcext:value-type="float">
            <text:p>0.2545430048</text:p>
          </table:table-cell>
          <table:table-cell table:formula="of:=[.AD23]/[.T23]" office:value-type="float" office:value="1.14185754557097" calcext:value-type="float">
            <text:p>1.1418575456</text:p>
          </table:table-cell>
        </table:table-row>
        <table:table-row table:style-name="ro1">
          <table:table-cell office:value-type="string" calcext:value-type="string">
            <text:p>/data-2/gunrock_dataset/large/benchmark/mario002/mario002.mtx</text:p>
          </table:table-cell>
          <table:table-cell table:number-columns-repeated="2" office:value-type="float" office:value="389874" calcext:value-type="float">
            <text:p>389874</text:p>
          </table:table-cell>
          <table:table-cell office:value-type="float" office:value="2101242" calcext:value-type="float">
            <text:p>2101242</text:p>
          </table:table-cell>
          <table:table-cell office:value-type="float" office:value="5.38954" calcext:value-type="float">
            <text:p>5.38954</text:p>
          </table:table-cell>
          <table:table-cell office:value-type="float" office:value="1.96451" calcext:value-type="float">
            <text:p>1.96451</text:p>
          </table:table-cell>
          <table:table-cell office:value-type="float" office:value="0.3645" calcext:value-type="float">
            <text:p>0.3645</text:p>
          </table:table-cell>
          <table:table-cell office:value-type="float" office:value="-0.40171" calcext:value-type="float">
            <text:p>-0.40171</text:p>
          </table:table-cell>
          <table:table-cell office:value-type="float" office:value="0.16842" calcext:value-type="float">
            <text:p>0.16842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3524" calcext:value-type="float">
            <text:p>0.23524</text:p>
          </table:table-cell>
          <table:table-cell office:value-type="float" office:value="17.864544" calcext:value-type="float">
            <text:p>17.864544</text:p>
          </table:table-cell>
          <table:table-cell office:value-type="float" office:value="120.446" calcext:value-type="float">
            <text:p>120.446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7604" calcext:value-type="float">
            <text:p>0.27604</text:p>
          </table:table-cell>
          <table:table-cell office:value-type="float" office:value="15.224097" calcext:value-type="float">
            <text:p>15.224097</text:p>
          </table:table-cell>
          <table:table-cell office:value-type="float" office:value="102.644" calcext:value-type="float">
            <text:p>102.644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1.08719" calcext:value-type="float">
            <text:p>1.08719</text:p>
          </table:table-cell>
          <table:table-cell office:value-type="float" office:value="3.865454" calcext:value-type="float">
            <text:p>3.865454</text:p>
          </table:table-cell>
          <table:table-cell office:value-type="float" office:value="26.062" calcext:value-type="float">
            <text:p>26.062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4015" calcext:value-type="float">
            <text:p>0.24015</text:p>
          </table:table-cell>
          <table:table-cell office:value-type="float" office:value="17.499383" calcext:value-type="float">
            <text:p>17.499383</text:p>
          </table:table-cell>
          <table:table-cell office:value-type="float" office:value="117.984" calcext:value-type="float">
            <text:p>117.984</text:p>
          </table:table-cell>
          <table:table-cell table:formula="of:=1" office:value-type="float" office:value="1" calcext:value-type="float">
            <text:p>1</text:p>
          </table:table-cell>
          <table:table-cell table:formula="of:=[.O24]/[.T24]" office:value-type="float" office:value="1.17343866109103" calcext:value-type="float">
            <text:p>1.1734386611</text:p>
          </table:table-cell>
          <table:table-cell table:formula="of:=[.Y24]/[.T24]" office:value-type="float" office:value="0.253903663383122" calcext:value-type="float">
            <text:p>0.2539036634</text:p>
          </table:table-cell>
          <table:table-cell table:formula="of:=[.AD24]/[.T24]" office:value-type="float" office:value="1.14945293635478" calcext:value-type="float">
            <text:p>1.1494529364</text:p>
          </table:table-cell>
        </table:table-row>
        <table:table-row table:style-name="ro1">
          <table:table-cell office:value-type="string" calcext:value-type="string">
            <text:p>/data-2/gunrock_dataset/large/benchmark/water_tank/water_tank.mtx</text:p>
          </table:table-cell>
          <table:table-cell table:number-columns-repeated="2" office:value-type="float" office:value="60740" calcext:value-type="float">
            <text:p>60740</text:p>
          </table:table-cell>
          <table:table-cell office:value-type="float" office:value="2035281" calcext:value-type="float">
            <text:p>2035281</text:p>
          </table:table-cell>
          <table:table-cell office:value-type="float" office:value="33.50808" calcext:value-type="float">
            <text:p>33.50808</text:p>
          </table:table-cell>
          <table:table-cell office:value-type="float" office:value="12.59955" calcext:value-type="float">
            <text:p>12.59955</text:p>
          </table:table-cell>
          <table:table-cell office:value-type="float" office:value="0.37602" calcext:value-type="float">
            <text:p>0.37602</text:p>
          </table:table-cell>
          <table:table-cell office:value-type="float" office:value="1.0326" calcext:value-type="float">
            <text:p>1.0326</text:p>
          </table:table-cell>
          <table:table-cell office:value-type="float" office:value="0.73376" calcext:value-type="float">
            <text:p>0.73376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6137" calcext:value-type="float">
            <text:p>0.16137</text:p>
          </table:table-cell>
          <table:table-cell office:value-type="float" office:value="25.225586" calcext:value-type="float">
            <text:p>25.225586</text:p>
          </table:table-cell>
          <table:table-cell office:value-type="float" office:value="154.365" calcext:value-type="float">
            <text:p>154.365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1994" calcext:value-type="float">
            <text:p>0.21994</text:p>
          </table:table-cell>
          <table:table-cell office:value-type="float" office:value="18.50794" calcext:value-type="float">
            <text:p>18.50794</text:p>
          </table:table-cell>
          <table:table-cell office:value-type="float" office:value="113.257" calcext:value-type="float">
            <text:p>113.257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22224" calcext:value-type="float">
            <text:p>0.22224</text:p>
          </table:table-cell>
          <table:table-cell office:value-type="float" office:value="18.316328" calcext:value-type="float">
            <text:p>18.316328</text:p>
          </table:table-cell>
          <table:table-cell office:value-type="float" office:value="112.084" calcext:value-type="float">
            <text:p>112.084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17713" calcext:value-type="float">
            <text:p>0.17713</text:p>
          </table:table-cell>
          <table:table-cell office:value-type="float" office:value="22.980699" calcext:value-type="float">
            <text:p>22.980699</text:p>
          </table:table-cell>
          <table:table-cell office:value-type="float" office:value="140.627" calcext:value-type="float">
            <text:p>140.627</text:p>
          </table:table-cell>
          <table:table-cell table:formula="of:=1" office:value-type="float" office:value="1" calcext:value-type="float">
            <text:p>1</text:p>
          </table:table-cell>
          <table:table-cell table:formula="of:=[.O25]/[.T25]" office:value-type="float" office:value="1.36296022139687" calcext:value-type="float">
            <text:p>1.3629602214</text:p>
          </table:table-cell>
          <table:table-cell table:formula="of:=[.Y25]/[.T25]" office:value-type="float" office:value="0.989647037973972" calcext:value-type="float">
            <text:p>0.989647038</text:p>
          </table:table-cell>
          <table:table-cell table:formula="of:=[.AD25]/[.T25]" office:value-type="float" office:value="1.24166703587757" calcext:value-type="float">
            <text:p>1.2416670359</text:p>
          </table:table-cell>
        </table:table-row>
        <table:table-row table:style-name="ro1">
          <table:table-cell office:value-type="string" calcext:value-type="string">
            <text:p>/data-2/gunrock_dataset/large/benchmark/Trec14/Trec14.mtx</text:p>
          </table:table-cell>
          <table:table-cell office:value-type="float" office:value="3159" calcext:value-type="float">
            <text:p>3159</text:p>
          </table:table-cell>
          <table:table-cell office:value-type="float" office:value="15905" calcext:value-type="float">
            <text:p>15905</text:p>
          </table:table-cell>
          <table:table-cell office:value-type="float" office:value="2872265" calcext:value-type="float">
            <text:p>2872265</text:p>
          </table:table-cell>
          <table:table-cell office:value-type="float" office:value="909.23235" calcext:value-type="float">
            <text:p>909.23235</text:p>
          </table:table-cell>
          <table:table-cell office:value-type="float" office:value="352.37655" calcext:value-type="float">
            <text:p>352.37655</text:p>
          </table:table-cell>
          <table:table-cell office:value-type="float" office:value="0.38755" calcext:value-type="float">
            <text:p>0.38755</text:p>
          </table:table-cell>
          <table:table-cell office:value-type="float" office:value="-0.27645" calcext:value-type="float">
            <text:p>-0.27645</text:p>
          </table:table-cell>
          <table:table-cell office:value-type="float" office:value="0.51006" calcext:value-type="float">
            <text:p>0.51006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1238" calcext:value-type="float">
            <text:p>0.21238</text:p>
          </table:table-cell>
          <table:table-cell office:value-type="float" office:value="27.048255" calcext:value-type="float">
            <text:p>27.048255</text:p>
          </table:table-cell>
          <table:table-cell office:value-type="float" office:value="162.409" calcext:value-type="float">
            <text:p>162.409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18896" calcext:value-type="float">
            <text:p>0.18896</text:p>
          </table:table-cell>
          <table:table-cell office:value-type="float" office:value="30.401288" calcext:value-type="float">
            <text:p>30.401288</text:p>
          </table:table-cell>
          <table:table-cell office:value-type="float" office:value="182.541" calcext:value-type="float">
            <text:p>182.541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1801" calcext:value-type="float">
            <text:p>0.1801</text:p>
          </table:table-cell>
          <table:table-cell office:value-type="float" office:value="31.896476" calcext:value-type="float">
            <text:p>31.896476</text:p>
          </table:table-cell>
          <table:table-cell office:value-type="float" office:value="191.519" calcext:value-type="float">
            <text:p>191.519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1836" calcext:value-type="float">
            <text:p>0.21836</text:p>
          </table:table-cell>
          <table:table-cell office:value-type="float" office:value="26.308189" calcext:value-type="float">
            <text:p>26.308189</text:p>
          </table:table-cell>
          <table:table-cell office:value-type="float" office:value="157.965" calcext:value-type="float">
            <text:p>157.965</text:p>
          </table:table-cell>
          <table:table-cell table:formula="of:=1" office:value-type="float" office:value="1" calcext:value-type="float">
            <text:p>1</text:p>
          </table:table-cell>
          <table:table-cell table:formula="of:=[.O26]/[.T26]" office:value-type="float" office:value="0.889707534759712" calcext:value-type="float">
            <text:p>0.8897075348</text:p>
          </table:table-cell>
          <table:table-cell table:formula="of:=[.Y26]/[.T26]" office:value-type="float" office:value="1.04918173203714" calcext:value-type="float">
            <text:p>1.049181732</text:p>
          </table:table-cell>
          <table:table-cell table:formula="of:=[.AD26]/[.T26]" office:value-type="float" office:value="0.865364289828773" calcext:value-type="float">
            <text:p>0.8653642898</text:p>
          </table:table-cell>
        </table:table-row>
        <table:table-row table:style-name="ro1">
          <table:table-cell office:value-type="string" calcext:value-type="string">
            <text:p>/data-2/gunrock_dataset/large/benchmark/pkustk05/pkustk05.mtx</text:p>
          </table:table-cell>
          <table:table-cell table:number-columns-repeated="2" office:value-type="float" office:value="37164" calcext:value-type="float">
            <text:p>37164</text:p>
          </table:table-cell>
          <table:table-cell office:value-type="float" office:value="2205144" calcext:value-type="float">
            <text:p>2205144</text:p>
          </table:table-cell>
          <table:table-cell office:value-type="float" office:value="59.33549" calcext:value-type="float">
            <text:p>59.33549</text:p>
          </table:table-cell>
          <table:table-cell office:value-type="float" office:value="24.62348" calcext:value-type="float">
            <text:p>24.62348</text:p>
          </table:table-cell>
          <table:table-cell office:value-type="float" office:value="0.41499" calcext:value-type="float">
            <text:p>0.41499</text:p>
          </table:table-cell>
          <table:table-cell office:value-type="float" office:value="0.30611" calcext:value-type="float">
            <text:p>0.30611</text:p>
          </table:table-cell>
          <table:table-cell office:value-type="float" office:value="0.36247" calcext:value-type="float">
            <text:p>0.36247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6652" calcext:value-type="float">
            <text:p>0.16652</text:p>
          </table:table-cell>
          <table:table-cell office:value-type="float" office:value="26.485798" calcext:value-type="float">
            <text:p>26.485798</text:p>
          </table:table-cell>
          <table:table-cell office:value-type="float" office:value="160.7" calcext:value-type="float">
            <text:p>160.7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7122" calcext:value-type="float">
            <text:p>0.27122</text:p>
          </table:table-cell>
          <table:table-cell office:value-type="float" office:value="16.261164" calcext:value-type="float">
            <text:p>16.261164</text:p>
          </table:table-cell>
          <table:table-cell office:value-type="float" office:value="98.663" calcext:value-type="float">
            <text:p>98.663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1796" calcext:value-type="float">
            <text:p>0.1796</text:p>
          </table:table-cell>
          <table:table-cell office:value-type="float" office:value="24.555733" calcext:value-type="float">
            <text:p>24.555733</text:p>
          </table:table-cell>
          <table:table-cell office:value-type="float" office:value="148.99" calcext:value-type="float">
            <text:p>148.99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17961" calcext:value-type="float">
            <text:p>0.17961</text:p>
          </table:table-cell>
          <table:table-cell office:value-type="float" office:value="24.554857" calcext:value-type="float">
            <text:p>24.554857</text:p>
          </table:table-cell>
          <table:table-cell office:value-type="float" office:value="148.984" calcext:value-type="float">
            <text:p>148.984</text:p>
          </table:table-cell>
          <table:table-cell table:formula="of:=1" office:value-type="float" office:value="1" calcext:value-type="float">
            <text:p>1</text:p>
          </table:table-cell>
          <table:table-cell table:formula="of:=[.O27]/[.T27]" office:value-type="float" office:value="1.62877626718481" calcext:value-type="float">
            <text:p>1.6287762672</text:p>
          </table:table-cell>
          <table:table-cell table:formula="of:=[.Y27]/[.T27]" office:value-type="float" office:value="1.51008457943109" calcext:value-type="float">
            <text:p>1.5100845794</text:p>
          </table:table-cell>
          <table:table-cell table:formula="of:=[.AD27]/[.T27]" office:value-type="float" office:value="1.51003070874877" calcext:value-type="float">
            <text:p>1.5100307087</text:p>
          </table:table-cell>
        </table:table-row>
        <table:table-row table:style-name="ro1">
          <table:table-cell office:value-type="string" calcext:value-type="string">
            <text:p>/data-2/gunrock_dataset/large/benchmark/pkustk06/pkustk06.mtx</text:p>
          </table:table-cell>
          <table:table-cell table:number-columns-repeated="2" office:value-type="float" office:value="43164" calcext:value-type="float">
            <text:p>43164</text:p>
          </table:table-cell>
          <table:table-cell office:value-type="float" office:value="2571768" calcext:value-type="float">
            <text:p>2571768</text:p>
          </table:table-cell>
          <table:table-cell office:value-type="float" office:value="59.58132" calcext:value-type="float">
            <text:p>59.58132</text:p>
          </table:table-cell>
          <table:table-cell office:value-type="float" office:value="24.86886" calcext:value-type="float">
            <text:p>24.86886</text:p>
          </table:table-cell>
          <table:table-cell office:value-type="float" office:value="0.41739" calcext:value-type="float">
            <text:p>0.41739</text:p>
          </table:table-cell>
          <table:table-cell office:value-type="float" office:value="0.30473" calcext:value-type="float">
            <text:p>0.30473</text:p>
          </table:table-cell>
          <table:table-cell office:value-type="float" office:value="0.36164" calcext:value-type="float">
            <text:p>0.36164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8492" calcext:value-type="float">
            <text:p>0.18492</text:p>
          </table:table-cell>
          <table:table-cell office:value-type="float" office:value="27.815647" calcext:value-type="float">
            <text:p>27.815647</text:p>
          </table:table-cell>
          <table:table-cell office:value-type="float" office:value="168.761" calcext:value-type="float">
            <text:p>168.761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3121" calcext:value-type="float">
            <text:p>0.3121</text:p>
          </table:table-cell>
          <table:table-cell office:value-type="float" office:value="16.480285" calcext:value-type="float">
            <text:p>16.480285</text:p>
          </table:table-cell>
          <table:table-cell office:value-type="float" office:value="99.988" calcext:value-type="float">
            <text:p>99.988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20678" calcext:value-type="float">
            <text:p>0.20678</text:p>
          </table:table-cell>
          <table:table-cell office:value-type="float" office:value="24.874725" calcext:value-type="float">
            <text:p>24.874725</text:p>
          </table:table-cell>
          <table:table-cell office:value-type="float" office:value="150.918" calcext:value-type="float">
            <text:p>150.918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19976" calcext:value-type="float">
            <text:p>0.19976</text:p>
          </table:table-cell>
          <table:table-cell office:value-type="float" office:value="25.74858" calcext:value-type="float">
            <text:p>25.74858</text:p>
          </table:table-cell>
          <table:table-cell office:value-type="float" office:value="156.22" calcext:value-type="float">
            <text:p>156.22</text:p>
          </table:table-cell>
          <table:table-cell table:formula="of:=1" office:value-type="float" office:value="1" calcext:value-type="float">
            <text:p>1</text:p>
          </table:table-cell>
          <table:table-cell table:formula="of:=[.O28]/[.T28]" office:value-type="float" office:value="1.68781346924522" calcext:value-type="float">
            <text:p>1.6878134692</text:p>
          </table:table-cell>
          <table:table-cell table:formula="of:=[.Y28]/[.T28]" office:value-type="float" office:value="1.5093625504656" calcext:value-type="float">
            <text:p>1.5093625505</text:p>
          </table:table-cell>
          <table:table-cell table:formula="of:=[.AD28]/[.T28]" office:value-type="float" office:value="1.56238681551927" calcext:value-type="float">
            <text:p>1.5623868155</text:p>
          </table:table-cell>
        </table:table-row>
        <table:table-row table:style-name="ro1">
          <table:table-cell office:value-type="string" calcext:value-type="string">
            <text:p>/data-2/gunrock_dataset/large/benchmark/pkustk07/pkustk07.mtx</text:p>
          </table:table-cell>
          <table:table-cell table:number-columns-repeated="2" office:value-type="float" office:value="16860" calcext:value-type="float">
            <text:p>16860</text:p>
          </table:table-cell>
          <table:table-cell office:value-type="float" office:value="2418804" calcext:value-type="float">
            <text:p>2418804</text:p>
          </table:table-cell>
          <table:table-cell office:value-type="float" office:value="143.46406" calcext:value-type="float">
            <text:p>143.46406</text:p>
          </table:table-cell>
          <table:table-cell office:value-type="float" office:value="61.13318" calcext:value-type="float">
            <text:p>61.13318</text:p>
          </table:table-cell>
          <table:table-cell office:value-type="float" office:value="0.42612" calcext:value-type="float">
            <text:p>0.42612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3667" calcext:value-type="float">
            <text:p>0.3667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7038" calcext:value-type="float">
            <text:p>0.17038</text:p>
          </table:table-cell>
          <table:table-cell office:value-type="float" office:value="28.392917" calcext:value-type="float">
            <text:p>28.392917</text:p>
          </table:table-cell>
          <table:table-cell office:value-type="float" office:value="171.149" calcext:value-type="float">
            <text:p>171.149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0258" calcext:value-type="float">
            <text:p>0.20258</text:p>
          </table:table-cell>
          <table:table-cell office:value-type="float" office:value="23.880084" calcext:value-type="float">
            <text:p>23.880084</text:p>
          </table:table-cell>
          <table:table-cell office:value-type="float" office:value="143.946" calcext:value-type="float">
            <text:p>143.946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14774" calcext:value-type="float">
            <text:p>0.14774</text:p>
          </table:table-cell>
          <table:table-cell office:value-type="float" office:value="32.743884" calcext:value-type="float">
            <text:p>32.743884</text:p>
          </table:table-cell>
          <table:table-cell office:value-type="float" office:value="197.376" calcext:value-type="float">
            <text:p>197.376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17852" calcext:value-type="float">
            <text:p>0.17852</text:p>
          </table:table-cell>
          <table:table-cell office:value-type="float" office:value="27.097679" calcext:value-type="float">
            <text:p>27.097679</text:p>
          </table:table-cell>
          <table:table-cell office:value-type="float" office:value="163.342" calcext:value-type="float">
            <text:p>163.342</text:p>
          </table:table-cell>
          <table:table-cell table:formula="of:=1" office:value-type="float" office:value="1" calcext:value-type="float">
            <text:p>1</text:p>
          </table:table-cell>
          <table:table-cell table:formula="of:=[.O29]/[.T29]" office:value-type="float" office:value="1.18897894161511" calcext:value-type="float">
            <text:p>1.1889789416</text:p>
          </table:table-cell>
          <table:table-cell table:formula="of:=[.Y29]/[.T29]" office:value-type="float" office:value="1.37117959886573" calcext:value-type="float">
            <text:p>1.3711795989</text:p>
          </table:table-cell>
          <table:table-cell table:formula="of:=[.AD29]/[.T29]" office:value-type="float" office:value="1.13473968517029" calcext:value-type="float">
            <text:p>1.1347396852</text:p>
          </table:table-cell>
        </table:table-row>
        <table:table-row table:style-name="ro1">
          <table:table-cell office:value-type="string" calcext:value-type="string">
            <text:p>/data-2/gunrock_dataset/large/benchmark/vsp_msc10848_300sep_100in_1Kout/vsp_msc10848_300sep_100in_1Kout.mtx</text:p>
          </table:table-cell>
          <table:table-cell table:number-columns-repeated="2" office:value-type="float" office:value="21996" calcext:value-type="float">
            <text:p>21996</text:p>
          </table:table-cell>
          <table:table-cell office:value-type="float" office:value="2442056" calcext:value-type="float">
            <text:p>2442056</text:p>
          </table:table-cell>
          <table:table-cell office:value-type="float" office:value="111.02273" calcext:value-type="float">
            <text:p>111.02273</text:p>
          </table:table-cell>
          <table:table-cell office:value-type="float" office:value="49.29745" calcext:value-type="float">
            <text:p>49.29745</text:p>
          </table:table-cell>
          <table:table-cell office:value-type="float" office:value="0.44403" calcext:value-type="float">
            <text:p>0.44403</text:p>
          </table:table-cell>
          <table:table-cell office:value-type="float" office:value="2.46835" calcext:value-type="float">
            <text:p>2.46835</text:p>
          </table:table-cell>
          <table:table-cell office:value-type="float" office:value="0.67136" calcext:value-type="float">
            <text:p>0.67136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7138" calcext:value-type="float">
            <text:p>0.27138</text:p>
          </table:table-cell>
          <table:table-cell office:value-type="float" office:value="17.997159" calcext:value-type="float">
            <text:p>17.997159</text:p>
          </table:table-cell>
          <table:table-cell office:value-type="float" office:value="108.631" calcext:value-type="float">
            <text:p>108.631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7578" calcext:value-type="float">
            <text:p>0.27578</text:p>
          </table:table-cell>
          <table:table-cell office:value-type="float" office:value="17.710227" calcext:value-type="float">
            <text:p>17.710227</text:p>
          </table:table-cell>
          <table:table-cell office:value-type="float" office:value="106.899" calcext:value-type="float">
            <text:p>106.899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26033" calcext:value-type="float">
            <text:p>0.26033</text:p>
          </table:table-cell>
          <table:table-cell office:value-type="float" office:value="18.761492" calcext:value-type="float">
            <text:p>18.761492</text:p>
          </table:table-cell>
          <table:table-cell office:value-type="float" office:value="113.245" calcext:value-type="float">
            <text:p>113.245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7324" calcext:value-type="float">
            <text:p>0.27324</text:p>
          </table:table-cell>
          <table:table-cell office:value-type="float" office:value="17.87512" calcext:value-type="float">
            <text:p>17.87512</text:p>
          </table:table-cell>
          <table:table-cell office:value-type="float" office:value="107.895" calcext:value-type="float">
            <text:p>107.895</text:p>
          </table:table-cell>
          <table:table-cell table:formula="of:=1" office:value-type="float" office:value="1" calcext:value-type="float">
            <text:p>1</text:p>
          </table:table-cell>
          <table:table-cell table:formula="of:=[.O30]/[.T30]" office:value-type="float" office:value="1.01620148629377" calcext:value-type="float">
            <text:p>1.0162014863</text:p>
          </table:table-cell>
          <table:table-cell table:formula="of:=[.Y30]/[.T30]" office:value-type="float" office:value="1.05935920527727" calcext:value-type="float">
            <text:p>1.0593592053</text:p>
          </table:table-cell>
          <table:table-cell table:formula="of:=[.AD30]/[.T30]" office:value-type="float" office:value="1.00931060906221" calcext:value-type="float">
            <text:p>1.0093106091</text:p>
          </table:table-cell>
        </table:table-row>
        <table:table-row table:style-name="ro1">
          <table:table-cell office:value-type="string" calcext:value-type="string">
            <text:p>/data-2/gunrock_dataset/large/benchmark/bcsstk30/bcsstk30.mtx</text:p>
          </table:table-cell>
          <table:table-cell table:number-columns-repeated="2" office:value-type="float" office:value="28924" calcext:value-type="float">
            <text:p>28924</text:p>
          </table:table-cell>
          <table:table-cell office:value-type="float" office:value="2043492" calcext:value-type="float">
            <text:p>2043492</text:p>
          </table:table-cell>
          <table:table-cell office:value-type="float" office:value="70.65039" calcext:value-type="float">
            <text:p>70.65039</text:p>
          </table:table-cell>
          <table:table-cell office:value-type="float" office:value="31.72315" calcext:value-type="float">
            <text:p>31.72315</text:p>
          </table:table-cell>
          <table:table-cell office:value-type="float" office:value="0.44902" calcext:value-type="float">
            <text:p>0.44902</text:p>
          </table:table-cell>
          <table:table-cell office:value-type="float" office:value="0.90385" calcext:value-type="float">
            <text:p>0.90385</text:p>
          </table:table-cell>
          <table:table-cell office:value-type="float" office:value="0.33481" calcext:value-type="float">
            <text:p>0.33481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5266" calcext:value-type="float">
            <text:p>0.15266</text:p>
          </table:table-cell>
          <table:table-cell office:value-type="float" office:value="26.771946" calcext:value-type="float">
            <text:p>26.771946</text:p>
          </table:table-cell>
          <table:table-cell office:value-type="float" office:value="162.147" calcext:value-type="float">
            <text:p>162.147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1901" calcext:value-type="float">
            <text:p>0.1901</text:p>
          </table:table-cell>
          <table:table-cell office:value-type="float" office:value="21.499216" calcext:value-type="float">
            <text:p>21.499216</text:p>
          </table:table-cell>
          <table:table-cell office:value-type="float" office:value="130.213" calcext:value-type="float">
            <text:p>130.213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15039" calcext:value-type="float">
            <text:p>0.15039</text:p>
          </table:table-cell>
          <table:table-cell office:value-type="float" office:value="27.176409" calcext:value-type="float">
            <text:p>27.176409</text:p>
          </table:table-cell>
          <table:table-cell office:value-type="float" office:value="164.597" calcext:value-type="float">
            <text:p>164.597</text:p>
          </table:table-cell>
          <table:table-cell office:value-type="string" calcext:value-type="string">
            <text:p><text:s/>ModernGPU 1.1 SpMV</text:p>
          </table:table-cell>
          <table:table-cell office:value-type="float" office:value="4" calcext:value-type="float">
            <text:p>4</text:p>
          </table:table-cell>
          <table:table-cell office:value-type="float" office:value="0.16683" calcext:value-type="float">
            <text:p>0.16683</text:p>
          </table:table-cell>
          <table:table-cell office:value-type="float" office:value="24.498541" calcext:value-type="float">
            <text:p>24.498541</text:p>
          </table:table-cell>
          <table:table-cell office:value-type="float" office:value="148.378" calcext:value-type="float">
            <text:p>148.378</text:p>
          </table:table-cell>
          <table:table-cell table:formula="of:=1" office:value-type="float" office:value="1" calcext:value-type="float">
            <text:p>1</text:p>
          </table:table-cell>
          <table:table-cell table:formula="of:=[.O31]/[.T31]" office:value-type="float" office:value="1.24525219896391" calcext:value-type="float">
            <text:p>1.245252199</text:p>
          </table:table-cell>
          <table:table-cell table:formula="of:=[.Y31]/[.T31]" office:value-type="float" office:value="1.26406511753731" calcext:value-type="float">
            <text:p>1.2640651175</text:p>
          </table:table-cell>
          <table:table-cell table:formula="of:=[.AD31]/[.T31]" office:value-type="float" office:value="1.13950857556852" calcext:value-type="float">
            <text:p>1.1395085756</text:p>
          </table:table-cell>
        </table:table-row>
        <table:table-row table:style-name="ro1">
          <table:table-cell office:value-type="string" calcext:value-type="string">
            <text:p>/data-2/gunrock_dataset/large/benchmark/il2010/il2010.mtx</text:p>
          </table:table-cell>
          <table:table-cell table:number-columns-repeated="2" office:value-type="float" office:value="451554" calcext:value-type="float">
            <text:p>451554</text:p>
          </table:table-cell>
          <table:table-cell office:value-type="float" office:value="2164464" calcext:value-type="float">
            <text:p>2164464</text:p>
          </table:table-cell>
          <table:table-cell office:value-type="float" office:value="4.79337" calcext:value-type="float">
            <text:p>4.79337</text:p>
          </table:table-cell>
          <table:table-cell office:value-type="float" office:value="2.29736" calcext:value-type="float">
            <text:p>2.29736</text:p>
          </table:table-cell>
          <table:table-cell office:value-type="float" office:value="0.47928" calcext:value-type="float">
            <text:p>0.47928</text:p>
          </table:table-cell>
          <table:table-cell office:value-type="float" office:value="2.88606" calcext:value-type="float">
            <text:p>2.88606</text:p>
          </table:table-cell>
          <table:table-cell office:value-type="float" office:value="0.14971" calcext:value-type="float">
            <text:p>0.14971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3532" calcext:value-type="float">
            <text:p>0.23532</text:p>
          </table:table-cell>
          <table:table-cell office:value-type="float" office:value="18.396295" calcext:value-type="float">
            <text:p>18.396295</text:p>
          </table:table-cell>
          <table:table-cell office:value-type="float" office:value="125.729" calcext:value-type="float">
            <text:p>125.729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39415" calcext:value-type="float">
            <text:p>0.39415</text:p>
          </table:table-cell>
          <table:table-cell office:value-type="float" office:value="10.982934" calcext:value-type="float">
            <text:p>10.982934</text:p>
          </table:table-cell>
          <table:table-cell office:value-type="float" office:value="75.063" calcext:value-type="float">
            <text:p>75.063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1.22615" calcext:value-type="float">
            <text:p>1.22615</text:p>
          </table:table-cell>
          <table:table-cell office:value-type="float" office:value="3.530503" calcext:value-type="float">
            <text:p>3.530503</text:p>
          </table:table-cell>
          <table:table-cell office:value-type="float" office:value="24.129" calcext:value-type="float">
            <text:p>24.129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3645" calcext:value-type="float">
            <text:p>0.23645</text:p>
          </table:table-cell>
          <table:table-cell office:value-type="float" office:value="18.30816" calcext:value-type="float">
            <text:p>18.30816</text:p>
          </table:table-cell>
          <table:table-cell office:value-type="float" office:value="125.127" calcext:value-type="float">
            <text:p>125.127</text:p>
          </table:table-cell>
          <table:table-cell table:formula="of:=1" office:value-type="float" office:value="1" calcext:value-type="float">
            <text:p>1</text:p>
          </table:table-cell>
          <table:table-cell table:formula="of:=[.O32]/[.T32]" office:value-type="float" office:value="1.67498912403553" calcext:value-type="float">
            <text:p>1.674989124</text:p>
          </table:table-cell>
          <table:table-cell table:formula="of:=[.Y32]/[.T32]" office:value-type="float" office:value="0.321453538735642" calcext:value-type="float">
            <text:p>0.3214535387</text:p>
          </table:table-cell>
          <table:table-cell table:formula="of:=[.AD32]/[.T32]" office:value-type="float" office:value="1.66696440131571" calcext:value-type="float">
            <text:p>1.6669644013</text:p>
          </table:table-cell>
        </table:table-row>
        <table:table-row table:style-name="ro1">
          <table:table-cell office:value-type="string" calcext:value-type="string">
            <text:p>/data-2/gunrock_dataset/large/benchmark/filter3D/filter3D.mtx</text:p>
          </table:table-cell>
          <table:table-cell table:number-columns-repeated="2" office:value-type="float" office:value="106437" calcext:value-type="float">
            <text:p>106437</text:p>
          </table:table-cell>
          <table:table-cell office:value-type="float" office:value="2707179" calcext:value-type="float">
            <text:p>2707179</text:p>
          </table:table-cell>
          <table:table-cell office:value-type="float" office:value="25.43457" calcext:value-type="float">
            <text:p>25.43457</text:p>
          </table:table-cell>
          <table:table-cell office:value-type="float" office:value="12.67558" calcext:value-type="float">
            <text:p>12.67558</text:p>
          </table:table-cell>
          <table:table-cell office:value-type="float" office:value="0.49836" calcext:value-type="float">
            <text:p>0.49836</text:p>
          </table:table-cell>
          <table:table-cell office:value-type="float" office:value="2.25892" calcext:value-type="float">
            <text:p>2.25892</text:p>
          </table:table-cell>
          <table:table-cell office:value-type="float" office:value="0.6258" calcext:value-type="float">
            <text:p>0.6258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071" calcext:value-type="float">
            <text:p>0.2071</text:p>
          </table:table-cell>
          <table:table-cell office:value-type="float" office:value="26.143589" calcext:value-type="float">
            <text:p>26.143589</text:p>
          </table:table-cell>
          <table:table-cell office:value-type="float" office:value="160.973" calcext:value-type="float">
            <text:p>160.973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33608" calcext:value-type="float">
            <text:p>0.33608</text:p>
          </table:table-cell>
          <table:table-cell office:value-type="float" office:value="16.110479" calcext:value-type="float">
            <text:p>16.110479</text:p>
          </table:table-cell>
          <table:table-cell office:value-type="float" office:value="99.197" calcext:value-type="float">
            <text:p>99.197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36759" calcext:value-type="float">
            <text:p>0.36759</text:p>
          </table:table-cell>
          <table:table-cell office:value-type="float" office:value="14.729452" calcext:value-type="float">
            <text:p>14.729452</text:p>
          </table:table-cell>
          <table:table-cell office:value-type="float" office:value="90.693" calcext:value-type="float">
            <text:p>90.693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3047" calcext:value-type="float">
            <text:p>0.23047</text:p>
          </table:table-cell>
          <table:table-cell office:value-type="float" office:value="23.492641" calcext:value-type="float">
            <text:p>23.492641</text:p>
          </table:table-cell>
          <table:table-cell office:value-type="float" office:value="144.65" calcext:value-type="float">
            <text:p>144.65</text:p>
          </table:table-cell>
          <table:table-cell table:formula="of:=1" office:value-type="float" office:value="1" calcext:value-type="float">
            <text:p>1</text:p>
          </table:table-cell>
          <table:table-cell table:formula="of:=[.O33]/[.T33]" office:value-type="float" office:value="1.62276919264784" calcext:value-type="float">
            <text:p>1.6227691926</text:p>
          </table:table-cell>
          <table:table-cell table:formula="of:=[.Y33]/[.T33]" office:value-type="float" office:value="0.914277719489284" calcext:value-type="float">
            <text:p>0.9142777195</text:p>
          </table:table-cell>
          <table:table-cell table:formula="of:=[.AD33]/[.T33]" office:value-type="float" office:value="1.45822113668998" calcext:value-type="float">
            <text:p>1.4582211367</text:p>
          </table:table-cell>
        </table:table-row>
        <table:table-row table:style-name="ro1">
          <table:table-cell office:value-type="string" calcext:value-type="string">
            <text:p>/data-2/gunrock_dataset/large/benchmark/sme3Db/sme3Db.mtx</text:p>
          </table:table-cell>
          <table:table-cell table:number-columns-repeated="2" office:value-type="float" office:value="29067" calcext:value-type="float">
            <text:p>29067</text:p>
          </table:table-cell>
          <table:table-cell office:value-type="float" office:value="2081063" calcext:value-type="float">
            <text:p>2081063</text:p>
          </table:table-cell>
          <table:table-cell office:value-type="float" office:value="71.59538" calcext:value-type="float">
            <text:p>71.59538</text:p>
          </table:table-cell>
          <table:table-cell office:value-type="float" office:value="37.06641" calcext:value-type="float">
            <text:p>37.06641</text:p>
          </table:table-cell>
          <table:table-cell office:value-type="float" office:value="0.51772" calcext:value-type="float">
            <text:p>0.51772</text:p>
          </table:table-cell>
          <table:table-cell office:value-type="float" office:value="2.91847" calcext:value-type="float">
            <text:p>2.91847</text:p>
          </table:table-cell>
          <table:table-cell office:value-type="float" office:value="0.49342" calcext:value-type="float">
            <text:p>0.49342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1922" calcext:value-type="float">
            <text:p>0.21922</text:p>
          </table:table-cell>
          <table:table-cell office:value-type="float" office:value="18.985861" calcext:value-type="float">
            <text:p>18.985861</text:p>
          </table:table-cell>
          <table:table-cell office:value-type="float" office:value="114.976" calcext:value-type="float">
            <text:p>114.976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0271" calcext:value-type="float">
            <text:p>0.20271</text:p>
          </table:table-cell>
          <table:table-cell office:value-type="float" office:value="20.53205" calcext:value-type="float">
            <text:p>20.53205</text:p>
          </table:table-cell>
          <table:table-cell office:value-type="float" office:value="124.339" calcext:value-type="float">
            <text:p>124.339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21493" calcext:value-type="float">
            <text:p>0.21493</text:p>
          </table:table-cell>
          <table:table-cell office:value-type="float" office:value="19.364635" calcext:value-type="float">
            <text:p>19.364635</text:p>
          </table:table-cell>
          <table:table-cell office:value-type="float" office:value="117.27" calcext:value-type="float">
            <text:p>117.27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1969" calcext:value-type="float">
            <text:p>0.21969</text:p>
          </table:table-cell>
          <table:table-cell office:value-type="float" office:value="18.945484" calcext:value-type="float">
            <text:p>18.945484</text:p>
          </table:table-cell>
          <table:table-cell office:value-type="float" office:value="114.731" calcext:value-type="float">
            <text:p>114.731</text:p>
          </table:table-cell>
          <table:table-cell table:formula="of:=1" office:value-type="float" office:value="1" calcext:value-type="float">
            <text:p>1</text:p>
          </table:table-cell>
          <table:table-cell table:formula="of:=[.O34]/[.T34]" office:value-type="float" office:value="0.924693881029902" calcext:value-type="float">
            <text:p>0.924693881</text:p>
          </table:table-cell>
          <table:table-cell table:formula="of:=[.Y34]/[.T34]" office:value-type="float" office:value="0.943141819740357" calcext:value-type="float">
            <text:p>0.9431418197</text:p>
          </table:table-cell>
          <table:table-cell table:formula="of:=[.AD34]/[.T34]" office:value-type="float" office:value="0.922727345783787" calcext:value-type="float">
            <text:p>0.9227273458</text:p>
          </table:table-cell>
        </table:table-row>
        <table:table-row table:style-name="ro1">
          <table:table-cell office:value-type="string" calcext:value-type="string">
            <text:p>/data-2/gunrock_dataset/large/benchmark/GL7d23/GL7d23.mtx</text:p>
          </table:table-cell>
          <table:table-cell office:value-type="float" office:value="105054" calcext:value-type="float">
            <text:p>105054</text:p>
          </table:table-cell>
          <table:table-cell office:value-type="float" office:value="349443" calcext:value-type="float">
            <text:p>349443</text:p>
          </table:table-cell>
          <table:table-cell office:value-type="float" office:value="2695430" calcext:value-type="float">
            <text:p>2695430</text:p>
          </table:table-cell>
          <table:table-cell office:value-type="float" office:value="25.65757" calcext:value-type="float">
            <text:p>25.65757</text:p>
          </table:table-cell>
          <table:table-cell office:value-type="float" office:value="13.53857" calcext:value-type="float">
            <text:p>13.53857</text:p>
          </table:table-cell>
          <table:table-cell office:value-type="float" office:value="0.52766" calcext:value-type="float">
            <text:p>0.52766</text:p>
          </table:table-cell>
          <table:table-cell office:value-type="float" office:value="8.85552" calcext:value-type="float">
            <text:p>8.85552</text:p>
          </table:table-cell>
          <table:table-cell office:value-type="float" office:value="0.692" calcext:value-type="float">
            <text:p>0.692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33957" calcext:value-type="float">
            <text:p>0.33957</text:p>
          </table:table-cell>
          <table:table-cell office:value-type="float" office:value="15.875643" calcext:value-type="float">
            <text:p>15.875643</text:p>
          </table:table-cell>
          <table:table-cell office:value-type="float" office:value="97.729" calcext:value-type="float">
            <text:p>97.729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46456" calcext:value-type="float">
            <text:p>0.46456</text:p>
          </table:table-cell>
          <table:table-cell office:value-type="float" office:value="11.604148" calcext:value-type="float">
            <text:p>11.604148</text:p>
          </table:table-cell>
          <table:table-cell office:value-type="float" office:value="71.434" calcext:value-type="float">
            <text:p>71.434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38945" calcext:value-type="float">
            <text:p>0.38945</text:p>
          </table:table-cell>
          <table:table-cell office:value-type="float" office:value="13.842367" calcext:value-type="float">
            <text:p>13.842367</text:p>
          </table:table-cell>
          <table:table-cell office:value-type="float" office:value="85.212" calcext:value-type="float">
            <text:p>85.212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31853" calcext:value-type="float">
            <text:p>0.31853</text:p>
          </table:table-cell>
          <table:table-cell office:value-type="float" office:value="16.923949" calcext:value-type="float">
            <text:p>16.923949</text:p>
          </table:table-cell>
          <table:table-cell office:value-type="float" office:value="104.182" calcext:value-type="float">
            <text:p>104.182</text:p>
          </table:table-cell>
          <table:table-cell table:formula="of:=1" office:value-type="float" office:value="1" calcext:value-type="float">
            <text:p>1</text:p>
          </table:table-cell>
          <table:table-cell table:formula="of:=[.O35]/[.T35]" office:value-type="float" office:value="1.36810069985319" calcext:value-type="float">
            <text:p>1.3681006999</text:p>
          </table:table-cell>
          <table:table-cell table:formula="of:=[.Y35]/[.T35]" office:value-type="float" office:value="1.19288094222859" calcext:value-type="float">
            <text:p>1.1928809422</text:p>
          </table:table-cell>
          <table:table-cell table:formula="of:=[.AD35]/[.T35]" office:value-type="float" office:value="1.4584396028041" calcext:value-type="float">
            <text:p>1.4584396028</text:p>
          </table:table-cell>
        </table:table-row>
        <table:table-row table:style-name="ro1">
          <table:table-cell office:value-type="string" calcext:value-type="string">
            <text:p>/data-2/gunrock_dataset/large/benchmark/poisson3Db/poisson3Db.mtx</text:p>
          </table:table-cell>
          <table:table-cell table:number-columns-repeated="2" office:value-type="float" office:value="85623" calcext:value-type="float">
            <text:p>85623</text:p>
          </table:table-cell>
          <table:table-cell office:value-type="float" office:value="2374949" calcext:value-type="float">
            <text:p>2374949</text:p>
          </table:table-cell>
          <table:table-cell office:value-type="float" office:value="27.73728" calcext:value-type="float">
            <text:p>27.73728</text:p>
          </table:table-cell>
          <table:table-cell office:value-type="float" office:value="14.71205" calcext:value-type="float">
            <text:p>14.71205</text:p>
          </table:table-cell>
          <table:table-cell office:value-type="float" office:value="0.53041" calcext:value-type="float">
            <text:p>0.53041</text:p>
          </table:table-cell>
          <table:table-cell office:value-type="float" office:value="2.59102" calcext:value-type="float">
            <text:p>2.59102</text:p>
          </table:table-cell>
          <table:table-cell office:value-type="float" office:value="0.67853" calcext:value-type="float">
            <text:p>0.67853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5474" calcext:value-type="float">
            <text:p>0.25474</text:p>
          </table:table-cell>
          <table:table-cell office:value-type="float" office:value="18.646122" calcext:value-type="float">
            <text:p>18.646122</text:p>
          </table:table-cell>
          <table:table-cell office:value-type="float" office:value="114.566" calcext:value-type="float">
            <text:p>114.566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7889" calcext:value-type="float">
            <text:p>0.27889</text:p>
          </table:table-cell>
          <table:table-cell office:value-type="float" office:value="17.03166" calcext:value-type="float">
            <text:p>17.03166</text:p>
          </table:table-cell>
          <table:table-cell office:value-type="float" office:value="104.646" calcext:value-type="float">
            <text:p>104.646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30856" calcext:value-type="float">
            <text:p>0.30856</text:p>
          </table:table-cell>
          <table:table-cell office:value-type="float" office:value="15.393918" calcext:value-type="float">
            <text:p>15.393918</text:p>
          </table:table-cell>
          <table:table-cell office:value-type="float" office:value="94.583" calcext:value-type="float">
            <text:p>94.583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5813" calcext:value-type="float">
            <text:p>0.25813</text:p>
          </table:table-cell>
          <table:table-cell office:value-type="float" office:value="18.401099" calcext:value-type="float">
            <text:p>18.401099</text:p>
          </table:table-cell>
          <table:table-cell office:value-type="float" office:value="113.06" calcext:value-type="float">
            <text:p>113.06</text:p>
          </table:table-cell>
          <table:table-cell table:formula="of:=1" office:value-type="float" office:value="1" calcext:value-type="float">
            <text:p>1</text:p>
          </table:table-cell>
          <table:table-cell table:formula="of:=[.O36]/[.T36]" office:value-type="float" office:value="1.09479181712176" calcext:value-type="float">
            <text:p>1.0947918171</text:p>
          </table:table-cell>
          <table:table-cell table:formula="of:=[.Y36]/[.T36]" office:value-type="float" office:value="0.90384131670078" calcext:value-type="float">
            <text:p>0.9038413167</text:p>
          </table:table-cell>
          <table:table-cell table:formula="of:=[.AD36]/[.T36]" office:value-type="float" office:value="1.08040549188981" calcext:value-type="float">
            <text:p>1.0804054919</text:p>
          </table:table-cell>
        </table:table-row>
        <table:table-row table:style-name="ro1">
          <table:table-cell office:value-type="string" calcext:value-type="string">
            <text:p>/data-2/gunrock_dataset/large/benchmark/pa2010/pa2010.mtx</text:p>
          </table:table-cell>
          <table:table-cell table:number-columns-repeated="2" office:value-type="float" office:value="421545" calcext:value-type="float">
            <text:p>421545</text:p>
          </table:table-cell>
          <table:table-cell office:value-type="float" office:value="2058462" calcext:value-type="float">
            <text:p>2058462</text:p>
          </table:table-cell>
          <table:table-cell office:value-type="float" office:value="4.88314" calcext:value-type="float">
            <text:p>4.88314</text:p>
          </table:table-cell>
          <table:table-cell office:value-type="float" office:value="2.63184" calcext:value-type="float">
            <text:p>2.63184</text:p>
          </table:table-cell>
          <table:table-cell office:value-type="float" office:value="0.53897" calcext:value-type="float">
            <text:p>0.53897</text:p>
          </table:table-cell>
          <table:table-cell office:value-type="float" office:value="3.02077" calcext:value-type="float">
            <text:p>3.02077</text:p>
          </table:table-cell>
          <table:table-cell office:value-type="float" office:value="0.15237" calcext:value-type="float">
            <text:p>0.15237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2156" calcext:value-type="float">
            <text:p>0.22156</text:p>
          </table:table-cell>
          <table:table-cell office:value-type="float" office:value="18.581933" calcext:value-type="float">
            <text:p>18.581933</text:p>
          </table:table-cell>
          <table:table-cell office:value-type="float" office:value="126.713" calcext:value-type="float">
            <text:p>126.713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38515" calcext:value-type="float">
            <text:p>0.38515</text:p>
          </table:table-cell>
          <table:table-cell office:value-type="float" office:value="10.689177" calcext:value-type="float">
            <text:p>10.689177</text:p>
          </table:table-cell>
          <table:table-cell office:value-type="float" office:value="72.891" calcext:value-type="float">
            <text:p>72.891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1.14756" calcext:value-type="float">
            <text:p>1.14756</text:p>
          </table:table-cell>
          <table:table-cell office:value-type="float" office:value="3.587541" calcext:value-type="float">
            <text:p>3.587541</text:p>
          </table:table-cell>
          <table:table-cell office:value-type="float" office:value="24.464" calcext:value-type="float">
            <text:p>24.464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2039" calcext:value-type="float">
            <text:p>0.22039</text:p>
          </table:table-cell>
          <table:table-cell office:value-type="float" office:value="18.67987" calcext:value-type="float">
            <text:p>18.67987</text:p>
          </table:table-cell>
          <table:table-cell office:value-type="float" office:value="127.381" calcext:value-type="float">
            <text:p>127.381</text:p>
          </table:table-cell>
          <table:table-cell table:formula="of:=1" office:value-type="float" office:value="1" calcext:value-type="float">
            <text:p>1</text:p>
          </table:table-cell>
          <table:table-cell table:formula="of:=[.O37]/[.T37]" office:value-type="float" office:value="1.7383876232941" calcext:value-type="float">
            <text:p>1.7383876233</text:p>
          </table:table-cell>
          <table:table-cell table:formula="of:=[.Y37]/[.T37]" office:value-type="float" office:value="0.335623687398946" calcext:value-type="float">
            <text:p>0.3356236874</text:p>
          </table:table-cell>
          <table:table-cell table:formula="of:=[.AD37]/[.T37]" office:value-type="float" office:value="1.7475498815297" calcext:value-type="float">
            <text:p>1.7475498815</text:p>
          </table:table-cell>
        </table:table-row>
        <table:table-row table:style-name="ro1">
          <table:table-cell office:value-type="string" calcext:value-type="string">
            <text:p>/data-2/gunrock_dataset/large/benchmark/rma10/rma10.mtx</text:p>
          </table:table-cell>
          <table:table-cell table:number-columns-repeated="2" office:value-type="float" office:value="46835" calcext:value-type="float">
            <text:p>46835</text:p>
          </table:table-cell>
          <table:table-cell office:value-type="float" office:value="2374001" calcext:value-type="float">
            <text:p>2374001</text:p>
          </table:table-cell>
          <table:table-cell office:value-type="float" office:value="50.68861" calcext:value-type="float">
            <text:p>50.68861</text:p>
          </table:table-cell>
          <table:table-cell office:value-type="float" office:value="27.7806" calcext:value-type="float">
            <text:p>27.7806</text:p>
          </table:table-cell>
          <table:table-cell office:value-type="float" office:value="0.54806" calcext:value-type="float">
            <text:p>0.54806</text:p>
          </table:table-cell>
          <table:table-cell office:value-type="float" office:value="0.91766" calcext:value-type="float">
            <text:p>0.91766</text:p>
          </table:table-cell>
          <table:table-cell office:value-type="float" office:value="0.61519" calcext:value-type="float">
            <text:p>0.61519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7808" calcext:value-type="float">
            <text:p>0.17808</text:p>
          </table:table-cell>
          <table:table-cell office:value-type="float" office:value="26.661705" calcext:value-type="float">
            <text:p>26.661705</text:p>
          </table:table-cell>
          <table:table-cell office:value-type="float" office:value="162.074" calcext:value-type="float">
            <text:p>162.074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9582" calcext:value-type="float">
            <text:p>0.29582</text:p>
          </table:table-cell>
          <table:table-cell office:value-type="float" office:value="16.050264" calcext:value-type="float">
            <text:p>16.050264</text:p>
          </table:table-cell>
          <table:table-cell office:value-type="float" office:value="97.568" calcext:value-type="float">
            <text:p>97.568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20924" calcext:value-type="float">
            <text:p>0.20924</text:p>
          </table:table-cell>
          <table:table-cell office:value-type="float" office:value="22.692177" calcext:value-type="float">
            <text:p>22.692177</text:p>
          </table:table-cell>
          <table:table-cell office:value-type="float" office:value="137.944" calcext:value-type="float">
            <text:p>137.944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19232" calcext:value-type="float">
            <text:p>0.19232</text:p>
          </table:table-cell>
          <table:table-cell office:value-type="float" office:value="24.68803" calcext:value-type="float">
            <text:p>24.68803</text:p>
          </table:table-cell>
          <table:table-cell office:value-type="float" office:value="150.076" calcext:value-type="float">
            <text:p>150.076</text:p>
          </table:table-cell>
          <table:table-cell table:formula="of:=1" office:value-type="float" office:value="1" calcext:value-type="float">
            <text:p>1</text:p>
          </table:table-cell>
          <table:table-cell table:formula="of:=[.O38]/[.T38]" office:value-type="float" office:value="1.66113809716775" calcext:value-type="float">
            <text:p>1.6611380972</text:p>
          </table:table-cell>
          <table:table-cell table:formula="of:=[.Y38]/[.T38]" office:value-type="float" office:value="1.41381954838874" calcext:value-type="float">
            <text:p>1.4138195484</text:p>
          </table:table-cell>
          <table:table-cell table:formula="of:=[.AD38]/[.T38]" office:value-type="float" office:value="1.53816971484083" calcext:value-type="float">
            <text:p>1.5381697148</text:p>
          </table:table-cell>
        </table:table-row>
        <table:table-row table:style-name="ro1">
          <table:table-cell office:value-type="string" calcext:value-type="string">
            <text:p>/data-2/gunrock_dataset/large/benchmark/para-4/para-4.mtx</text:p>
          </table:table-cell>
          <table:table-cell table:number-columns-repeated="2" office:value-type="float" office:value="153226" calcext:value-type="float">
            <text:p>153226</text:p>
          </table:table-cell>
          <table:table-cell office:value-type="float" office:value="5326228" calcext:value-type="float">
            <text:p>5326228</text:p>
          </table:table-cell>
          <table:table-cell office:value-type="float" office:value="34.7606" calcext:value-type="float">
            <text:p>34.7606</text:p>
          </table:table-cell>
          <table:table-cell office:value-type="float" office:value="19.88599" calcext:value-type="float">
            <text:p>19.88599</text:p>
          </table:table-cell>
          <table:table-cell office:value-type="float" office:value="0.57208" calcext:value-type="float">
            <text:p>0.57208</text:p>
          </table:table-cell>
          <table:table-cell office:value-type="float" office:value="159.37535" calcext:value-type="float">
            <text:p>159.37535</text:p>
          </table:table-cell>
          <table:table-cell office:value-type="float" office:value="0.53521" calcext:value-type="float">
            <text:p>0.53521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37546" calcext:value-type="float">
            <text:p>0.37546</text:p>
          </table:table-cell>
          <table:table-cell office:value-type="float" office:value="28.372049" calcext:value-type="float">
            <text:p>28.372049</text:p>
          </table:table-cell>
          <table:table-cell office:value-type="float" office:value="173.497" calcext:value-type="float">
            <text:p>173.497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1.05192" calcext:value-type="float">
            <text:p>1.05192</text:p>
          </table:table-cell>
          <table:table-cell office:value-type="float" office:value="10.126709" calcext:value-type="float">
            <text:p>10.126709</text:p>
          </table:table-cell>
          <table:table-cell office:value-type="float" office:value="61.926" calcext:value-type="float">
            <text:p>61.926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62713" calcext:value-type="float">
            <text:p>0.62713</text:p>
          </table:table-cell>
          <table:table-cell office:value-type="float" office:value="16.985966" calcext:value-type="float">
            <text:p>16.985966</text:p>
          </table:table-cell>
          <table:table-cell office:value-type="float" office:value="103.87" calcext:value-type="float">
            <text:p>103.87</text:p>
          </table:table-cell>
          <table:table-cell office:value-type="string" calcext:value-type="string">
            <text:p><text:s/>ModernGPU 1.1 SpMV</text:p>
          </table:table-cell>
          <table:table-cell office:value-type="float" office:value="4" calcext:value-type="float">
            <text:p>4</text:p>
          </table:table-cell>
          <table:table-cell office:value-type="float" office:value="0.39794" calcext:value-type="float">
            <text:p>0.39794</text:p>
          </table:table-cell>
          <table:table-cell office:value-type="float" office:value="26.769268" calcext:value-type="float">
            <text:p>26.769268</text:p>
          </table:table-cell>
          <table:table-cell office:value-type="float" office:value="163.696" calcext:value-type="float">
            <text:p>163.696</text:p>
          </table:table-cell>
          <table:table-cell table:formula="of:=1" office:value-type="float" office:value="1" calcext:value-type="float">
            <text:p>1</text:p>
          </table:table-cell>
          <table:table-cell table:formula="of:=[.O39]/[.T39]" office:value-type="float" office:value="2.80170477891682" calcext:value-type="float">
            <text:p>2.8017047789</text:p>
          </table:table-cell>
          <table:table-cell table:formula="of:=[.Y39]/[.T39]" office:value-type="float" office:value="1.67734315264712" calcext:value-type="float">
            <text:p>1.6773431526</text:p>
          </table:table-cell>
          <table:table-cell table:formula="of:=[.AD39]/[.T39]" office:value-type="float" office:value="2.64343213575111" calcext:value-type="float">
            <text:p>2.6434321358</text:p>
          </table:table-cell>
        </table:table-row>
        <table:table-row table:style-name="ro1">
          <table:table-cell office:value-type="string" calcext:value-type="string">
            <text:p>/data-2/gunrock_dataset/large/benchmark/cop20k_A/cop20k_A.mtx</text:p>
          </table:table-cell>
          <table:table-cell table:number-columns-repeated="2" office:value-type="float" office:value="121192" calcext:value-type="float">
            <text:p>121192</text:p>
          </table:table-cell>
          <table:table-cell office:value-type="float" office:value="2624331" calcext:value-type="float">
            <text:p>2624331</text:p>
          </table:table-cell>
          <table:table-cell office:value-type="float" office:value="21.65433" calcext:value-type="float">
            <text:p>21.65433</text:p>
          </table:table-cell>
          <table:table-cell office:value-type="float" office:value="13.79266" calcext:value-type="float">
            <text:p>13.79266</text:p>
          </table:table-cell>
          <table:table-cell office:value-type="float" office:value="0.63695" calcext:value-type="float">
            <text:p>0.63695</text:p>
          </table:table-cell>
          <table:table-cell office:value-type="float" office:value="0.42892" calcext:value-type="float">
            <text:p>0.42892</text:p>
          </table:table-cell>
          <table:table-cell office:value-type="float" office:value="0.69889" calcext:value-type="float">
            <text:p>0.69889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0354" calcext:value-type="float">
            <text:p>0.20354</text:p>
          </table:table-cell>
          <table:table-cell office:value-type="float" office:value="25.786579" calcext:value-type="float">
            <text:p>25.786579</text:p>
          </table:table-cell>
          <table:table-cell office:value-type="float" office:value="159.483" calcext:value-type="float">
            <text:p>159.483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30561" calcext:value-type="float">
            <text:p>0.30561</text:p>
          </table:table-cell>
          <table:table-cell office:value-type="float" office:value="17.174582" calcext:value-type="float">
            <text:p>17.174582</text:p>
          </table:table-cell>
          <table:table-cell office:value-type="float" office:value="106.22" calcext:value-type="float">
            <text:p>106.22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36131" calcext:value-type="float">
            <text:p>0.36131</text:p>
          </table:table-cell>
          <table:table-cell office:value-type="float" office:value="14.526804" calcext:value-type="float">
            <text:p>14.526804</text:p>
          </table:table-cell>
          <table:table-cell office:value-type="float" office:value="89.844" calcext:value-type="float">
            <text:p>89.844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36131" calcext:value-type="float">
            <text:p>0.36131</text:p>
          </table:table-cell>
          <table:table-cell office:value-type="float" office:value="14.526804" calcext:value-type="float">
            <text:p>14.526804</text:p>
          </table:table-cell>
          <table:table-cell office:value-type="float" office:value="89.844" calcext:value-type="float">
            <text:p>89.844</text:p>
          </table:table-cell>
          <table:table-cell table:formula="of:=1" office:value-type="float" office:value="1" calcext:value-type="float">
            <text:p>1</text:p>
          </table:table-cell>
          <table:table-cell table:formula="of:=[.O40]/[.T40]" office:value-type="float" office:value="1.50143852118206" calcext:value-type="float">
            <text:p>1.5014385212</text:p>
          </table:table-cell>
          <table:table-cell table:formula="of:=[.Y40]/[.T40]" office:value-type="float" office:value="0.845831589962422" calcext:value-type="float">
            <text:p>0.84583159</text:p>
          </table:table-cell>
          <table:table-cell table:formula="of:=[.AD40]/[.T40]" office:value-type="float" office:value="0.845831589962422" calcext:value-type="float">
            <text:p>0.84583159</text:p>
          </table:table-cell>
        </table:table-row>
        <table:table-row table:style-name="ro1">
          <table:table-cell office:value-type="string" calcext:value-type="string">
            <text:p>/data-2/gunrock_dataset/large/benchmark/para-10/para-10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17" calcext:value-type="float">
            <text:p>34.73717</text:p>
          </table:table-cell>
          <table:table-cell office:value-type="float" office:value="22.27816" calcext:value-type="float">
            <text:p>22.27816</text:p>
          </table:table-cell>
          <table:table-cell office:value-type="float" office:value="0.64133" calcext:value-type="float">
            <text:p>0.64133</text:p>
          </table:table-cell>
          <table:table-cell office:value-type="float" office:value="193.1698" calcext:value-type="float">
            <text:p>193.1698</text:p>
          </table:table-cell>
          <table:table-cell office:value-type="float" office:value="0.53352" calcext:value-type="float">
            <text:p>0.53352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38348" calcext:value-type="float">
            <text:p>0.38348</text:p>
          </table:table-cell>
          <table:table-cell office:value-type="float" office:value="28.248099" calcext:value-type="float">
            <text:p>28.248099</text:p>
          </table:table-cell>
          <table:table-cell office:value-type="float" office:value="172.741" calcext:value-type="float">
            <text:p>172.741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1.17881" calcext:value-type="float">
            <text:p>1.17881</text:p>
          </table:table-cell>
          <table:table-cell office:value-type="float" office:value="9.189563" calcext:value-type="float">
            <text:p>9.189563</text:p>
          </table:table-cell>
          <table:table-cell office:value-type="float" office:value="56.196" calcext:value-type="float">
            <text:p>56.196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63666" calcext:value-type="float">
            <text:p>0.63666</text:p>
          </table:table-cell>
          <table:table-cell office:value-type="float" office:value="17.014852" calcext:value-type="float">
            <text:p>17.014852</text:p>
          </table:table-cell>
          <table:table-cell office:value-type="float" office:value="104.048" calcext:value-type="float">
            <text:p>104.048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4045" calcext:value-type="float">
            <text:p>0.4045</text:p>
          </table:table-cell>
          <table:table-cell office:value-type="float" office:value="26.780351" calcext:value-type="float">
            <text:p>26.780351</text:p>
          </table:table-cell>
          <table:table-cell office:value-type="float" office:value="163.766" calcext:value-type="float">
            <text:p>163.766</text:p>
          </table:table-cell>
          <table:table-cell table:formula="of:=1" office:value-type="float" office:value="1" calcext:value-type="float">
            <text:p>1</text:p>
          </table:table-cell>
          <table:table-cell table:formula="of:=[.O41]/[.T41]" office:value-type="float" office:value="3.07393278657538" calcext:value-type="float">
            <text:p>3.0739327866</text:p>
          </table:table-cell>
          <table:table-cell table:formula="of:=[.Y41]/[.T41]" office:value-type="float" office:value="1.85154092746304" calcext:value-type="float">
            <text:p>1.8515409275</text:p>
          </table:table-cell>
          <table:table-cell table:formula="of:=[.AD41]/[.T41]" office:value-type="float" office:value="2.91421376620412" calcext:value-type="float">
            <text:p>2.9142137662</text:p>
          </table:table-cell>
        </table:table-row>
        <table:table-row table:style-name="ro1">
          <table:table-cell office:value-type="string" calcext:value-type="string">
            <text:p>/data-2/gunrock_dataset/large/benchmark/para-5/para-5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17" calcext:value-type="float">
            <text:p>34.73717</text:p>
          </table:table-cell>
          <table:table-cell office:value-type="float" office:value="22.27816" calcext:value-type="float">
            <text:p>22.27816</text:p>
          </table:table-cell>
          <table:table-cell office:value-type="float" office:value="0.64133" calcext:value-type="float">
            <text:p>0.64133</text:p>
          </table:table-cell>
          <table:table-cell office:value-type="float" office:value="193.1698" calcext:value-type="float">
            <text:p>193.1698</text:p>
          </table:table-cell>
          <table:table-cell office:value-type="float" office:value="0.53352" calcext:value-type="float">
            <text:p>0.53352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38108" calcext:value-type="float">
            <text:p>0.38108</text:p>
          </table:table-cell>
          <table:table-cell office:value-type="float" office:value="28.425999" calcext:value-type="float">
            <text:p>28.425999</text:p>
          </table:table-cell>
          <table:table-cell office:value-type="float" office:value="173.829" calcext:value-type="float">
            <text:p>173.829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1.17756" calcext:value-type="float">
            <text:p>1.17756</text:p>
          </table:table-cell>
          <table:table-cell office:value-type="float" office:value="9.199278" calcext:value-type="float">
            <text:p>9.199278</text:p>
          </table:table-cell>
          <table:table-cell office:value-type="float" office:value="56.255" calcext:value-type="float">
            <text:p>56.255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63718" calcext:value-type="float">
            <text:p>0.63718</text:p>
          </table:table-cell>
          <table:table-cell office:value-type="float" office:value="17.000922" calcext:value-type="float">
            <text:p>17.000922</text:p>
          </table:table-cell>
          <table:table-cell office:value-type="float" office:value="103.963" calcext:value-type="float">
            <text:p>103.963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40284" calcext:value-type="float">
            <text:p>0.40284</text:p>
          </table:table-cell>
          <table:table-cell office:value-type="float" office:value="26.891186" calcext:value-type="float">
            <text:p>26.891186</text:p>
          </table:table-cell>
          <table:table-cell office:value-type="float" office:value="164.444" calcext:value-type="float">
            <text:p>164.444</text:p>
          </table:table-cell>
          <table:table-cell table:formula="of:=1" office:value-type="float" office:value="1" calcext:value-type="float">
            <text:p>1</text:p>
          </table:table-cell>
          <table:table-cell table:formula="of:=[.O42]/[.T42]" office:value-type="float" office:value="3.09002499978803" calcext:value-type="float">
            <text:p>3.0900249998</text:p>
          </table:table-cell>
          <table:table-cell table:formula="of:=[.Y42]/[.T42]" office:value-type="float" office:value="1.84807133777238" calcext:value-type="float">
            <text:p>1.8480713378</text:p>
          </table:table-cell>
          <table:table-cell table:formula="of:=[.AD42]/[.T42]" office:value-type="float" office:value="2.92318440642842" calcext:value-type="float">
            <text:p>2.9231844064</text:p>
          </table:table-cell>
        </table:table-row>
        <table:table-row table:style-name="ro1">
          <table:table-cell office:value-type="string" calcext:value-type="string">
            <text:p>/data-2/gunrock_dataset/large/benchmark/para-6/para-6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17" calcext:value-type="float">
            <text:p>34.73717</text:p>
          </table:table-cell>
          <table:table-cell office:value-type="float" office:value="22.27816" calcext:value-type="float">
            <text:p>22.27816</text:p>
          </table:table-cell>
          <table:table-cell office:value-type="float" office:value="0.64133" calcext:value-type="float">
            <text:p>0.64133</text:p>
          </table:table-cell>
          <table:table-cell office:value-type="float" office:value="193.1698" calcext:value-type="float">
            <text:p>193.1698</text:p>
          </table:table-cell>
          <table:table-cell office:value-type="float" office:value="0.53352" calcext:value-type="float">
            <text:p>0.53352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28.413115" calcext:value-type="float">
            <text:p>28.413115</text:p>
          </table:table-cell>
          <table:table-cell office:value-type="float" office:value="173.75" calcext:value-type="float">
            <text:p>173.75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1.18033" calcext:value-type="float">
            <text:p>1.18033</text:p>
          </table:table-cell>
          <table:table-cell office:value-type="float" office:value="9.177705" calcext:value-type="float">
            <text:p>9.177705</text:p>
          </table:table-cell>
          <table:table-cell office:value-type="float" office:value="56.123" calcext:value-type="float">
            <text:p>56.123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63703" calcext:value-type="float">
            <text:p>0.63703</text:p>
          </table:table-cell>
          <table:table-cell office:value-type="float" office:value="17.005107" calcext:value-type="float">
            <text:p>17.005107</text:p>
          </table:table-cell>
          <table:table-cell office:value-type="float" office:value="103.989" calcext:value-type="float">
            <text:p>103.989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40471" calcext:value-type="float">
            <text:p>0.40471</text:p>
          </table:table-cell>
          <table:table-cell office:value-type="float" office:value="26.766799" calcext:value-type="float">
            <text:p>26.766799</text:p>
          </table:table-cell>
          <table:table-cell office:value-type="float" office:value="163.683" calcext:value-type="float">
            <text:p>163.683</text:p>
          </table:table-cell>
          <table:table-cell table:formula="of:=1" office:value-type="float" office:value="1" calcext:value-type="float">
            <text:p>1</text:p>
          </table:table-cell>
          <table:table-cell table:formula="of:=[.O43]/[.T43]" office:value-type="float" office:value="3.0958845375832" calcext:value-type="float">
            <text:p>3.0958845376</text:p>
          </table:table-cell>
          <table:table-cell table:formula="of:=[.Y43]/[.T43]" office:value-type="float" office:value="1.85287138778159" calcext:value-type="float">
            <text:p>1.8528713878</text:p>
          </table:table-cell>
          <table:table-cell table:formula="of:=[.AD43]/[.T43]" office:value-type="float" office:value="2.91650243715613" calcext:value-type="float">
            <text:p>2.9165024372</text:p>
          </table:table-cell>
        </table:table-row>
        <table:table-row table:style-name="ro1">
          <table:table-cell office:value-type="string" calcext:value-type="string">
            <text:p>/data-2/gunrock_dataset/large/benchmark/para-7/para-7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17" calcext:value-type="float">
            <text:p>34.73717</text:p>
          </table:table-cell>
          <table:table-cell office:value-type="float" office:value="22.27816" calcext:value-type="float">
            <text:p>22.27816</text:p>
          </table:table-cell>
          <table:table-cell office:value-type="float" office:value="0.64133" calcext:value-type="float">
            <text:p>0.64133</text:p>
          </table:table-cell>
          <table:table-cell office:value-type="float" office:value="193.1698" calcext:value-type="float">
            <text:p>193.1698</text:p>
          </table:table-cell>
          <table:table-cell office:value-type="float" office:value="0.53352" calcext:value-type="float">
            <text:p>0.53352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38197" calcext:value-type="float">
            <text:p>0.38197</text:p>
          </table:table-cell>
          <table:table-cell office:value-type="float" office:value="28.359796" calcext:value-type="float">
            <text:p>28.359796</text:p>
          </table:table-cell>
          <table:table-cell office:value-type="float" office:value="173.424" calcext:value-type="float">
            <text:p>173.424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1.17882" calcext:value-type="float">
            <text:p>1.17882</text:p>
          </table:table-cell>
          <table:table-cell office:value-type="float" office:value="9.189464" calcext:value-type="float">
            <text:p>9.189464</text:p>
          </table:table-cell>
          <table:table-cell office:value-type="float" office:value="56.195" calcext:value-type="float">
            <text:p>56.195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6372" calcext:value-type="float">
            <text:p>0.6372</text:p>
          </table:table-cell>
          <table:table-cell office:value-type="float" office:value="17.00041" calcext:value-type="float">
            <text:p>17.00041</text:p>
          </table:table-cell>
          <table:table-cell office:value-type="float" office:value="103.96" calcext:value-type="float">
            <text:p>103.96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office:value-type="float" office:value="26.747553" calcext:value-type="float">
            <text:p>26.747553</text:p>
          </table:table-cell>
          <table:table-cell office:value-type="float" office:value="163.565" calcext:value-type="float">
            <text:p>163.565</text:p>
          </table:table-cell>
          <table:table-cell table:formula="of:=1" office:value-type="float" office:value="1" calcext:value-type="float">
            <text:p>1</text:p>
          </table:table-cell>
          <table:table-cell table:formula="of:=[.O44]/[.T44]" office:value-type="float" office:value="3.08612080095205" calcext:value-type="float">
            <text:p>3.086120801</text:p>
          </table:table-cell>
          <table:table-cell table:formula="of:=[.Y44]/[.T44]" office:value-type="float" office:value="1.84998929208494" calcext:value-type="float">
            <text:p>1.8499892921</text:p>
          </table:table-cell>
          <table:table-cell table:formula="of:=[.AD44]/[.T44]" office:value-type="float" office:value="2.91067607425199" calcext:value-type="float">
            <text:p>2.9106760743</text:p>
          </table:table-cell>
        </table:table-row>
        <table:table-row table:style-name="ro1">
          <table:table-cell office:value-type="string" calcext:value-type="string">
            <text:p>/data-2/gunrock_dataset/large/benchmark/para-8/para-8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17" calcext:value-type="float">
            <text:p>34.73717</text:p>
          </table:table-cell>
          <table:table-cell office:value-type="float" office:value="22.27816" calcext:value-type="float">
            <text:p>22.27816</text:p>
          </table:table-cell>
          <table:table-cell office:value-type="float" office:value="0.64133" calcext:value-type="float">
            <text:p>0.64133</text:p>
          </table:table-cell>
          <table:table-cell office:value-type="float" office:value="193.1698" calcext:value-type="float">
            <text:p>193.1698</text:p>
          </table:table-cell>
          <table:table-cell office:value-type="float" office:value="0.53352" calcext:value-type="float">
            <text:p>0.53352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38204" calcext:value-type="float">
            <text:p>0.38204</text:p>
          </table:table-cell>
          <table:table-cell office:value-type="float" office:value="28.354571" calcext:value-type="float">
            <text:p>28.354571</text:p>
          </table:table-cell>
          <table:table-cell office:value-type="float" office:value="173.392" calcext:value-type="float">
            <text:p>173.392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1.18044" calcext:value-type="float">
            <text:p>1.18044</text:p>
          </table:table-cell>
          <table:table-cell office:value-type="float" office:value="9.176858" calcext:value-type="float">
            <text:p>9.176858</text:p>
          </table:table-cell>
          <table:table-cell office:value-type="float" office:value="56.118" calcext:value-type="float">
            <text:p>56.118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63763" calcext:value-type="float">
            <text:p>0.63763</text:p>
          </table:table-cell>
          <table:table-cell office:value-type="float" office:value="16.989149" calcext:value-type="float">
            <text:p>16.989149</text:p>
          </table:table-cell>
          <table:table-cell office:value-type="float" office:value="103.891" calcext:value-type="float">
            <text:p>103.891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40381" calcext:value-type="float">
            <text:p>0.40381</text:p>
          </table:table-cell>
          <table:table-cell office:value-type="float" office:value="26.826189" calcext:value-type="float">
            <text:p>26.826189</text:p>
          </table:table-cell>
          <table:table-cell office:value-type="float" office:value="164.046" calcext:value-type="float">
            <text:p>164.046</text:p>
          </table:table-cell>
          <table:table-cell table:formula="of:=1" office:value-type="float" office:value="1" calcext:value-type="float">
            <text:p>1</text:p>
          </table:table-cell>
          <table:table-cell table:formula="of:=[.O45]/[.T45]" office:value-type="float" office:value="3.08979075409034" calcext:value-type="float">
            <text:p>3.0897907541</text:p>
          </table:table-cell>
          <table:table-cell table:formula="of:=[.Y45]/[.T45]" office:value-type="float" office:value="1.85130346356019" calcext:value-type="float">
            <text:p>1.8513034636</text:p>
          </table:table-cell>
          <table:table-cell table:formula="of:=[.AD45]/[.T45]" office:value-type="float" office:value="2.92324333666272" calcext:value-type="float">
            <text:p>2.9232433367</text:p>
          </table:table-cell>
        </table:table-row>
        <table:table-row table:style-name="ro1">
          <table:table-cell office:value-type="string" calcext:value-type="string">
            <text:p>/data-2/gunrock_dataset/large/benchmark/para-9/para-9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17" calcext:value-type="float">
            <text:p>34.73717</text:p>
          </table:table-cell>
          <table:table-cell office:value-type="float" office:value="22.27816" calcext:value-type="float">
            <text:p>22.27816</text:p>
          </table:table-cell>
          <table:table-cell office:value-type="float" office:value="0.64133" calcext:value-type="float">
            <text:p>0.64133</text:p>
          </table:table-cell>
          <table:table-cell office:value-type="float" office:value="193.1698" calcext:value-type="float">
            <text:p>193.1698</text:p>
          </table:table-cell>
          <table:table-cell office:value-type="float" office:value="0.53352" calcext:value-type="float">
            <text:p>0.53352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38214" calcext:value-type="float">
            <text:p>0.38214</text:p>
          </table:table-cell>
          <table:table-cell office:value-type="float" office:value="28.347446" calcext:value-type="float">
            <text:p>28.347446</text:p>
          </table:table-cell>
          <table:table-cell office:value-type="float" office:value="173.349" calcext:value-type="float">
            <text:p>173.349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1.17602" calcext:value-type="float">
            <text:p>1.17602</text:p>
          </table:table-cell>
          <table:table-cell office:value-type="float" office:value="9.211343" calcext:value-type="float">
            <text:p>9.211343</text:p>
          </table:table-cell>
          <table:table-cell office:value-type="float" office:value="56.329" calcext:value-type="float">
            <text:p>56.329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63678" calcext:value-type="float">
            <text:p>0.63678</text:p>
          </table:table-cell>
          <table:table-cell office:value-type="float" office:value="17.011603" calcext:value-type="float">
            <text:p>17.011603</text:p>
          </table:table-cell>
          <table:table-cell office:value-type="float" office:value="104.029" calcext:value-type="float">
            <text:p>104.029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40333" calcext:value-type="float">
            <text:p>0.40333</text:p>
          </table:table-cell>
          <table:table-cell office:value-type="float" office:value="26.858116" calcext:value-type="float">
            <text:p>26.858116</text:p>
          </table:table-cell>
          <table:table-cell office:value-type="float" office:value="164.241" calcext:value-type="float">
            <text:p>164.241</text:p>
          </table:table-cell>
          <table:table-cell table:formula="of:=1" office:value-type="float" office:value="1" calcext:value-type="float">
            <text:p>1</text:p>
          </table:table-cell>
          <table:table-cell table:formula="of:=[.O46]/[.T46]" office:value-type="float" office:value="3.07744983549087" calcext:value-type="float">
            <text:p>3.0774498355</text:p>
          </table:table-cell>
          <table:table-cell table:formula="of:=[.Y46]/[.T46]" office:value-type="float" office:value="1.84681028597024" calcext:value-type="float">
            <text:p>1.846810286</text:p>
          </table:table-cell>
          <table:table-cell table:formula="of:=[.AD46]/[.T46]" office:value-type="float" office:value="2.91576548609687" calcext:value-type="float">
            <text:p>2.9157654861</text:p>
          </table:table-cell>
        </table:table-row>
        <table:table-row table:style-name="ro1">
          <table:table-cell office:value-type="string" calcext:value-type="string">
            <text:p>/data-2/gunrock_dataset/large/benchmark/fl2010/fl2010.mtx</text:p>
          </table:table-cell>
          <table:table-cell table:number-columns-repeated="2" office:value-type="float" office:value="484481" calcext:value-type="float">
            <text:p>484481</text:p>
          </table:table-cell>
          <table:table-cell office:value-type="float" office:value="2346294" calcext:value-type="float">
            <text:p>2346294</text:p>
          </table:table-cell>
          <table:table-cell office:value-type="float" office:value="4.8429" calcext:value-type="float">
            <text:p>4.8429</text:p>
          </table:table-cell>
          <table:table-cell office:value-type="float" office:value="3.48066" calcext:value-type="float">
            <text:p>3.48066</text:p>
          </table:table-cell>
          <table:table-cell office:value-type="float" office:value="0.71871" calcext:value-type="float">
            <text:p>0.71871</text:p>
          </table:table-cell>
          <table:table-cell office:value-type="float" office:value="5.45913" calcext:value-type="float">
            <text:p>5.45913</text:p>
          </table:table-cell>
          <table:table-cell office:value-type="float" office:value="0.14959" calcext:value-type="float">
            <text:p>0.14959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5735" calcext:value-type="float">
            <text:p>0.25735</text:p>
          </table:table-cell>
          <table:table-cell office:value-type="float" office:value="18.234009" calcext:value-type="float">
            <text:p>18.234009</text:p>
          </table:table-cell>
          <table:table-cell office:value-type="float" office:value="124.464" calcext:value-type="float">
            <text:p>124.464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48255" calcext:value-type="float">
            <text:p>0.48255</text:p>
          </table:table-cell>
          <table:table-cell office:value-type="float" office:value="9.724491" calcext:value-type="float">
            <text:p>9.724491</text:p>
          </table:table-cell>
          <table:table-cell office:value-type="float" office:value="66.379" calcext:value-type="float">
            <text:p>66.379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1.31697" calcext:value-type="float">
            <text:p>1.31697</text:p>
          </table:table-cell>
          <table:table-cell office:value-type="float" office:value="3.56318" calcext:value-type="float">
            <text:p>3.56318</text:p>
          </table:table-cell>
          <table:table-cell office:value-type="float" office:value="24.322" calcext:value-type="float">
            <text:p>24.322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5266" calcext:value-type="float">
            <text:p>0.25266</text:p>
          </table:table-cell>
          <table:table-cell office:value-type="float" office:value="18.573031" calcext:value-type="float">
            <text:p>18.573031</text:p>
          </table:table-cell>
          <table:table-cell office:value-type="float" office:value="126.779" calcext:value-type="float">
            <text:p>126.779</text:p>
          </table:table-cell>
          <table:table-cell table:formula="of:=1" office:value-type="float" office:value="1" calcext:value-type="float">
            <text:p>1</text:p>
          </table:table-cell>
          <table:table-cell table:formula="of:=[.O47]/[.T47]" office:value-type="float" office:value="1.87506050445211" calcext:value-type="float">
            <text:p>1.8750605045</text:p>
          </table:table-cell>
          <table:table-cell table:formula="of:=[.Y47]/[.T47]" office:value-type="float" office:value="0.366413008146133" calcext:value-type="float">
            <text:p>0.3664130081</text:p>
          </table:table-cell>
          <table:table-cell table:formula="of:=[.AD47]/[.T47]" office:value-type="float" office:value="1.90992320317845" calcext:value-type="float">
            <text:p>1.9099232032</text:p>
          </table:table-cell>
        </table:table-row>
        <table:table-row table:style-name="ro1">
          <table:table-cell office:value-type="string" calcext:value-type="string">
            <text:p>/data-2/gunrock_dataset/large/benchmark/barrier2-1/barrier2-1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4" calcext:value-type="float">
            <text:p>33.65054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" calcext:value-type="float">
            <text:p>0.74102</text:p>
          </table:table-cell>
          <table:table-cell office:value-type="float" office:value="196.74539" calcext:value-type="float">
            <text:p>196.74539</text:p>
          </table:table-cell>
          <table:table-cell office:value-type="float" office:value="0.5398" calcext:value-type="float">
            <text:p>0.5398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8477" calcext:value-type="float">
            <text:p>0.28477</text:p>
          </table:table-cell>
          <table:table-cell office:value-type="float" office:value="26.723386" calcext:value-type="float">
            <text:p>26.723386</text:p>
          </table:table-cell>
          <table:table-cell office:value-type="float" office:value="163.517" calcext:value-type="float">
            <text:p>163.517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1.09236" calcext:value-type="float">
            <text:p>1.09236</text:p>
          </table:table-cell>
          <table:table-cell office:value-type="float" office:value="6.966662" calcext:value-type="float">
            <text:p>6.966662</text:p>
          </table:table-cell>
          <table:table-cell office:value-type="float" office:value="42.628" calcext:value-type="float">
            <text:p>42.628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45248" calcext:value-type="float">
            <text:p>0.45248</text:p>
          </table:table-cell>
          <table:table-cell office:value-type="float" office:value="16.818724" calcext:value-type="float">
            <text:p>16.818724</text:p>
          </table:table-cell>
          <table:table-cell office:value-type="float" office:value="102.912" calcext:value-type="float">
            <text:p>102.912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3037" calcext:value-type="float">
            <text:p>0.3037</text:p>
          </table:table-cell>
          <table:table-cell office:value-type="float" office:value="25.058137" calcext:value-type="float">
            <text:p>25.058137</text:p>
          </table:table-cell>
          <table:table-cell office:value-type="float" office:value="153.327" calcext:value-type="float">
            <text:p>153.327</text:p>
          </table:table-cell>
          <table:table-cell table:formula="of:=1" office:value-type="float" office:value="1" calcext:value-type="float">
            <text:p>1</text:p>
          </table:table-cell>
          <table:table-cell table:formula="of:=[.O48]/[.T48]" office:value-type="float" office:value="3.83589529677197" calcext:value-type="float">
            <text:p>3.8358952968</text:p>
          </table:table-cell>
          <table:table-cell table:formula="of:=[.Y48]/[.T48]" office:value-type="float" office:value="2.41417252623997" calcext:value-type="float">
            <text:p>2.4141725262</text:p>
          </table:table-cell>
          <table:table-cell table:formula="of:=[.AD48]/[.T48]" office:value-type="float" office:value="3.59686417971763" calcext:value-type="float">
            <text:p>3.5968641797</text:p>
          </table:table-cell>
        </table:table-row>
        <table:table-row table:style-name="ro1">
          <table:table-cell office:value-type="string" calcext:value-type="string">
            <text:p>/data-2/gunrock_dataset/large/benchmark/barrier2-2/barrier2-2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4" calcext:value-type="float">
            <text:p>33.65054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" calcext:value-type="float">
            <text:p>0.74102</text:p>
          </table:table-cell>
          <table:table-cell office:value-type="float" office:value="196.74539" calcext:value-type="float">
            <text:p>196.74539</text:p>
          </table:table-cell>
          <table:table-cell office:value-type="float" office:value="0.5398" calcext:value-type="float">
            <text:p>0.5398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8462" calcext:value-type="float">
            <text:p>0.28462</text:p>
          </table:table-cell>
          <table:table-cell office:value-type="float" office:value="26.738107" calcext:value-type="float">
            <text:p>26.738107</text:p>
          </table:table-cell>
          <table:table-cell office:value-type="float" office:value="163.607" calcext:value-type="float">
            <text:p>163.607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1.09011" calcext:value-type="float">
            <text:p>1.09011</text:p>
          </table:table-cell>
          <table:table-cell office:value-type="float" office:value="6.981099" calcext:value-type="float">
            <text:p>6.981099</text:p>
          </table:table-cell>
          <table:table-cell office:value-type="float" office:value="42.716" calcext:value-type="float">
            <text:p>42.716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4528" calcext:value-type="float">
            <text:p>0.4528</text:p>
          </table:table-cell>
          <table:table-cell office:value-type="float" office:value="16.806719" calcext:value-type="float">
            <text:p>16.806719</text:p>
          </table:table-cell>
          <table:table-cell office:value-type="float" office:value="102.838" calcext:value-type="float">
            <text:p>102.838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30304" calcext:value-type="float">
            <text:p>0.30304</text:p>
          </table:table-cell>
          <table:table-cell office:value-type="float" office:value="25.112381" calcext:value-type="float">
            <text:p>25.112381</text:p>
          </table:table-cell>
          <table:table-cell office:value-type="float" office:value="153.659" calcext:value-type="float">
            <text:p>153.659</text:p>
          </table:table-cell>
          <table:table-cell table:formula="of:=1" office:value-type="float" office:value="1" calcext:value-type="float">
            <text:p>1</text:p>
          </table:table-cell>
          <table:table-cell table:formula="of:=[.O49]/[.T49]" office:value-type="float" office:value="3.83007131112164" calcext:value-type="float">
            <text:p>3.8300713111</text:p>
          </table:table-cell>
          <table:table-cell table:formula="of:=[.Y49]/[.T49]" office:value-type="float" office:value="2.40746034399455" calcext:value-type="float">
            <text:p>2.407460344</text:p>
          </table:table-cell>
          <table:table-cell table:formula="of:=[.AD49]/[.T49]" office:value-type="float" office:value="3.59719594293105" calcext:value-type="float">
            <text:p>3.5971959429</text:p>
          </table:table-cell>
        </table:table-row>
        <table:table-row table:style-name="ro1">
          <table:table-cell office:value-type="string" calcext:value-type="string">
            <text:p>/data-2/gunrock_dataset/large/benchmark/barrier2-3/barrier2-3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4" calcext:value-type="float">
            <text:p>33.65054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" calcext:value-type="float">
            <text:p>0.74102</text:p>
          </table:table-cell>
          <table:table-cell office:value-type="float" office:value="196.74539" calcext:value-type="float">
            <text:p>196.74539</text:p>
          </table:table-cell>
          <table:table-cell office:value-type="float" office:value="0.5398" calcext:value-type="float">
            <text:p>0.5398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8505" calcext:value-type="float">
            <text:p>0.28505</text:p>
          </table:table-cell>
          <table:table-cell office:value-type="float" office:value="26.697885" calcext:value-type="float">
            <text:p>26.697885</text:p>
          </table:table-cell>
          <table:table-cell office:value-type="float" office:value="163.361" calcext:value-type="float">
            <text:p>163.361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1.08818" calcext:value-type="float">
            <text:p>1.08818</text:p>
          </table:table-cell>
          <table:table-cell office:value-type="float" office:value="6.993438" calcext:value-type="float">
            <text:p>6.993438</text:p>
          </table:table-cell>
          <table:table-cell office:value-type="float" office:value="42.792" calcext:value-type="float">
            <text:p>42.792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4524" calcext:value-type="float">
            <text:p>0.4524</text:p>
          </table:table-cell>
          <table:table-cell office:value-type="float" office:value="16.821697" calcext:value-type="float">
            <text:p>16.821697</text:p>
          </table:table-cell>
          <table:table-cell office:value-type="float" office:value="102.93" calcext:value-type="float">
            <text:p>102.93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30261" calcext:value-type="float">
            <text:p>0.30261</text:p>
          </table:table-cell>
          <table:table-cell office:value-type="float" office:value="25.148497" calcext:value-type="float">
            <text:p>25.148497</text:p>
          </table:table-cell>
          <table:table-cell office:value-type="float" office:value="153.88" calcext:value-type="float">
            <text:p>153.88</text:p>
          </table:table-cell>
          <table:table-cell table:formula="of:=1" office:value-type="float" office:value="1" calcext:value-type="float">
            <text:p>1</text:p>
          </table:table-cell>
          <table:table-cell table:formula="of:=[.O50]/[.T50]" office:value-type="float" office:value="3.81756226336746" calcext:value-type="float">
            <text:p>3.8175622634</text:p>
          </table:table-cell>
          <table:table-cell table:formula="of:=[.Y50]/[.T50]" office:value-type="float" office:value="2.40535441938572" calcext:value-type="float">
            <text:p>2.4053544194</text:p>
          </table:table-cell>
          <table:table-cell table:formula="of:=[.AD50]/[.T50]" office:value-type="float" office:value="3.59601343430799" calcext:value-type="float">
            <text:p>3.5960134343</text:p>
          </table:table-cell>
        </table:table-row>
        <table:table-row table:style-name="ro1">
          <table:table-cell office:value-type="string" calcext:value-type="string">
            <text:p>/data-2/gunrock_dataset/large/benchmark/barrier2-4/barrier2-4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4" calcext:value-type="float">
            <text:p>33.65054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" calcext:value-type="float">
            <text:p>0.74102</text:p>
          </table:table-cell>
          <table:table-cell office:value-type="float" office:value="196.74539" calcext:value-type="float">
            <text:p>196.74539</text:p>
          </table:table-cell>
          <table:table-cell office:value-type="float" office:value="0.5398" calcext:value-type="float">
            <text:p>0.5398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8379" calcext:value-type="float">
            <text:p>0.28379</text:p>
          </table:table-cell>
          <table:table-cell office:value-type="float" office:value="26.816497" calcext:value-type="float">
            <text:p>26.816497</text:p>
          </table:table-cell>
          <table:table-cell office:value-type="float" office:value="164.087" calcext:value-type="float">
            <text:p>164.087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1.08938" calcext:value-type="float">
            <text:p>1.08938</text:p>
          </table:table-cell>
          <table:table-cell office:value-type="float" office:value="6.985776" calcext:value-type="float">
            <text:p>6.985776</text:p>
          </table:table-cell>
          <table:table-cell office:value-type="float" office:value="42.745" calcext:value-type="float">
            <text:p>42.745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45337" calcext:value-type="float">
            <text:p>0.45337</text:p>
          </table:table-cell>
          <table:table-cell office:value-type="float" office:value="16.785839" calcext:value-type="float">
            <text:p>16.785839</text:p>
          </table:table-cell>
          <table:table-cell office:value-type="float" office:value="102.71" calcext:value-type="float">
            <text:p>102.71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30151" calcext:value-type="float">
            <text:p>0.30151</text:p>
          </table:table-cell>
          <table:table-cell office:value-type="float" office:value="25.239776" calcext:value-type="float">
            <text:p>25.239776</text:p>
          </table:table-cell>
          <table:table-cell office:value-type="float" office:value="154.439" calcext:value-type="float">
            <text:p>154.439</text:p>
          </table:table-cell>
          <table:table-cell table:formula="of:=1" office:value-type="float" office:value="1" calcext:value-type="float">
            <text:p>1</text:p>
          </table:table-cell>
          <table:table-cell table:formula="of:=[.O51]/[.T51]" office:value-type="float" office:value="3.83872843904528" calcext:value-type="float">
            <text:p>3.838728439</text:p>
          </table:table-cell>
          <table:table-cell table:formula="of:=[.Y51]/[.T51]" office:value-type="float" office:value="2.402859610729" calcext:value-type="float">
            <text:p>2.4028596107</text:p>
          </table:table-cell>
          <table:table-cell table:formula="of:=[.AD51]/[.T51]" office:value-type="float" office:value="3.61302395038146" calcext:value-type="float">
            <text:p>3.6130239504</text:p>
          </table:table-cell>
        </table:table-row>
        <table:table-row table:style-name="ro1">
          <table:table-cell office:value-type="string" calcext:value-type="string">
            <text:p>/data-2/gunrock_dataset/large/benchmark/c8_mat11/c8_mat11.mtx</text:p>
          </table:table-cell>
          <table:table-cell office:value-type="float" office:value="4562" calcext:value-type="float">
            <text:p>4562</text:p>
          </table:table-cell>
          <table:table-cell office:value-type="float" office:value="5761" calcext:value-type="float">
            <text:p>5761</text:p>
          </table:table-cell>
          <table:table-cell office:value-type="float" office:value="2462970" calcext:value-type="float">
            <text:p>2462970</text:p>
          </table:table-cell>
          <table:table-cell office:value-type="float" office:value="539.88821" calcext:value-type="float">
            <text:p>539.88821</text:p>
          </table:table-cell>
          <table:table-cell office:value-type="float" office:value="427.65975" calcext:value-type="float">
            <text:p>427.65975</text:p>
          </table:table-cell>
          <table:table-cell office:value-type="float" office:value="0.79213" calcext:value-type="float">
            <text:p>0.79213</text:p>
          </table:table-cell>
          <table:table-cell office:value-type="float" office:value="-0.11292" calcext:value-type="float">
            <text:p>-0.11292</text:p>
          </table:table-cell>
          <table:table-cell office:value-type="float" office:value="0.52582" calcext:value-type="float">
            <text:p>0.52582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6474" calcext:value-type="float">
            <text:p>0.16474</text:p>
          </table:table-cell>
          <table:table-cell office:value-type="float" office:value="29.901443" calcext:value-type="float">
            <text:p>29.901443</text:p>
          </table:table-cell>
          <table:table-cell office:value-type="float" office:value="179.63" calcext:value-type="float">
            <text:p>179.63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17673" calcext:value-type="float">
            <text:p>0.17673</text:p>
          </table:table-cell>
          <table:table-cell office:value-type="float" office:value="27.872244" calcext:value-type="float">
            <text:p>27.872244</text:p>
          </table:table-cell>
          <table:table-cell office:value-type="float" office:value="167.44" calcext:value-type="float">
            <text:p>167.44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15028" calcext:value-type="float">
            <text:p>0.15028</text:p>
          </table:table-cell>
          <table:table-cell office:value-type="float" office:value="32.778762" calcext:value-type="float">
            <text:p>32.778762</text:p>
          </table:table-cell>
          <table:table-cell office:value-type="float" office:value="196.915" calcext:value-type="float">
            <text:p>196.915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17573" calcext:value-type="float">
            <text:p>0.17573</text:p>
          </table:table-cell>
          <table:table-cell office:value-type="float" office:value="28.031105" calcext:value-type="float">
            <text:p>28.031105</text:p>
          </table:table-cell>
          <table:table-cell office:value-type="float" office:value="168.394" calcext:value-type="float">
            <text:p>168.394</text:p>
          </table:table-cell>
          <table:table-cell table:formula="of:=1" office:value-type="float" office:value="1" calcext:value-type="float">
            <text:p>1</text:p>
          </table:table-cell>
          <table:table-cell table:formula="of:=[.O52]/[.T52]" office:value-type="float" office:value="1.07280357476779" calcext:value-type="float">
            <text:p>1.0728035748</text:p>
          </table:table-cell>
          <table:table-cell table:formula="of:=[.Y52]/[.T52]" office:value-type="float" office:value="1.17603598762984" calcext:value-type="float">
            <text:p>1.1760359876</text:p>
          </table:table-cell>
          <table:table-cell table:formula="of:=[.AD52]/[.T52]" office:value-type="float" office:value="1.00569961284782" calcext:value-type="float">
            <text:p>1.0056996128</text:p>
          </table:table-cell>
        </table:table-row>
        <table:table-row table:style-name="ro1">
          <table:table-cell office:value-type="string" calcext:value-type="string">
            <text:p>/data-2/gunrock_dataset/large/benchmark/c8_mat11_I/c8_mat11_I.mtx</text:p>
          </table:table-cell>
          <table:table-cell office:value-type="float" office:value="4562" calcext:value-type="float">
            <text:p>4562</text:p>
          </table:table-cell>
          <table:table-cell office:value-type="float" office:value="5761" calcext:value-type="float">
            <text:p>5761</text:p>
          </table:table-cell>
          <table:table-cell office:value-type="float" office:value="2462970" calcext:value-type="float">
            <text:p>2462970</text:p>
          </table:table-cell>
          <table:table-cell office:value-type="float" office:value="539.88821" calcext:value-type="float">
            <text:p>539.88821</text:p>
          </table:table-cell>
          <table:table-cell office:value-type="float" office:value="427.65975" calcext:value-type="float">
            <text:p>427.65975</text:p>
          </table:table-cell>
          <table:table-cell office:value-type="float" office:value="0.79213" calcext:value-type="float">
            <text:p>0.79213</text:p>
          </table:table-cell>
          <table:table-cell office:value-type="float" office:value="-0.11292" calcext:value-type="float">
            <text:p>-0.11292</text:p>
          </table:table-cell>
          <table:table-cell office:value-type="float" office:value="0.52582" calcext:value-type="float">
            <text:p>0.52582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6505" calcext:value-type="float">
            <text:p>0.16505</text:p>
          </table:table-cell>
          <table:table-cell office:value-type="float" office:value="29.845787" calcext:value-type="float">
            <text:p>29.845787</text:p>
          </table:table-cell>
          <table:table-cell office:value-type="float" office:value="179.296" calcext:value-type="float">
            <text:p>179.296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16861" calcext:value-type="float">
            <text:p>0.16861</text:p>
          </table:table-cell>
          <table:table-cell office:value-type="float" office:value="29.214785" calcext:value-type="float">
            <text:p>29.214785</text:p>
          </table:table-cell>
          <table:table-cell office:value-type="float" office:value="175.505" calcext:value-type="float">
            <text:p>175.505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1487" calcext:value-type="float">
            <text:p>0.1487</text:p>
          </table:table-cell>
          <table:table-cell office:value-type="float" office:value="33.125805" calcext:value-type="float">
            <text:p>33.12580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17485" calcext:value-type="float">
            <text:p>0.17485</text:p>
          </table:table-cell>
          <table:table-cell office:value-type="float" office:value="28.171668" calcext:value-type="float">
            <text:p>28.171668</text:p>
          </table:table-cell>
          <table:table-cell office:value-type="float" office:value="169.239" calcext:value-type="float">
            <text:p>169.239</text:p>
          </table:table-cell>
          <table:table-cell table:formula="of:=1" office:value-type="float" office:value="1" calcext:value-type="float">
            <text:p>1</text:p>
          </table:table-cell>
          <table:table-cell table:formula="of:=[.O53]/[.T53]" office:value-type="float" office:value="1.02159872133237" calcext:value-type="float">
            <text:p>1.0215987213</text:p>
          </table:table-cell>
          <table:table-cell table:formula="of:=[.Y53]/[.T53]" office:value-type="float" office:value="1.1338712573103" calcext:value-type="float">
            <text:p>1.1338712573</text:p>
          </table:table-cell>
          <table:table-cell table:formula="of:=[.AD53]/[.T53]" office:value-type="float" office:value="0.964294893835433" calcext:value-type="float">
            <text:p>0.9642948938</text:p>
          </table:table-cell>
        </table:table-row>
        <table:table-row table:style-name="ro1">
          <table:table-cell office:value-type="string" calcext:value-type="string">
            <text:p>/data-2/gunrock_dataset/large/benchmark/barrier2-10/barrier2-10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78" calcext:value-type="float">
            <text:p>28.46078</text:p>
          </table:table-cell>
          <table:table-cell office:value-type="float" office:value="0.84432" calcext:value-type="float">
            <text:p>0.84432</text:p>
          </table:table-cell>
          <table:table-cell office:value-type="float" office:value="224.24729" calcext:value-type="float">
            <text:p>224.24729</text:p>
          </table:table-cell>
          <table:table-cell office:value-type="float" office:value="0.53985" calcext:value-type="float">
            <text:p>0.53985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8847" calcext:value-type="float">
            <text:p>0.28847</text:p>
          </table:table-cell>
          <table:table-cell office:value-type="float" office:value="27.022532" calcext:value-type="float">
            <text:p>27.022532</text:p>
          </table:table-cell>
          <table:table-cell office:value-type="float" office:value="165.342" calcext:value-type="float">
            <text:p>165.342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1.2855" calcext:value-type="float">
            <text:p>1.2855</text:p>
          </table:table-cell>
          <table:table-cell office:value-type="float" office:value="6.063873" calcext:value-type="float">
            <text:p>6.063873</text:p>
          </table:table-cell>
          <table:table-cell office:value-type="float" office:value="37.103" calcext:value-type="float">
            <text:p>37.103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46438" calcext:value-type="float">
            <text:p>0.46438</text:p>
          </table:table-cell>
          <table:table-cell office:value-type="float" office:value="16.786155" calcext:value-type="float">
            <text:p>16.786155</text:p>
          </table:table-cell>
          <table:table-cell office:value-type="float" office:value="102.709" calcext:value-type="float">
            <text:p>102.709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30576" calcext:value-type="float">
            <text:p>0.30576</text:p>
          </table:table-cell>
          <table:table-cell office:value-type="float" office:value="25.493959" calcext:value-type="float">
            <text:p>25.493959</text:p>
          </table:table-cell>
          <table:table-cell office:value-type="float" office:value="155.989" calcext:value-type="float">
            <text:p>155.989</text:p>
          </table:table-cell>
          <table:table-cell table:formula="of:=1" office:value-type="float" office:value="1" calcext:value-type="float">
            <text:p>1</text:p>
          </table:table-cell>
          <table:table-cell table:formula="of:=[.O54]/[.T54]" office:value-type="float" office:value="4.45631562534374" calcext:value-type="float">
            <text:p>4.4563156253</text:p>
          </table:table-cell>
          <table:table-cell table:formula="of:=[.Y54]/[.T54]" office:value-type="float" office:value="2.76822337802919" calcext:value-type="float">
            <text:p>2.768223378</text:p>
          </table:table-cell>
          <table:table-cell table:formula="of:=[.AD54]/[.T54]" office:value-type="float" office:value="4.20423696208677" calcext:value-type="float">
            <text:p>4.2042369621</text:p>
          </table:table-cell>
        </table:table-row>
        <table:table-row table:style-name="ro1">
          <table:table-cell office:value-type="string" calcext:value-type="string">
            <text:p>/data-2/gunrock_dataset/large/benchmark/barrier2-11/barrier2-11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78" calcext:value-type="float">
            <text:p>28.46078</text:p>
          </table:table-cell>
          <table:table-cell office:value-type="float" office:value="0.84432" calcext:value-type="float">
            <text:p>0.84432</text:p>
          </table:table-cell>
          <table:table-cell office:value-type="float" office:value="224.24729" calcext:value-type="float">
            <text:p>224.24729</text:p>
          </table:table-cell>
          <table:table-cell office:value-type="float" office:value="0.53985" calcext:value-type="float">
            <text:p>0.53985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898" calcext:value-type="float">
            <text:p>0.2898</text:p>
          </table:table-cell>
          <table:table-cell office:value-type="float" office:value="26.898106" calcext:value-type="float">
            <text:p>26.898106</text:p>
          </table:table-cell>
          <table:table-cell office:value-type="float" office:value="164.58" calcext:value-type="float">
            <text:p>164.58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1.28798" calcext:value-type="float">
            <text:p>1.28798</text:p>
          </table:table-cell>
          <table:table-cell office:value-type="float" office:value="6.052182" calcext:value-type="float">
            <text:p>6.052182</text:p>
          </table:table-cell>
          <table:table-cell office:value-type="float" office:value="37.031" calcext:value-type="float">
            <text:p>37.031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4654" calcext:value-type="float">
            <text:p>0.4654</text:p>
          </table:table-cell>
          <table:table-cell office:value-type="float" office:value="16.749221" calcext:value-type="float">
            <text:p>16.749221</text:p>
          </table:table-cell>
          <table:table-cell office:value-type="float" office:value="102.483" calcext:value-type="float">
            <text:p>102.483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3072" calcext:value-type="float">
            <text:p>0.3072</text:p>
          </table:table-cell>
          <table:table-cell office:value-type="float" office:value="25.374719" calcext:value-type="float">
            <text:p>25.374719</text:p>
          </table:table-cell>
          <table:table-cell office:value-type="float" office:value="155.259" calcext:value-type="float">
            <text:p>155.259</text:p>
          </table:table-cell>
          <table:table-cell table:formula="of:=1" office:value-type="float" office:value="1" calcext:value-type="float">
            <text:p>1</text:p>
          </table:table-cell>
          <table:table-cell table:formula="of:=[.O55]/[.T55]" office:value-type="float" office:value="4.44436502405248" calcext:value-type="float">
            <text:p>4.4443650241</text:p>
          </table:table-cell>
          <table:table-cell table:formula="of:=[.Y55]/[.T55]" office:value-type="float" office:value="2.76746816272214" calcext:value-type="float">
            <text:p>2.7674681627</text:p>
          </table:table-cell>
          <table:table-cell table:formula="of:=[.AD55]/[.T55]" office:value-type="float" office:value="4.19265630147937" calcext:value-type="float">
            <text:p>4.1926563015</text:p>
          </table:table-cell>
        </table:table-row>
        <table:table-row table:style-name="ro1">
          <table:table-cell office:value-type="string" calcext:value-type="string">
            <text:p>/data-2/gunrock_dataset/large/benchmark/barrier2-12/barrier2-12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78" calcext:value-type="float">
            <text:p>28.46078</text:p>
          </table:table-cell>
          <table:table-cell office:value-type="float" office:value="0.84432" calcext:value-type="float">
            <text:p>0.84432</text:p>
          </table:table-cell>
          <table:table-cell office:value-type="float" office:value="224.24729" calcext:value-type="float">
            <text:p>224.24729</text:p>
          </table:table-cell>
          <table:table-cell office:value-type="float" office:value="0.53985" calcext:value-type="float">
            <text:p>0.53985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8942" calcext:value-type="float">
            <text:p>0.28942</text:p>
          </table:table-cell>
          <table:table-cell office:value-type="float" office:value="26.933198" calcext:value-type="float">
            <text:p>26.933198</text:p>
          </table:table-cell>
          <table:table-cell office:value-type="float" office:value="164.795" calcext:value-type="float">
            <text:p>164.795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1.2866" calcext:value-type="float">
            <text:p>1.2866</text:p>
          </table:table-cell>
          <table:table-cell office:value-type="float" office:value="6.05867" calcext:value-type="float">
            <text:p>6.05867</text:p>
          </table:table-cell>
          <table:table-cell office:value-type="float" office:value="37.071" calcext:value-type="float">
            <text:p>37.071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46551" calcext:value-type="float">
            <text:p>0.46551</text:p>
          </table:table-cell>
          <table:table-cell office:value-type="float" office:value="16.745421" calcext:value-type="float">
            <text:p>16.745421</text:p>
          </table:table-cell>
          <table:table-cell office:value-type="float" office:value="102.46" calcext:value-type="float">
            <text:p>102.46</text:p>
          </table:table-cell>
          <table:table-cell office:value-type="string" calcext:value-type="string">
            <text:p><text:s/>ModernGPU 1.1 SpMV</text:p>
          </table:table-cell>
          <table:table-cell office:value-type="float" office:value="4" calcext:value-type="float">
            <text:p>4</text:p>
          </table:table-cell>
          <table:table-cell office:value-type="float" office:value="0.30844" calcext:value-type="float">
            <text:p>0.30844</text:p>
          </table:table-cell>
          <table:table-cell office:value-type="float" office:value="25.27284" calcext:value-type="float">
            <text:p>25.27284</text:p>
          </table:table-cell>
          <table:table-cell office:value-type="float" office:value="154.636" calcext:value-type="float">
            <text:p>154.636</text:p>
          </table:table-cell>
          <table:table-cell table:formula="of:=1" office:value-type="float" office:value="1" calcext:value-type="float">
            <text:p>1</text:p>
          </table:table-cell>
          <table:table-cell table:formula="of:=[.O56]/[.T56]" office:value-type="float" office:value="4.44539775231198" calcext:value-type="float">
            <text:p>4.4453977523</text:p>
          </table:table-cell>
          <table:table-cell table:formula="of:=[.Y56]/[.T56]" office:value-type="float" office:value="2.76387738563084" calcext:value-type="float">
            <text:p>2.7638773856</text:p>
          </table:table-cell>
          <table:table-cell table:formula="of:=[.AD56]/[.T56]" office:value-type="float" office:value="4.17135113812107" calcext:value-type="float">
            <text:p>4.1713511381</text:p>
          </table:table-cell>
        </table:table-row>
        <table:table-row table:style-name="ro1">
          <table:table-cell office:value-type="string" calcext:value-type="string">
            <text:p>/data-2/gunrock_dataset/large/benchmark/barrier2-9/barrier2-9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78" calcext:value-type="float">
            <text:p>28.46078</text:p>
          </table:table-cell>
          <table:table-cell office:value-type="float" office:value="0.84432" calcext:value-type="float">
            <text:p>0.84432</text:p>
          </table:table-cell>
          <table:table-cell office:value-type="float" office:value="224.24729" calcext:value-type="float">
            <text:p>224.24729</text:p>
          </table:table-cell>
          <table:table-cell office:value-type="float" office:value="0.53985" calcext:value-type="float">
            <text:p>0.53985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9098" calcext:value-type="float">
            <text:p>0.29098</text:p>
          </table:table-cell>
          <table:table-cell office:value-type="float" office:value="26.789248" calcext:value-type="float">
            <text:p>26.789248</text:p>
          </table:table-cell>
          <table:table-cell office:value-type="float" office:value="163.914" calcext:value-type="float">
            <text:p>163.914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1.28456" calcext:value-type="float">
            <text:p>1.28456</text:p>
          </table:table-cell>
          <table:table-cell office:value-type="float" office:value="6.068315" calcext:value-type="float">
            <text:p>6.068315</text:p>
          </table:table-cell>
          <table:table-cell office:value-type="float" office:value="37.13" calcext:value-type="float">
            <text:p>37.13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46416" calcext:value-type="float">
            <text:p>0.46416</text:p>
          </table:table-cell>
          <table:table-cell office:value-type="float" office:value="16.793907" calcext:value-type="float">
            <text:p>16.793907</text:p>
          </table:table-cell>
          <table:table-cell office:value-type="float" office:value="102.756" calcext:value-type="float">
            <text:p>102.756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30673" calcext:value-type="float">
            <text:p>0.30673</text:p>
          </table:table-cell>
          <table:table-cell office:value-type="float" office:value="25.413369" calcext:value-type="float">
            <text:p>25.413369</text:p>
          </table:table-cell>
          <table:table-cell office:value-type="float" office:value="155.496" calcext:value-type="float">
            <text:p>155.496</text:p>
          </table:table-cell>
          <table:table-cell table:formula="of:=1" office:value-type="float" office:value="1" calcext:value-type="float">
            <text:p>1</text:p>
          </table:table-cell>
          <table:table-cell table:formula="of:=[.O57]/[.T57]" office:value-type="float" office:value="4.41461064562403" calcext:value-type="float">
            <text:p>4.4146106456</text:p>
          </table:table-cell>
          <table:table-cell table:formula="of:=[.Y57]/[.T57]" office:value-type="float" office:value="2.76747449662715" calcext:value-type="float">
            <text:p>2.7674744966</text:p>
          </table:table-cell>
          <table:table-cell table:formula="of:=[.AD57]/[.T57]" office:value-type="float" office:value="4.18787900759931" calcext:value-type="float">
            <text:p>4.1878790076</text:p>
          </table:table-cell>
        </table:table-row>
        <table:table-row table:style-name="ro1">
          <table:table-cell office:value-type="string" calcext:value-type="string">
            <text:p>/data-2/gunrock_dataset/large/benchmark/net100/net100.mtx</text:p>
          </table:table-cell>
          <table:table-cell table:number-columns-repeated="2" office:value-type="float" office:value="29920" calcext:value-type="float">
            <text:p>29920</text:p>
          </table:table-cell>
          <table:table-cell office:value-type="float" office:value="2033200" calcext:value-type="float">
            <text:p>2033200</text:p>
          </table:table-cell>
          <table:table-cell office:value-type="float" office:value="67.95455" calcext:value-type="float">
            <text:p>67.95455</text:p>
          </table:table-cell>
          <table:table-cell office:value-type="float" office:value="57.82014" calcext:value-type="float">
            <text:p>57.82014</text:p>
          </table:table-cell>
          <table:table-cell office:value-type="float" office:value="0.85086" calcext:value-type="float">
            <text:p>0.85086</text:p>
          </table:table-cell>
          <table:table-cell office:value-type="float" office:value="0.63501" calcext:value-type="float">
            <text:p>0.63501</text:p>
          </table:table-cell>
          <table:table-cell office:value-type="float" office:value="0.25881" calcext:value-type="float">
            <text:p>0.25881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6065" calcext:value-type="float">
            <text:p>0.16065</text:p>
          </table:table-cell>
          <table:table-cell office:value-type="float" office:value="25.312233" calcext:value-type="float">
            <text:p>25.312233</text:p>
          </table:table-cell>
          <table:table-cell office:value-type="float" office:value="153.363" calcext:value-type="float">
            <text:p>153.363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17614" calcext:value-type="float">
            <text:p>0.17614</text:p>
          </table:table-cell>
          <table:table-cell office:value-type="float" office:value="23.085657" calcext:value-type="float">
            <text:p>23.085657</text:p>
          </table:table-cell>
          <table:table-cell office:value-type="float" office:value="139.873" calcext:value-type="float">
            <text:p>139.873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18088" calcext:value-type="float">
            <text:p>0.18088</text:p>
          </table:table-cell>
          <table:table-cell office:value-type="float" office:value="22.480805" calcext:value-type="float">
            <text:p>22.480805</text:p>
          </table:table-cell>
          <table:table-cell office:value-type="float" office:value="136.208" calcext:value-type="float">
            <text:p>136.208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16915" calcext:value-type="float">
            <text:p>0.16915</text:p>
          </table:table-cell>
          <table:table-cell office:value-type="float" office:value="24.040371" calcext:value-type="float">
            <text:p>24.040371</text:p>
          </table:table-cell>
          <table:table-cell office:value-type="float" office:value="145.657" calcext:value-type="float">
            <text:p>145.657</text:p>
          </table:table-cell>
          <table:table-cell table:formula="of:=1" office:value-type="float" office:value="1" calcext:value-type="float">
            <text:p>1</text:p>
          </table:table-cell>
          <table:table-cell table:formula="of:=[.O58]/[.T58]" office:value-type="float" office:value="1.09644845715242" calcext:value-type="float">
            <text:p>1.0964484572</text:p>
          </table:table-cell>
          <table:table-cell table:formula="of:=[.Y58]/[.T58]" office:value-type="float" office:value="0.973799662708321" calcext:value-type="float">
            <text:p>0.9737996627</text:p>
          </table:table-cell>
          <table:table-cell table:formula="of:=[.AD58]/[.T58]" office:value-type="float" office:value="1.04135528826405" calcext:value-type="float">
            <text:p>1.0413552883</text:p>
          </table:table-cell>
        </table:table-row>
        <table:table-row table:style-name="ro1">
          <table:table-cell office:value-type="string" calcext:value-type="string">
            <text:p>/data-2/gunrock_dataset/large/benchmark/net125/net125.mtx</text:p>
          </table:table-cell>
          <table:table-cell table:number-columns-repeated="2" office:value-type="float" office:value="36720" calcext:value-type="float">
            <text:p>36720</text:p>
          </table:table-cell>
          <table:table-cell office:value-type="float" office:value="2577200" calcext:value-type="float">
            <text:p>2577200</text:p>
          </table:table-cell>
          <table:table-cell office:value-type="float" office:value="70.18519" calcext:value-type="float">
            <text:p>70.18519</text:p>
          </table:table-cell>
          <table:table-cell office:value-type="float" office:value="66.62591" calcext:value-type="float">
            <text:p>66.62591</text:p>
          </table:table-cell>
          <table:table-cell office:value-type="float" office:value="0.94929" calcext:value-type="float">
            <text:p>0.94929</text:p>
          </table:table-cell>
          <table:table-cell office:value-type="float" office:value="1.13804" calcext:value-type="float">
            <text:p>1.13804</text:p>
          </table:table-cell>
          <table:table-cell office:value-type="float" office:value="0.20255" calcext:value-type="float">
            <text:p>0.20255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9409" calcext:value-type="float">
            <text:p>0.19409</text:p>
          </table:table-cell>
          <table:table-cell office:value-type="float" office:value="26.55637" calcext:value-type="float">
            <text:p>26.55637</text:p>
          </table:table-cell>
          <table:table-cell office:value-type="float" office:value="160.852" calcext:value-type="float">
            <text:p>160.852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2213" calcext:value-type="float">
            <text:p>0.22213</text:p>
          </table:table-cell>
          <table:table-cell office:value-type="float" office:value="23.204638" calcext:value-type="float">
            <text:p>23.204638</text:p>
          </table:table-cell>
          <table:table-cell office:value-type="float" office:value="140.55" calcext:value-type="float">
            <text:p>140.55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22456" calcext:value-type="float">
            <text:p>0.22456</text:p>
          </table:table-cell>
          <table:table-cell office:value-type="float" office:value="22.953004" calcext:value-type="float">
            <text:p>22.953004</text:p>
          </table:table-cell>
          <table:table-cell office:value-type="float" office:value="139.026" calcext:value-type="float">
            <text:p>139.026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0246" calcext:value-type="float">
            <text:p>0.20246</text:p>
          </table:table-cell>
          <table:table-cell office:value-type="float" office:value="25.458351" calcext:value-type="float">
            <text:p>25.458351</text:p>
          </table:table-cell>
          <table:table-cell office:value-type="float" office:value="154.201" calcext:value-type="float">
            <text:p>154.201</text:p>
          </table:table-cell>
          <table:table-cell table:formula="of:=1" office:value-type="float" office:value="1" calcext:value-type="float">
            <text:p>1</text:p>
          </table:table-cell>
          <table:table-cell table:formula="of:=[.O59]/[.T59]" office:value-type="float" office:value="1.1444423308823" calcext:value-type="float">
            <text:p>1.1444423309</text:p>
          </table:table-cell>
          <table:table-cell table:formula="of:=[.Y59]/[.T59]" office:value-type="float" office:value="0.989155874786756" calcext:value-type="float">
            <text:p>0.9891558748</text:p>
          </table:table-cell>
          <table:table-cell table:formula="of:=[.AD59]/[.T59]" office:value-type="float" office:value="1.09712338541976" calcext:value-type="float">
            <text:p>1.0971233854</text:p>
          </table:table-cell>
        </table:table-row>
        <table:table-row table:style-name="ro1">
          <table:table-cell office:value-type="string" calcext:value-type="string">
            <text:p>/data-2/gunrock_dataset/large/benchmark/TSOPF_RS_b300_c2/TSOPF_RS_b300_c2.mtx</text:p>
          </table:table-cell>
          <table:table-cell table:number-columns-repeated="2" office:value-type="float" office:value="28338" calcext:value-type="float">
            <text:p>28338</text:p>
          </table:table-cell>
          <table:table-cell office:value-type="float" office:value="2943887" calcext:value-type="float">
            <text:p>2943887</text:p>
          </table:table-cell>
          <table:table-cell office:value-type="float" office:value="103.88478" calcext:value-type="float">
            <text:p>103.88478</text:p>
          </table:table-cell>
          <table:table-cell office:value-type="float" office:value="102.4046" calcext:value-type="float">
            <text:p>102.4046</text:p>
          </table:table-cell>
          <table:table-cell office:value-type="float" office:value="0.98575" calcext:value-type="float">
            <text:p>0.98575</text:p>
          </table:table-cell>
          <table:table-cell office:value-type="float" office:value="0.052" calcext:value-type="float">
            <text:p>0.052</text:p>
          </table:table-cell>
          <table:table-cell office:value-type="float" office:value="0.32453" calcext:value-type="float">
            <text:p>0.32453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0592" calcext:value-type="float">
            <text:p>0.20592</text:p>
          </table:table-cell>
          <table:table-cell office:value-type="float" office:value="28.592087" calcext:value-type="float">
            <text:p>28.592087</text:p>
          </table:table-cell>
          <table:table-cell office:value-type="float" office:value="172.653" calcext:value-type="float">
            <text:p>172.653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25595" calcext:value-type="float">
            <text:p>0.25595</text:p>
          </table:table-cell>
          <table:table-cell office:value-type="float" office:value="23.004003" calcext:value-type="float">
            <text:p>23.004003</text:p>
          </table:table-cell>
          <table:table-cell office:value-type="float" office:value="138.91" calcext:value-type="float">
            <text:p>138.91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1977" calcext:value-type="float">
            <text:p>0.1977</text:p>
          </table:table-cell>
          <table:table-cell office:value-type="float" office:value="29.781475" calcext:value-type="float">
            <text:p>29.781475</text:p>
          </table:table-cell>
          <table:table-cell office:value-type="float" office:value="179.836" calcext:value-type="float">
            <text:p>179.836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165" calcext:value-type="float">
            <text:p>0.2165</text:p>
          </table:table-cell>
          <table:table-cell office:value-type="float" office:value="27.19536" calcext:value-type="float">
            <text:p>27.19536</text:p>
          </table:table-cell>
          <table:table-cell office:value-type="float" office:value="164.219" calcext:value-type="float">
            <text:p>164.219</text:p>
          </table:table-cell>
          <table:table-cell table:formula="of:=1" office:value-type="float" office:value="1" calcext:value-type="float">
            <text:p>1</text:p>
          </table:table-cell>
          <table:table-cell table:formula="of:=[.O60]/[.T60]" office:value-type="float" office:value="1.24291789563755" calcext:value-type="float">
            <text:p>1.2429178956</text:p>
          </table:table-cell>
          <table:table-cell table:formula="of:=[.Y60]/[.T60]" office:value-type="float" office:value="1.29462141871569" calcext:value-type="float">
            <text:p>1.2946214187</text:p>
          </table:table-cell>
          <table:table-cell table:formula="of:=[.AD60]/[.T60]" office:value-type="float" office:value="1.18220120211252" calcext:value-type="float">
            <text:p>1.1822012021</text:p>
          </table:table-cell>
        </table:table-row>
        <table:table-row table:style-name="ro1">
          <table:table-cell office:value-type="string" calcext:value-type="string">
            <text:p>/data-2/gunrock_dataset/large/benchmark/TSC_OPF_1047/TSC_OPF_1047.mtx</text:p>
          </table:table-cell>
          <table:table-cell table:number-columns-repeated="2" office:value-type="float" office:value="8140" calcext:value-type="float">
            <text:p>8140</text:p>
          </table:table-cell>
          <table:table-cell office:value-type="float" office:value="2016902" calcext:value-type="float">
            <text:p>2016902</text:p>
          </table:table-cell>
          <table:table-cell office:value-type="float" office:value="247.77666" calcext:value-type="float">
            <text:p>247.77666</text:p>
          </table:table-cell>
          <table:table-cell office:value-type="float" office:value="323.64638" calcext:value-type="float">
            <text:p>323.64638</text:p>
          </table:table-cell>
          <table:table-cell office:value-type="float" office:value="1.3062" calcext:value-type="float">
            <text:p>1.3062</text:p>
          </table:table-cell>
          <table:table-cell office:value-type="float" office:value="1.34163" calcext:value-type="float">
            <text:p>1.34163</text:p>
          </table:table-cell>
          <table:table-cell office:value-type="float" office:value="0.40297" calcext:value-type="float">
            <text:p>0.40297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4532" calcext:value-type="float">
            <text:p>0.14532</text:p>
          </table:table-cell>
          <table:table-cell office:value-type="float" office:value="27.758996" calcext:value-type="float">
            <text:p>27.758996</text:p>
          </table:table-cell>
          <table:table-cell office:value-type="float" office:value="167.002" calcext:value-type="float">
            <text:p>167.002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18761" calcext:value-type="float">
            <text:p>0.18761</text:p>
          </table:table-cell>
          <table:table-cell office:value-type="float" office:value="21.501421" calcext:value-type="float">
            <text:p>21.501421</text:p>
          </table:table-cell>
          <table:table-cell office:value-type="float" office:value="129.356" calcext:value-type="float">
            <text:p>129.356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13434" calcext:value-type="float">
            <text:p>0.13434</text:p>
          </table:table-cell>
          <table:table-cell office:value-type="float" office:value="30.026291" calcext:value-type="float">
            <text:p>30.026291</text:p>
          </table:table-cell>
          <table:table-cell office:value-type="float" office:value="180.642" calcext:value-type="float">
            <text:p>180.642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15676" calcext:value-type="float">
            <text:p>0.15676</text:p>
          </table:table-cell>
          <table:table-cell office:value-type="float" office:value="25.732618" calcext:value-type="float">
            <text:p>25.732618</text:p>
          </table:table-cell>
          <table:table-cell office:value-type="float" office:value="154.811" calcext:value-type="float">
            <text:p>154.811</text:p>
          </table:table-cell>
          <table:table-cell table:formula="of:=1" office:value-type="float" office:value="1" calcext:value-type="float">
            <text:p>1</text:p>
          </table:table-cell>
          <table:table-cell table:formula="of:=[.O61]/[.T61]" office:value-type="float" office:value="1.29103076489689" calcext:value-type="float">
            <text:p>1.2910307649</text:p>
          </table:table-cell>
          <table:table-cell table:formula="of:=[.Y61]/[.T61]" office:value-type="float" office:value="1.39647937687467" calcext:value-type="float">
            <text:p>1.3964793769</text:p>
          </table:table-cell>
          <table:table-cell table:formula="of:=[.AD61]/[.T61]" office:value-type="float" office:value="1.19678685422698" calcext:value-type="float">
            <text:p>1.1967868542</text:p>
          </table:table-cell>
        </table:table-row>
        <table:table-row table:style-name="ro1">
          <table:table-cell office:value-type="string" calcext:value-type="string">
            <text:p>/data-2/gunrock_dataset/large/benchmark/web-Stanford/web-Stanford.mtx</text:p>
          </table:table-cell>
          <table:table-cell table:number-columns-repeated="2" office:value-type="float" office:value="281903" calcext:value-type="float">
            <text:p>281903</text:p>
          </table:table-cell>
          <table:table-cell office:value-type="float" office:value="2312497" calcext:value-type="float">
            <text:p>2312497</text:p>
          </table:table-cell>
          <table:table-cell office:value-type="float" office:value="8.20317" calcext:value-type="float">
            <text:p>8.20317</text:p>
          </table:table-cell>
          <table:table-cell office:value-type="float" office:value="11.31141" calcext:value-type="float">
            <text:p>11.31141</text:p>
          </table:table-cell>
          <table:table-cell office:value-type="float" office:value="1.37891" calcext:value-type="float">
            <text:p>1.37891</text:p>
          </table:table-cell>
          <table:table-cell office:value-type="float" office:value="5.37693" calcext:value-type="float">
            <text:p>5.37693</text:p>
          </table:table-cell>
          <table:table-cell office:value-type="float" office:value="0.20299" calcext:value-type="float">
            <text:p>0.20299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30503" calcext:value-type="float">
            <text:p>0.30503</text:p>
          </table:table-cell>
          <table:table-cell office:value-type="float" office:value="15.162403" calcext:value-type="float">
            <text:p>15.162403</text:p>
          </table:table-cell>
          <table:table-cell office:value-type="float" office:value="98.368" calcext:value-type="float">
            <text:p>98.368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63505" calcext:value-type="float">
            <text:p>0.63505</text:p>
          </table:table-cell>
          <table:table-cell office:value-type="float" office:value="7.282923" calcext:value-type="float">
            <text:p>7.282923</text:p>
          </table:table-cell>
          <table:table-cell office:value-type="float" office:value="47.249" calcext:value-type="float">
            <text:p>47.249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84299" calcext:value-type="float">
            <text:p>0.84299</text:p>
          </table:table-cell>
          <table:table-cell office:value-type="float" office:value="5.486424" calcext:value-type="float">
            <text:p>5.486424</text:p>
          </table:table-cell>
          <table:table-cell office:value-type="float" office:value="35.594" calcext:value-type="float">
            <text:p>35.594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8017" calcext:value-type="float">
            <text:p>0.28017</text:p>
          </table:table-cell>
          <table:table-cell office:value-type="float" office:value="16.507648" calcext:value-type="float">
            <text:p>16.507648</text:p>
          </table:table-cell>
          <table:table-cell office:value-type="float" office:value="107.095" calcext:value-type="float">
            <text:p>107.095</text:p>
          </table:table-cell>
          <table:table-cell table:formula="of:=1" office:value-type="float" office:value="1" calcext:value-type="float">
            <text:p>1</text:p>
          </table:table-cell>
          <table:table-cell table:formula="of:=[.O62]/[.T62]" office:value-type="float" office:value="2.08191175438763" calcext:value-type="float">
            <text:p>2.0819117544</text:p>
          </table:table-cell>
          <table:table-cell table:formula="of:=[.Y62]/[.T62]" office:value-type="float" office:value="0.753327201180076" calcext:value-type="float">
            <text:p>0.7533272012</text:p>
          </table:table-cell>
          <table:table-cell table:formula="of:=[.AD62]/[.T62]" office:value-type="float" office:value="2.26662399149352" calcext:value-type="float">
            <text:p>2.2666239915</text:p>
          </table:table-cell>
        </table:table-row>
        <table:table-row table:style-name="ro1">
          <table:table-cell office:value-type="string" calcext:value-type="string">
            <text:p>/data-2/gunrock_dataset/large/benchmark/exdata_1/exdata_1.mtx</text:p>
          </table:table-cell>
          <table:table-cell table:number-columns-repeated="2" office:value-type="float" office:value="6001" calcext:value-type="float">
            <text:p>6001</text:p>
          </table:table-cell>
          <table:table-cell office:value-type="float" office:value="2269501" calcext:value-type="float">
            <text:p>2269501</text:p>
          </table:table-cell>
          <table:table-cell office:value-type="float" office:value="378.18714" calcext:value-type="float">
            <text:p>378.18714</text:p>
          </table:table-cell>
          <table:table-cell office:value-type="float" office:value="649.62668" calcext:value-type="float">
            <text:p>649.62668</text:p>
          </table:table-cell>
          <table:table-cell office:value-type="float" office:value="1.71774" calcext:value-type="float">
            <text:p>1.71774</text:p>
          </table:table-cell>
          <table:table-cell office:value-type="float" office:value="1.15393" calcext:value-type="float">
            <text:p>1.15393</text:p>
          </table:table-cell>
          <table:table-cell office:value-type="float" office:value="0.3126" calcext:value-type="float">
            <text:p>0.3126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5023" calcext:value-type="float">
            <text:p>0.15023</text:p>
          </table:table-cell>
          <table:table-cell office:value-type="float" office:value="30.212962" calcext:value-type="float">
            <text:p>30.212962</text:p>
          </table:table-cell>
          <table:table-cell office:value-type="float" office:value="181.597" calcext:value-type="float">
            <text:p>181.597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1418" calcext:value-type="float">
            <text:p>0.1418</text:p>
          </table:table-cell>
          <table:table-cell office:value-type="float" office:value="32.008804" calcext:value-type="float">
            <text:p>32.008804</text:p>
          </table:table-cell>
          <table:table-cell office:value-type="float" office:value="192.391" calcext:value-type="float">
            <text:p>192.391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14503" calcext:value-type="float">
            <text:p>0.14503</text:p>
          </table:table-cell>
          <table:table-cell office:value-type="float" office:value="31.29621" calcext:value-type="float">
            <text:p>31.29621</text:p>
          </table:table-cell>
          <table:table-cell office:value-type="float" office:value="188.108" calcext:value-type="float">
            <text:p>188.108</text:p>
          </table:table-cell>
          <table:table-cell office:value-type="string" calcext:value-type="string">
            <text:p><text:s/>ModernGPU 1.1 SpMV</text:p>
          </table:table-cell>
          <table:table-cell office:value-type="float" office:value="4" calcext:value-type="float">
            <text:p>4</text:p>
          </table:table-cell>
          <table:table-cell office:value-type="float" office:value="0.16136" calcext:value-type="float">
            <text:p>0.16136</text:p>
          </table:table-cell>
          <table:table-cell office:value-type="float" office:value="28.129103" calcext:value-type="float">
            <text:p>28.129103</text:p>
          </table:table-cell>
          <table:table-cell office:value-type="float" office:value="169.072" calcext:value-type="float">
            <text:p>169.072</text:p>
          </table:table-cell>
          <table:table-cell table:formula="of:=1" office:value-type="float" office:value="1" calcext:value-type="float">
            <text:p>1</text:p>
          </table:table-cell>
          <table:table-cell table:formula="of:=[.O63]/[.T63]" office:value-type="float" office:value="0.943895373285425" calcext:value-type="float">
            <text:p>0.9438953733</text:p>
          </table:table-cell>
          <table:table-cell table:formula="of:=[.Y63]/[.T63]" office:value-type="float" office:value="0.97773756245313" calcext:value-type="float">
            <text:p>0.9777375625</text:p>
          </table:table-cell>
          <table:table-cell table:formula="of:=[.AD63]/[.T63]" office:value-type="float" office:value="0.878792690910913" calcext:value-type="float">
            <text:p>0.8787926909</text:p>
          </table:table-cell>
        </table:table-row>
        <table:table-row table:style-name="ro1">
          <table:table-cell office:value-type="string" calcext:value-type="string">
            <text:p>/data-2/gunrock_dataset/large/benchmark/citationCiteseer/citationCiteseer.mtx</text:p>
          </table:table-cell>
          <table:table-cell table:number-columns-repeated="2" office:value-type="float" office:value="268495" calcext:value-type="float">
            <text:p>268495</text:p>
          </table:table-cell>
          <table:table-cell office:value-type="float" office:value="2313294" calcext:value-type="float">
            <text:p>2313294</text:p>
          </table:table-cell>
          <table:table-cell office:value-type="float" office:value="8.61578" calcext:value-type="float">
            <text:p>8.61578</text:p>
          </table:table-cell>
          <table:table-cell office:value-type="float" office:value="16.28248" calcext:value-type="float">
            <text:p>16.28248</text:p>
          </table:table-cell>
          <table:table-cell office:value-type="float" office:value="1.88984" calcext:value-type="float">
            <text:p>1.88984</text:p>
          </table:table-cell>
          <table:table-cell office:value-type="float" office:value="17.70675" calcext:value-type="float">
            <text:p>17.70675</text:p>
          </table:table-cell>
          <table:table-cell office:value-type="float" office:value="0.21357" calcext:value-type="float">
            <text:p>0.21357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9348" calcext:value-type="float">
            <text:p>0.29348</text:p>
          </table:table-cell>
          <table:table-cell office:value-type="float" office:value="15.764319" calcext:value-type="float">
            <text:p>15.764319</text:p>
          </table:table-cell>
          <table:table-cell office:value-type="float" office:value="101.905" calcext:value-type="float">
            <text:p>101.905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83507" calcext:value-type="float">
            <text:p>0.83507</text:p>
          </table:table-cell>
          <table:table-cell office:value-type="float" office:value="5.540367" calcext:value-type="float">
            <text:p>5.540367</text:p>
          </table:table-cell>
          <table:table-cell office:value-type="float" office:value="35.814" calcext:value-type="float">
            <text:p>35.814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79308" calcext:value-type="float">
            <text:p>0.79308</text:p>
          </table:table-cell>
          <table:table-cell office:value-type="float" office:value="5.833661" calcext:value-type="float">
            <text:p>5.833661</text:p>
          </table:table-cell>
          <table:table-cell office:value-type="float" office:value="37.71" calcext:value-type="float">
            <text:p>37.71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8706" calcext:value-type="float">
            <text:p>0.28706</text:p>
          </table:table-cell>
          <table:table-cell office:value-type="float" office:value="16.11719" calcext:value-type="float">
            <text:p>16.11719</text:p>
          </table:table-cell>
          <table:table-cell office:value-type="float" office:value="104.186" calcext:value-type="float">
            <text:p>104.186</text:p>
          </table:table-cell>
          <table:table-cell table:formula="of:=1" office:value-type="float" office:value="1" calcext:value-type="float">
            <text:p>1</text:p>
          </table:table-cell>
          <table:table-cell table:formula="of:=[.O64]/[.T64]" office:value-type="float" office:value="2.84535645382337" calcext:value-type="float">
            <text:p>2.8453564538</text:p>
          </table:table-cell>
          <table:table-cell table:formula="of:=[.Y64]/[.T64]" office:value-type="float" office:value="1.05293764835434" calcext:value-type="float">
            <text:p>1.0529376484</text:p>
          </table:table-cell>
          <table:table-cell table:formula="of:=[.AD64]/[.T64]" office:value-type="float" office:value="2.90904736094197" calcext:value-type="float">
            <text:p>2.9090473609</text:p>
          </table:table-cell>
        </table:table-row>
        <table:table-row table:style-name="ro1">
          <table:table-cell office:value-type="string" calcext:value-type="string">
            <text:p>/data-2/gunrock_dataset/large/benchmark/neos3/neos3.mtx</text:p>
          </table:table-cell>
          <table:table-cell office:value-type="float" office:value="512209" calcext:value-type="float">
            <text:p>512209</text:p>
          </table:table-cell>
          <table:table-cell office:value-type="float" office:value="518832" calcext:value-type="float">
            <text:p>518832</text:p>
          </table:table-cell>
          <table:table-cell office:value-type="float" office:value="2055024" calcext:value-type="float">
            <text:p>2055024</text:p>
          </table:table-cell>
          <table:table-cell office:value-type="float" office:value="4.01208" calcext:value-type="float">
            <text:p>4.01208</text:p>
          </table:table-cell>
          <table:table-cell office:value-type="float" office:value="9.04866" calcext:value-type="float">
            <text:p>9.04866</text:p>
          </table:table-cell>
          <table:table-cell office:value-type="float" office:value="2.25535" calcext:value-type="float">
            <text:p>2.25535</text:p>
          </table:table-cell>
          <table:table-cell office:value-type="float" office:value="715.67832" calcext:value-type="float">
            <text:p>715.67832</text:p>
          </table:table-cell>
          <table:table-cell office:value-type="float" office:value="0.12498" calcext:value-type="float">
            <text:p>0.12498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2593" calcext:value-type="float">
            <text:p>0.22593</text:p>
          </table:table-cell>
          <table:table-cell office:value-type="float" office:value="18.191463" calcext:value-type="float">
            <text:p>18.191463</text:p>
          </table:table-cell>
          <table:table-cell office:value-type="float" office:value="127.285" calcext:value-type="float">
            <text:p>127.285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1.32412" calcext:value-type="float">
            <text:p>1.32412</text:p>
          </table:table-cell>
          <table:table-cell office:value-type="float" office:value="3.103996" calcext:value-type="float">
            <text:p>3.103996</text:p>
          </table:table-cell>
          <table:table-cell office:value-type="float" office:value="21.719" calcext:value-type="float">
            <text:p>21.719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1.39109" calcext:value-type="float">
            <text:p>1.39109</text:p>
          </table:table-cell>
          <table:table-cell office:value-type="float" office:value="2.95455" calcext:value-type="float">
            <text:p>2.95455</text:p>
          </table:table-cell>
          <table:table-cell office:value-type="float" office:value="20.673" calcext:value-type="float">
            <text:p>20.673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1481" calcext:value-type="float">
            <text:p>0.21481</text:p>
          </table:table-cell>
          <table:table-cell office:value-type="float" office:value="19.133446" calcext:value-type="float">
            <text:p>19.133446</text:p>
          </table:table-cell>
          <table:table-cell office:value-type="float" office:value="133.877" calcext:value-type="float">
            <text:p>133.877</text:p>
          </table:table-cell>
          <table:table-cell table:formula="of:=1" office:value-type="float" office:value="1" calcext:value-type="float">
            <text:p>1</text:p>
          </table:table-cell>
          <table:table-cell table:formula="of:=[.O65]/[.T65]" office:value-type="float" office:value="5.86065929208672" calcext:value-type="float">
            <text:p>5.8606592921</text:p>
          </table:table-cell>
          <table:table-cell table:formula="of:=[.Y65]/[.T65]" office:value-type="float" office:value="0.951853675069169" calcext:value-type="float">
            <text:p>0.9518536751</text:p>
          </table:table-cell>
          <table:table-cell table:formula="of:=[.AD65]/[.T65]" office:value-type="float" office:value="6.16413358780101" calcext:value-type="float">
            <text:p>6.1641335878</text:p>
          </table:table-cell>
        </table:table-row>
        <table:table-row table:style-name="ro1">
          <table:table-cell office:value-type="string" calcext:value-type="string">
            <text:p>/data-2/gunrock_dataset/large/benchmark/net4-1/net4-1.mtx</text:p>
          </table:table-cell>
          <table:table-cell table:number-columns-repeated="2" office:value-type="float" office:value="88343" calcext:value-type="float">
            <text:p>88343</text:p>
          </table:table-cell>
          <table:table-cell office:value-type="float" office:value="2441727" calcext:value-type="float">
            <text:p>2441727</text:p>
          </table:table-cell>
          <table:table-cell office:value-type="float" office:value="27.63917" calcext:value-type="float">
            <text:p>27.63917</text:p>
          </table:table-cell>
          <table:table-cell office:value-type="float" office:value="85.30254" calcext:value-type="float">
            <text:p>85.30254</text:p>
          </table:table-cell>
          <table:table-cell office:value-type="float" office:value="3.08629" calcext:value-type="float">
            <text:p>3.08629</text:p>
          </table:table-cell>
          <table:table-cell office:value-type="float" office:value="50.21781" calcext:value-type="float">
            <text:p>50.21781</text:p>
          </table:table-cell>
          <table:table-cell office:value-type="float" office:value="0.50906" calcext:value-type="float">
            <text:p>0.50906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8674" calcext:value-type="float">
            <text:p>0.18674</text:p>
          </table:table-cell>
          <table:table-cell office:value-type="float" office:value="26.1512" calcext:value-type="float">
            <text:p>26.1512</text:p>
          </table:table-cell>
          <table:table-cell office:value-type="float" office:value="160.692" calcext:value-type="float">
            <text:p>160.692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7779" calcext:value-type="float">
            <text:p>0.7779</text:p>
          </table:table-cell>
          <table:table-cell office:value-type="float" office:value="6.277759" calcext:value-type="float">
            <text:p>6.277759</text:p>
          </table:table-cell>
          <table:table-cell office:value-type="float" office:value="38.575" calcext:value-type="float">
            <text:p>38.575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29342" calcext:value-type="float">
            <text:p>0.29342</text:p>
          </table:table-cell>
          <table:table-cell office:value-type="float" office:value="16.643176" calcext:value-type="float">
            <text:p>16.643176</text:p>
          </table:table-cell>
          <table:table-cell office:value-type="float" office:value="102.268" calcext:value-type="float">
            <text:p>102.268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0344" calcext:value-type="float">
            <text:p>0.20344</text:p>
          </table:table-cell>
          <table:table-cell office:value-type="float" office:value="24.004771" calcext:value-type="float">
            <text:p>24.004771</text:p>
          </table:table-cell>
          <table:table-cell office:value-type="float" office:value="147.503" calcext:value-type="float">
            <text:p>147.503</text:p>
          </table:table-cell>
          <table:table-cell table:formula="of:=1" office:value-type="float" office:value="1" calcext:value-type="float">
            <text:p>1</text:p>
          </table:table-cell>
          <table:table-cell table:formula="of:=[.O66]/[.T66]" office:value-type="float" office:value="4.16569033631269" calcext:value-type="float">
            <text:p>4.1656903363</text:p>
          </table:table-cell>
          <table:table-cell table:formula="of:=[.Y66]/[.T66]" office:value-type="float" office:value="2.65113331046955" calcext:value-type="float">
            <text:p>2.6511333105</text:p>
          </table:table-cell>
          <table:table-cell table:formula="of:=[.AD66]/[.T66]" office:value-type="float" office:value="3.82378026936045" calcext:value-type="float">
            <text:p>3.8237802694</text:p>
          </table:table-cell>
        </table:table-row>
        <table:table-row table:style-name="ro1">
          <table:table-cell office:value-type="string" calcext:value-type="string">
            <text:p>/data-2/gunrock_dataset/large/benchmark/gupta1/gupta1.mtx</text:p>
          </table:table-cell>
          <table:table-cell table:number-columns-repeated="2" office:value-type="float" office:value="31802" calcext:value-type="float">
            <text:p>31802</text:p>
          </table:table-cell>
          <table:table-cell office:value-type="float" office:value="2164210" calcext:value-type="float">
            <text:p>2164210</text:p>
          </table:table-cell>
          <table:table-cell office:value-type="float" office:value="68.05264" calcext:value-type="float">
            <text:p>68.05264</text:p>
          </table:table-cell>
          <table:table-cell office:value-type="float" office:value="360.30294" calcext:value-type="float">
            <text:p>360.30294</text:p>
          </table:table-cell>
          <table:table-cell office:value-type="float" office:value="5.29447" calcext:value-type="float">
            <text:p>5.29447</text:p>
          </table:table-cell>
          <table:table-cell office:value-type="float" office:value="15.99529" calcext:value-type="float">
            <text:p>15.99529</text:p>
          </table:table-cell>
          <table:table-cell office:value-type="float" office:value="0.47643" calcext:value-type="float">
            <text:p>0.47643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6052" calcext:value-type="float">
            <text:p>0.16052</text:p>
          </table:table-cell>
          <table:table-cell office:value-type="float" office:value="26.965794" calcext:value-type="float">
            <text:p>26.965794</text:p>
          </table:table-cell>
          <table:table-cell office:value-type="float" office:value="163.38" calcext:value-type="float">
            <text:p>163.38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62312" calcext:value-type="float">
            <text:p>0.62312</text:p>
          </table:table-cell>
          <table:table-cell office:value-type="float" office:value="6.946402" calcext:value-type="float">
            <text:p>6.946402</text:p>
          </table:table-cell>
          <table:table-cell office:value-type="float" office:value="42.087" calcext:value-type="float">
            <text:p>42.087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26742" calcext:value-type="float">
            <text:p>0.26742</text:p>
          </table:table-cell>
          <table:table-cell office:value-type="float" office:value="16.185995" calcext:value-type="float">
            <text:p>16.185995</text:p>
          </table:table-cell>
          <table:table-cell office:value-type="float" office:value="98.067" calcext:value-type="float">
            <text:p>98.067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17906" calcext:value-type="float">
            <text:p>0.17906</text:p>
          </table:table-cell>
          <table:table-cell office:value-type="float" office:value="24.173554" calcext:value-type="float">
            <text:p>24.173554</text:p>
          </table:table-cell>
          <table:table-cell office:value-type="float" office:value="146.462" calcext:value-type="float">
            <text:p>146.462</text:p>
          </table:table-cell>
          <table:table-cell table:formula="of:=1" office:value-type="float" office:value="1" calcext:value-type="float">
            <text:p>1</text:p>
          </table:table-cell>
          <table:table-cell table:formula="of:=[.O67]/[.T67]" office:value-type="float" office:value="3.88198005240699" calcext:value-type="float">
            <text:p>3.8819800524</text:p>
          </table:table-cell>
          <table:table-cell table:formula="of:=[.Y67]/[.T67]" office:value-type="float" office:value="2.33012644531658" calcext:value-type="float">
            <text:p>2.3301264453</text:p>
          </table:table-cell>
          <table:table-cell table:formula="of:=[.AD67]/[.T67]" office:value-type="float" office:value="3.48001080271484" calcext:value-type="float">
            <text:p>3.4800108027</text:p>
          </table:table-cell>
        </table:table-row>
        <table:table-row table:style-name="ro1">
          <table:table-cell office:value-type="string" calcext:value-type="string">
            <text:p>/data-2/gunrock_dataset/large/benchmark/c-big/c-big.mtx</text:p>
          </table:table-cell>
          <table:table-cell table:number-columns-repeated="2" office:value-type="float" office:value="345241" calcext:value-type="float">
            <text:p>345241</text:p>
          </table:table-cell>
          <table:table-cell office:value-type="float" office:value="2341011" calcext:value-type="float">
            <text:p>2341011</text:p>
          </table:table-cell>
          <table:table-cell office:value-type="float" office:value="6.7808" calcext:value-type="float">
            <text:p>6.7808</text:p>
          </table:table-cell>
          <table:table-cell office:value-type="float" office:value="36.44413" calcext:value-type="float">
            <text:p>36.44413</text:p>
          </table:table-cell>
          <table:table-cell office:value-type="float" office:value="5.3746" calcext:value-type="float">
            <text:p>5.3746</text:p>
          </table:table-cell>
          <table:table-cell office:value-type="float" office:value="468.09118" calcext:value-type="float">
            <text:p>468.09118</text:p>
          </table:table-cell>
          <table:table-cell office:value-type="float" office:value="0.18749" calcext:value-type="float">
            <text:p>0.18749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2976" calcext:value-type="float">
            <text:p>0.22976</text:p>
          </table:table-cell>
          <table:table-cell office:value-type="float" office:value="20.377881" calcext:value-type="float">
            <text:p>20.377881</text:p>
          </table:table-cell>
          <table:table-cell office:value-type="float" office:value="134.288" calcext:value-type="float">
            <text:p>134.288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4.1437" calcext:value-type="float">
            <text:p>4.1437</text:p>
          </table:table-cell>
          <table:table-cell office:value-type="float" office:value="1.129914" calcext:value-type="float">
            <text:p>1.129914</text:p>
          </table:table-cell>
          <table:table-cell office:value-type="float" office:value="7.446" calcext:value-type="float">
            <text:p>7.446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1.29265" calcext:value-type="float">
            <text:p>1.29265</text:p>
          </table:table-cell>
          <table:table-cell office:value-type="float" office:value="3.622035" calcext:value-type="float">
            <text:p>3.622035</text:p>
          </table:table-cell>
          <table:table-cell office:value-type="float" office:value="23.869" calcext:value-type="float">
            <text:p>23.869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3828" calcext:value-type="float">
            <text:p>0.23828</text:p>
          </table:table-cell>
          <table:table-cell office:value-type="float" office:value="19.649112" calcext:value-type="float">
            <text:p>19.649112</text:p>
          </table:table-cell>
          <table:table-cell office:value-type="float" office:value="129.486" calcext:value-type="float">
            <text:p>129.486</text:p>
          </table:table-cell>
          <table:table-cell table:formula="of:=1" office:value-type="float" office:value="1" calcext:value-type="float">
            <text:p>1</text:p>
          </table:table-cell>
          <table:table-cell table:formula="of:=[.O68]/[.T68]" office:value-type="float" office:value="18.0348955761235" calcext:value-type="float">
            <text:p>18.0348955761</text:p>
          </table:table-cell>
          <table:table-cell table:formula="of:=[.Y68]/[.T68]" office:value-type="float" office:value="3.20558467281581" calcext:value-type="float">
            <text:p>3.2055846728</text:p>
          </table:table-cell>
          <table:table-cell table:formula="of:=[.AD68]/[.T68]" office:value-type="float" office:value="17.3899181707634" calcext:value-type="float">
            <text:p>17.3899181708</text:p>
          </table:table-cell>
        </table:table-row>
        <table:table-row table:style-name="ro1">
          <table:table-cell office:value-type="string" calcext:value-type="string">
            <text:p>/data-2/gunrock_dataset/large/benchmark/wheel_601/wheel_601.mtx</text:p>
          </table:table-cell>
          <table:table-cell office:value-type="float" office:value="902103" calcext:value-type="float">
            <text:p>902103</text:p>
          </table:table-cell>
          <table:table-cell office:value-type="float" office:value="723605" calcext:value-type="float">
            <text:p>723605</text:p>
          </table:table-cell>
          <table:table-cell office:value-type="float" office:value="2170814" calcext:value-type="float">
            <text:p>2170814</text:p>
          </table:table-cell>
          <table:table-cell office:value-type="float" office:value="2.40639" calcext:value-type="float">
            <text:p>2.40639</text:p>
          </table:table-cell>
          <table:table-cell office:value-type="float" office:value="15.52023" calcext:value-type="float">
            <text:p>15.52023</text:p>
          </table:table-cell>
          <table:table-cell office:value-type="float" office:value="6.44958" calcext:value-type="float">
            <text:p>6.44958</text:p>
          </table:table-cell>
          <table:table-cell office:value-type="float" office:value="38.47777" calcext:value-type="float">
            <text:p>38.47777</text:p>
          </table:table-cell>
          <table:table-cell office:value-type="float" office:value="0.06319" calcext:value-type="float">
            <text:p>0.06319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7814" calcext:value-type="float">
            <text:p>0.27814</text:p>
          </table:table-cell>
          <table:table-cell office:value-type="float" office:value="15.60946" calcext:value-type="float">
            <text:p>15.60946</text:p>
          </table:table-cell>
          <table:table-cell office:value-type="float" office:value="119.603" calcext:value-type="float">
            <text:p>119.603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0.78695" calcext:value-type="float">
            <text:p>0.78695</text:p>
          </table:table-cell>
          <table:table-cell office:value-type="float" office:value="5.517007" calcext:value-type="float">
            <text:p>5.517007</text:p>
          </table:table-cell>
          <table:table-cell office:value-type="float" office:value="42.273" calcext:value-type="float">
            <text:p>42.273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2.4596" calcext:value-type="float">
            <text:p>2.4596</text:p>
          </table:table-cell>
          <table:table-cell office:value-type="float" office:value="1.765174" calcext:value-type="float">
            <text:p>1.765174</text:p>
          </table:table-cell>
          <table:table-cell office:value-type="float" office:value="13.525" calcext:value-type="float">
            <text:p>13.525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5836" calcext:value-type="float">
            <text:p>0.25836</text:p>
          </table:table-cell>
          <table:table-cell office:value-type="float" office:value="16.804463" calcext:value-type="float">
            <text:p>16.804463</text:p>
          </table:table-cell>
          <table:table-cell office:value-type="float" office:value="128.76" calcext:value-type="float">
            <text:p>128.76</text:p>
          </table:table-cell>
          <table:table-cell table:formula="of:=1" office:value-type="float" office:value="1" calcext:value-type="float">
            <text:p>1</text:p>
          </table:table-cell>
          <table:table-cell table:formula="of:=[.O69]/[.T69]" office:value-type="float" office:value="2.82933481867977" calcext:value-type="float">
            <text:p>2.8293348187</text:p>
          </table:table-cell>
          <table:table-cell table:formula="of:=[.Y69]/[.T69]" office:value-type="float" office:value="0.319951379434538" calcext:value-type="float">
            <text:p>0.3199513794</text:p>
          </table:table-cell>
          <table:table-cell table:formula="of:=[.AD69]/[.T69]" office:value-type="float" office:value="3.045938314017" calcext:value-type="float">
            <text:p>3.045938314</text:p>
          </table:table-cell>
        </table:table-row>
        <table:table-row table:style-name="ro1">
          <table:table-cell office:value-type="string" calcext:value-type="string">
            <text:p>/data-2/gunrock_dataset/large/benchmark/TSOPF_FS_b162_c4/TSOPF_FS_b162_c4.mtx</text:p>
          </table:table-cell>
          <table:table-cell table:number-columns-repeated="2" office:value-type="float" office:value="40798" calcext:value-type="float">
            <text:p>40798</text:p>
          </table:table-cell>
          <table:table-cell office:value-type="float" office:value="2398220" calcext:value-type="float">
            <text:p>2398220</text:p>
          </table:table-cell>
          <table:table-cell office:value-type="float" office:value="58.78278" calcext:value-type="float">
            <text:p>58.78278</text:p>
          </table:table-cell>
          <table:table-cell office:value-type="float" office:value="495.4622" calcext:value-type="float">
            <text:p>495.4622</text:p>
          </table:table-cell>
          <table:table-cell office:value-type="float" office:value="8.4287" calcext:value-type="float">
            <text:p>8.4287</text:p>
          </table:table-cell>
          <table:table-cell office:value-type="float" office:value="39.8735" calcext:value-type="float">
            <text:p>39.8735</text:p>
          </table:table-cell>
          <table:table-cell office:value-type="float" office:value="0.22132" calcext:value-type="float">
            <text:p>0.22132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17449" calcext:value-type="float">
            <text:p>0.17449</text:p>
          </table:table-cell>
          <table:table-cell office:value-type="float" office:value="27.4884" calcext:value-type="float">
            <text:p>27.4884</text:p>
          </table:table-cell>
          <table:table-cell office:value-type="float" office:value="166.801" calcext:value-type="float">
            <text:p>166.801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2.86728" calcext:value-type="float">
            <text:p>2.86728</text:p>
          </table:table-cell>
          <table:table-cell office:value-type="float" office:value="1.672817" calcext:value-type="float">
            <text:p>1.672817</text:p>
          </table:table-cell>
          <table:table-cell office:value-type="float" office:value="10.151" calcext:value-type="float">
            <text:p>10.151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0.38812" calcext:value-type="float">
            <text:p>0.38812</text:p>
          </table:table-cell>
          <table:table-cell office:value-type="float" office:value="12.357984" calcext:value-type="float">
            <text:p>12.357984</text:p>
          </table:table-cell>
          <table:table-cell office:value-type="float" office:value="74.989" calcext:value-type="float">
            <text:p>74.989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1902" calcext:value-type="float">
            <text:p>0.1902</text:p>
          </table:table-cell>
          <table:table-cell office:value-type="float" office:value="25.21724" calcext:value-type="float">
            <text:p>25.21724</text:p>
          </table:table-cell>
          <table:table-cell office:value-type="float" office:value="153.019" calcext:value-type="float">
            <text:p>153.019</text:p>
          </table:table-cell>
          <table:table-cell table:formula="of:=1" office:value-type="float" office:value="1" calcext:value-type="float">
            <text:p>1</text:p>
          </table:table-cell>
          <table:table-cell table:formula="of:=[.O70]/[.T70]" office:value-type="float" office:value="16.4324011532642" calcext:value-type="float">
            <text:p>16.4324011533</text:p>
          </table:table-cell>
          <table:table-cell table:formula="of:=[.Y70]/[.T70]" office:value-type="float" office:value="7.38752894070302" calcext:value-type="float">
            <text:p>7.3875289407</text:p>
          </table:table-cell>
          <table:table-cell table:formula="of:=[.AD70]/[.T70]" office:value-type="float" office:value="15.0747152856529" calcext:value-type="float">
            <text:p>15.0747152857</text:p>
          </table:table-cell>
        </table:table-row>
        <table:table-row table:style-name="ro1">
          <table:table-cell office:value-type="string" calcext:value-type="string">
            <text:p>/data-2/gunrock_dataset/large/benchmark/Stanford/Stanford.mtx</text:p>
          </table:table-cell>
          <table:table-cell table:number-columns-repeated="2" office:value-type="float" office:value="281903" calcext:value-type="float">
            <text:p>281903</text:p>
          </table:table-cell>
          <table:table-cell office:value-type="float" office:value="2312497" calcext:value-type="float">
            <text:p>2312497</text:p>
          </table:table-cell>
          <table:table-cell office:value-type="float" office:value="8.20317" calcext:value-type="float">
            <text:p>8.20317</text:p>
          </table:table-cell>
          <table:table-cell office:value-type="float" office:value="166.33164" calcext:value-type="float">
            <text:p>166.33164</text:p>
          </table:table-cell>
          <table:table-cell office:value-type="float" office:value="20.27652" calcext:value-type="float">
            <text:p>20.27652</text:p>
          </table:table-cell>
          <table:table-cell office:value-type="float" office:value="116.23934" calcext:value-type="float">
            <text:p>116.23934</text:p>
          </table:table-cell>
          <table:table-cell office:value-type="float" office:value="0.1946" calcext:value-type="float">
            <text:p>0.1946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9472" calcext:value-type="float">
            <text:p>0.29472</text:p>
          </table:table-cell>
          <table:table-cell office:value-type="float" office:value="15.69267" calcext:value-type="float">
            <text:p>15.69267</text:p>
          </table:table-cell>
          <table:table-cell office:value-type="float" office:value="101.808" calcext:value-type="float">
            <text:p>101.808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8.59003" calcext:value-type="float">
            <text:p>8.59003</text:p>
          </table:table-cell>
          <table:table-cell office:value-type="float" office:value="0.538414" calcext:value-type="float">
            <text:p>0.538414</text:p>
          </table:table-cell>
          <table:table-cell office:value-type="float" office:value="3.493" calcext:value-type="float">
            <text:p>3.493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1.30127" calcext:value-type="float">
            <text:p>1.30127</text:p>
          </table:table-cell>
          <table:table-cell office:value-type="float" office:value="3.554206" calcext:value-type="float">
            <text:p>3.554206</text:p>
          </table:table-cell>
          <table:table-cell office:value-type="float" office:value="23.058" calcext:value-type="float">
            <text:p>23.058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8048" calcext:value-type="float">
            <text:p>0.28048</text:p>
          </table:table-cell>
          <table:table-cell office:value-type="float" office:value="16.489381" calcext:value-type="float">
            <text:p>16.489381</text:p>
          </table:table-cell>
          <table:table-cell office:value-type="float" office:value="106.977" calcext:value-type="float">
            <text:p>106.977</text:p>
          </table:table-cell>
          <table:table-cell table:formula="of:=1" office:value-type="float" office:value="1" calcext:value-type="float">
            <text:p>1</text:p>
          </table:table-cell>
          <table:table-cell table:formula="of:=[.O71]/[.T71]" office:value-type="float" office:value="29.1461031845383" calcext:value-type="float">
            <text:p>29.1461031845</text:p>
          </table:table-cell>
          <table:table-cell table:formula="of:=[.Y71]/[.T71]" office:value-type="float" office:value="6.60125108188123" calcext:value-type="float">
            <text:p>6.6012510819</text:p>
          </table:table-cell>
          <table:table-cell table:formula="of:=[.AD71]/[.T71]" office:value-type="float" office:value="30.6258399670142" calcext:value-type="float">
            <text:p>30.625839967</text:p>
          </table:table-cell>
        </table:table-row>
        <table:table-row table:style-name="ro1">
          <table:table-cell office:value-type="string" calcext:value-type="string">
            <text:p>/data-2/gunrock_dataset/large/benchmark/ASIC_320k/ASIC_320k.mtx</text:p>
          </table:table-cell>
          <table:table-cell table:number-columns-repeated="2" office:value-type="float" office:value="321821" calcext:value-type="float">
            <text:p>321821</text:p>
          </table:table-cell>
          <table:table-cell office:value-type="float" office:value="2635364" calcext:value-type="float">
            <text:p>2635364</text:p>
          </table:table-cell>
          <table:table-cell office:value-type="float" office:value="8.18891" calcext:value-type="float">
            <text:p>8.18891</text:p>
          </table:table-cell>
          <table:table-cell office:value-type="float" office:value="502.95141" calcext:value-type="float">
            <text:p>502.95141</text:p>
          </table:table-cell>
          <table:table-cell office:value-type="float" office:value="61.41858" calcext:value-type="float">
            <text:p>61.41858</text:p>
          </table:table-cell>
          <table:table-cell office:value-type="float" office:value="401.03841" calcext:value-type="float">
            <text:p>401.03841</text:p>
          </table:table-cell>
          <table:table-cell office:value-type="float" office:value="0.20944" calcext:value-type="float">
            <text:p>0.20944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482" calcext:value-type="float">
            <text:p>0.2482</text:p>
          </table:table-cell>
          <table:table-cell office:value-type="float" office:value="21.235399" calcext:value-type="float">
            <text:p>21.235399</text:p>
          </table:table-cell>
          <table:table-cell office:value-type="float" office:value="137.785" calcext:value-type="float">
            <text:p>137.785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41.2781" calcext:value-type="float">
            <text:p>41.2781</text:p>
          </table:table-cell>
          <table:table-cell office:value-type="float" office:value="0.127688" calcext:value-type="float">
            <text:p>0.127688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3.55701" calcext:value-type="float">
            <text:p>3.55701</text:p>
          </table:table-cell>
          <table:table-cell office:value-type="float" office:value="1.481786" calcext:value-type="float">
            <text:p>1.481786</text:p>
          </table:table-cell>
          <table:table-cell office:value-type="float" office:value="9.615" calcext:value-type="float">
            <text:p>9.615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5955" calcext:value-type="float">
            <text:p>0.25955</text:p>
          </table:table-cell>
          <table:table-cell office:value-type="float" office:value="20.307271" calcext:value-type="float">
            <text:p>20.307271</text:p>
          </table:table-cell>
          <table:table-cell office:value-type="float" office:value="131.763" calcext:value-type="float">
            <text:p>131.763</text:p>
          </table:table-cell>
          <table:table-cell table:formula="of:=1" office:value-type="float" office:value="1" calcext:value-type="float">
            <text:p>1</text:p>
          </table:table-cell>
          <table:table-cell table:formula="of:=[.O72]/[.T72]" office:value-type="float" office:value="166.306927824071" calcext:value-type="float">
            <text:p>166.3069278241</text:p>
          </table:table-cell>
          <table:table-cell table:formula="of:=[.Y72]/[.T72]" office:value-type="float" office:value="11.604739677965" calcext:value-type="float">
            <text:p>11.604739678</text:p>
          </table:table-cell>
          <table:table-cell table:formula="of:=[.AD72]/[.T72]" office:value-type="float" office:value="159.038210325168" calcext:value-type="float">
            <text:p>159.0382103252</text:p>
          </table:table-cell>
        </table:table-row>
        <table:table-row table:style-name="ro1">
          <table:table-cell office:value-type="string" calcext:value-type="string">
            <text:p>/data-2/gunrock_dataset/large/benchmark/ins2/ins2.mtx</text:p>
          </table:table-cell>
          <table:table-cell table:number-columns-repeated="2" office:value-type="float" office:value="309412" calcext:value-type="float">
            <text:p>309412</text:p>
          </table:table-cell>
          <table:table-cell office:value-type="float" office:value="2751484" calcext:value-type="float">
            <text:p>2751484</text:p>
          </table:table-cell>
          <table:table-cell office:value-type="float" office:value="8.89262" calcext:value-type="float">
            <text:p>8.89262</text:p>
          </table:table-cell>
          <table:table-cell office:value-type="float" office:value="590.35529" calcext:value-type="float">
            <text:p>590.35529</text:p>
          </table:table-cell>
          <table:table-cell office:value-type="float" office:value="66.38709" calcext:value-type="float">
            <text:p>66.38709</text:p>
          </table:table-cell>
          <table:table-cell office:value-type="float" office:value="471.55148" calcext:value-type="float">
            <text:p>471.55148</text:p>
          </table:table-cell>
          <table:table-cell office:value-type="float" office:value="0.17414" calcext:value-type="float">
            <text:p>0.17414</text:p>
          </table:table-cell>
          <table:table-cell office:value-type="string" calcext:value-type="string">
            <text:p><text:s/>Tesla K40c</text:p>
          </table:table-cell>
          <table:table-cell office:value-type="string" calcext:value-type="string">
            <text:p><text:s/>fp32</text:p>
          </table:table-cell>
          <table:table-cell office:value-type="string" calcext:value-type="string">
            <text:p><text:s/>Merge-based CsrMV</text:p>
          </table:table-cell>
          <table:table-cell office:value-type="float" office:value="0" calcext:value-type="float">
            <text:p>0</text:p>
          </table:table-cell>
          <table:table-cell office:value-type="float" office:value="0.26214" calcext:value-type="float">
            <text:p>0.26214</text:p>
          </table:table-cell>
          <table:table-cell office:value-type="float" office:value="20.992412" calcext:value-type="float">
            <text:p>20.992412</text:p>
          </table:table-cell>
          <table:table-cell office:value-type="float" office:value="135.397" calcext:value-type="float">
            <text:p>135.397</text:p>
          </table:table-cell>
          <table:table-cell office:value-type="string" calcext:value-type="string">
            <text:p><text:s/>cuSPARSE CsrMV</text:p>
          </table:table-cell>
          <table:table-cell office:value-type="float" office:value="0" calcext:value-type="float">
            <text:p>0</text:p>
          </table:table-cell>
          <table:table-cell office:value-type="float" office:value="68.11841" calcext:value-type="float">
            <text:p>68.11841</text:p>
          </table:table-cell>
          <table:table-cell office:value-type="float" office:value="0.080785" calcext:value-type="float">
            <text:p>0.080785</text:p>
          </table:table-cell>
          <table:table-cell office:value-type="float" office:value="0.521" calcext:value-type="float">
            <text:p>0.521</text:p>
          </table:table-cell>
          <table:table-cell office:value-type="string" calcext:value-type="string">
            <text:p><text:s/>apspie SpMV</text:p>
          </table:table-cell>
          <table:table-cell office:value-type="float" office:value="0" calcext:value-type="float">
            <text:p>0</text:p>
          </table:table-cell>
          <table:table-cell office:value-type="float" office:value="5.73081" calcext:value-type="float">
            <text:p>5.73081</text:p>
          </table:table-cell>
          <table:table-cell office:value-type="float" office:value="0.960243" calcext:value-type="float">
            <text:p>0.960243</text:p>
          </table:table-cell>
          <table:table-cell office:value-type="float" office:value="6.193" calcext:value-type="float">
            <text:p>6.193</text:p>
          </table:table-cell>
          <table:table-cell office:value-type="string" calcext:value-type="string">
            <text:p><text:s/>ModernGPU 1.1 SpMV</text:p>
          </table:table-cell>
          <table:table-cell office:value-type="float" office:value="0" calcext:value-type="float">
            <text:p>0</text:p>
          </table:table-cell>
          <table:table-cell office:value-type="float" office:value="0.26335" calcext:value-type="float">
            <text:p>0.26335</text:p>
          </table:table-cell>
          <table:table-cell office:value-type="float" office:value="20.895737" calcext:value-type="float">
            <text:p>20.895737</text:p>
          </table:table-cell>
          <table:table-cell office:value-type="float" office:value="134.774" calcext:value-type="float">
            <text:p>134.774</text:p>
          </table:table-cell>
          <table:table-cell table:formula="of:=1" office:value-type="float" office:value="1" calcext:value-type="float">
            <text:p>1</text:p>
          </table:table-cell>
          <table:table-cell table:formula="of:=[.O73]/[.T73]" office:value-type="float" office:value="259.855319675682" calcext:value-type="float">
            <text:p>259.8553196757</text:p>
          </table:table-cell>
          <table:table-cell table:formula="of:=[.Y73]/[.T73]" office:value-type="float" office:value="11.8864021786223" calcext:value-type="float">
            <text:p>11.8864021786</text:p>
          </table:table-cell>
          <table:table-cell table:formula="of:=[.AD73]/[.T73]" office:value-type="float" office:value="258.658624744693" calcext:value-type="float">
            <text:p>258.6586247447</text:p>
          </table:table-cell>
        </table:table-row>
      </table:table>
      <table:named-expressions/>
      <table:database-ranges>
        <table:database-range table:name="__Anonymous_Sheet_DB__0" table:target-range-address="Sheet1.A2:Sheet1.AE73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4T17:11:20.014986624</dc:date>
    <dc:creator>Carl Yang</dc:creator>
    <meta:document-statistic meta:table-count="1" meta:cell-count="2555" meta:object-count="2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81cm" svg:height="18.143cm" xlink:href=".." xlink:type="simple" chart:class="chart:scatter" chart:style-name="ch1">
        <chart:legend chart:legend-position="end" svg:x="23.841cm" svg:y="8.025cm" style:legend-expansion="high" chart:style-name="ch2"/>
        <chart:plot-area chart:style-name="ch3" table:cell-range-address="Sheet1.G1:Sheet1.G73 Sheet1.L2:Sheet1.L2 Sheet1.O2:Sheet1.O73 Sheet1.Q2:Sheet1.Q2 Sheet1.T2:Sheet1.T73 Sheet1.V2:Sheet1.V2 Sheet1.Y2:Sheet1.Y73 Sheet1.AA2:Sheet1.AA2 Sheet1.AD2:Sheet1.AD73" chart:data-source-has-labels="row" svg:x="0.576cm" svg:y="0.362cm" svg:width="22.689cm" svg:height="17.419cm">
          <chartooo:coordinate-region svg:x="1.197cm" svg:y="0.561cm" svg:width="21.788cm" svg:height="16.5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O2:Sheet1.O73" chart:label-cell-address="Sheet1.L2:Sheet1.L2" chart:class="chart:scatter">
            <chart:domain table:cell-range-address="Sheet1.G2:Sheet1.G73"/>
            <chart:data-point chart:repeated="72"/>
          </chart:series>
          <chart:series chart:style-name="ch8" chart:values-cell-range-address="Sheet1.T2:Sheet1.T73" chart:label-cell-address="Sheet1.Q2:Sheet1.Q2" chart:class="chart:scatter">
            <chart:data-point chart:repeated="72"/>
          </chart:series>
          <chart:series chart:style-name="ch9" chart:values-cell-range-address="Sheet1.Y2:Sheet1.Y73" chart:label-cell-address="Sheet1.V2:Sheet1.V2" chart:class="chart:scatter">
            <chart:data-point chart:repeated="72"/>
          </chart:series>
          <chart:series chart:style-name="ch10" chart:values-cell-range-address="Sheet1.AD2:Sheet1.AD73" chart:label-cell-address="Sheet1.AA2:Sheet1.AA2" chart:class="chart:scatter">
            <chart:data-point chart:repeated="7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 Merge-based CsrMV</text:p>
                <draw:g>
                  <svg:desc>Sheet1.L2:Sheet1.L2</svg:desc>
                </draw:g>
              </table:table-cell>
              <table:table-cell office:value-type="string">
                <text:p> cuSPARSE CsrMV</text:p>
                <draw:g>
                  <svg:desc>Sheet1.Q2:Sheet1.Q2</svg:desc>
                </draw:g>
              </table:table-cell>
              <table:table-cell office:value-type="string">
                <text:p> apspie SpMV</text:p>
                <draw:g>
                  <svg:desc>Sheet1.V2:Sheet1.V2</svg:desc>
                </draw:g>
              </table:table-cell>
              <table:table-cell office:value-type="string">
                <text:p> ModernGPU 1.1 SpMV</text:p>
                <draw:g>
                  <svg:desc>Sheet1.AA2:Sheet1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73</svg:desc>
                </draw:g>
              </table:table-cell>
              <table:table-cell office:value-type="float" office:value="21.349326">
                <text:p>21.349326</text:p>
                <draw:g>
                  <svg:desc>Sheet1.O2:Sheet1.O73</svg:desc>
                </draw:g>
              </table:table-cell>
              <table:table-cell office:value-type="float" office:value="19.202439">
                <text:p>19.202439</text:p>
                <draw:g>
                  <svg:desc>Sheet1.T2:Sheet1.T73</svg:desc>
                </draw:g>
              </table:table-cell>
              <table:table-cell office:value-type="float" office:value="4.360377">
                <text:p>4.360377</text:p>
                <draw:g>
                  <svg:desc>Sheet1.Y2:Sheet1.Y73</svg:desc>
                </draw:g>
              </table:table-cell>
              <table:table-cell office:value-type="float" office:value="20.59064">
                <text:p>20.59064</text:p>
                <draw:g>
                  <svg:desc>Sheet1.AD2:Sheet1.AD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11">
                <text:p>0.01911</text:p>
              </table:table-cell>
              <table:table-cell office:value-type="float" office:value="18.026569">
                <text:p>18.026569</text:p>
              </table:table-cell>
              <table:table-cell office:value-type="float" office:value="14.427">
                <text:p>14.427</text:p>
              </table:table-cell>
              <table:table-cell office:value-type="float" office:value="2.927642">
                <text:p>2.927642</text:p>
              </table:table-cell>
              <table:table-cell office:value-type="float" office:value="19.094622">
                <text:p>19.094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28">
                <text:p>0.02028</text:p>
              </table:table-cell>
              <table:table-cell office:value-type="float" office:value="21.037691">
                <text:p>21.037691</text:p>
              </table:table-cell>
              <table:table-cell office:value-type="float" office:value="17.331203">
                <text:p>17.331203</text:p>
              </table:table-cell>
              <table:table-cell office:value-type="float" office:value="4.99717">
                <text:p>4.99717</text:p>
              </table:table-cell>
              <table:table-cell office:value-type="float" office:value="21.282762">
                <text:p>21.282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09">
                <text:p>0.0909</text:p>
              </table:table-cell>
              <table:table-cell office:value-type="float" office:value="27.854854">
                <text:p>27.854854</text:p>
              </table:table-cell>
              <table:table-cell office:value-type="float" office:value="16.279425">
                <text:p>16.279425</text:p>
              </table:table-cell>
              <table:table-cell office:value-type="float" office:value="23.44365">
                <text:p>23.44365</text:p>
              </table:table-cell>
              <table:table-cell office:value-type="float" office:value="25.994734">
                <text:p>25.994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382">
                <text:p>0.09382</text:p>
              </table:table-cell>
              <table:table-cell office:value-type="float" office:value="23.523819">
                <text:p>23.523819</text:p>
              </table:table-cell>
              <table:table-cell office:value-type="float" office:value="20.056135">
                <text:p>20.056135</text:p>
              </table:table-cell>
              <table:table-cell office:value-type="float" office:value="7.794594">
                <text:p>7.794594</text:p>
              </table:table-cell>
              <table:table-cell office:value-type="float" office:value="22.082787">
                <text:p>22.082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269">
                <text:p>0.10269</text:p>
              </table:table-cell>
              <table:table-cell office:value-type="float" office:value="24.39914">
                <text:p>24.39914</text:p>
              </table:table-cell>
              <table:table-cell office:value-type="float" office:value="20.091854">
                <text:p>20.091854</text:p>
              </table:table-cell>
              <table:table-cell office:value-type="float" office:value="9.678729">
                <text:p>9.678729</text:p>
              </table:table-cell>
              <table:table-cell office:value-type="float" office:value="22.724738">
                <text:p>22.724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9">
                <text:p>0.1109</text:p>
              </table:table-cell>
              <table:table-cell office:value-type="float" office:value="26.273817">
                <text:p>26.273817</text:p>
              </table:table-cell>
              <table:table-cell office:value-type="float" office:value="18.518959">
                <text:p>18.518959</text:p>
              </table:table-cell>
              <table:table-cell office:value-type="float" office:value="19.846023">
                <text:p>19.846023</text:p>
              </table:table-cell>
              <table:table-cell office:value-type="float" office:value="23.520457">
                <text:p>23.520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516">
                <text:p>0.14516</text:p>
              </table:table-cell>
              <table:table-cell office:value-type="float" office:value="26.051785">
                <text:p>26.051785</text:p>
              </table:table-cell>
              <table:table-cell office:value-type="float" office:value="18.826742">
                <text:p>18.826742</text:p>
              </table:table-cell>
              <table:table-cell office:value-type="float" office:value="16.392873">
                <text:p>16.392873</text:p>
              </table:table-cell>
              <table:table-cell office:value-type="float" office:value="22.966598">
                <text:p>22.966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483">
                <text:p>0.17483</text:p>
              </table:table-cell>
              <table:table-cell office:value-type="float" office:value="27.567629">
                <text:p>27.567629</text:p>
              </table:table-cell>
              <table:table-cell office:value-type="float" office:value="18.128636">
                <text:p>18.128636</text:p>
              </table:table-cell>
              <table:table-cell office:value-type="float" office:value="21.711789">
                <text:p>21.711789</text:p>
              </table:table-cell>
              <table:table-cell office:value-type="float" office:value="25.305521">
                <text:p>25.305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299">
                <text:p>0.18299</text:p>
              </table:table-cell>
              <table:table-cell office:value-type="float" office:value="19.436319">
                <text:p>19.436319</text:p>
              </table:table-cell>
              <table:table-cell office:value-type="float" office:value="16.261336">
                <text:p>16.261336</text:p>
              </table:table-cell>
              <table:table-cell office:value-type="float" office:value="10.147653">
                <text:p>10.147653</text:p>
              </table:table-cell>
              <table:table-cell office:value-type="float" office:value="18.533986">
                <text:p>18.5339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78">
                <text:p>0.1878</text:p>
              </table:table-cell>
              <table:table-cell office:value-type="float" office:value="26.463608">
                <text:p>26.463608</text:p>
              </table:table-cell>
              <table:table-cell office:value-type="float" office:value="13.137409">
                <text:p>13.137409</text:p>
              </table:table-cell>
              <table:table-cell office:value-type="float" office:value="21.530206">
                <text:p>21.530206</text:p>
              </table:table-cell>
              <table:table-cell office:value-type="float" office:value="25.893543">
                <text:p>25.893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06">
                <text:p>0.2406</text:p>
              </table:table-cell>
              <table:table-cell office:value-type="float" office:value="28.259475">
                <text:p>28.259475</text:p>
              </table:table-cell>
              <table:table-cell office:value-type="float" office:value="23.915521">
                <text:p>23.915521</text:p>
              </table:table-cell>
              <table:table-cell office:value-type="float" office:value="33.44045">
                <text:p>33.44045</text:p>
              </table:table-cell>
              <table:table-cell office:value-type="float" office:value="26.502255">
                <text:p>26.502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496">
                <text:p>0.24496</text:p>
              </table:table-cell>
              <table:table-cell office:value-type="float" office:value="22.993744">
                <text:p>22.993744</text:p>
              </table:table-cell>
              <table:table-cell office:value-type="float" office:value="19.317886">
                <text:p>19.317886</text:p>
              </table:table-cell>
              <table:table-cell office:value-type="float" office:value="9.42425">
                <text:p>9.42425</text:p>
              </table:table-cell>
              <table:table-cell office:value-type="float" office:value="21.256">
                <text:p>21.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015">
                <text:p>0.26015</text:p>
              </table:table-cell>
              <table:table-cell office:value-type="float" office:value="21.553077">
                <text:p>21.553077</text:p>
              </table:table-cell>
              <table:table-cell office:value-type="float" office:value="17.966014">
                <text:p>17.966014</text:p>
              </table:table-cell>
              <table:table-cell office:value-type="float" office:value="5.782953">
                <text:p>5.782953</text:p>
              </table:table-cell>
              <table:table-cell office:value-type="float" office:value="20.414136">
                <text:p>20.414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659">
                <text:p>0.27659</text:p>
              </table:table-cell>
              <table:table-cell office:value-type="float" office:value="28.962119">
                <text:p>28.962119</text:p>
              </table:table-cell>
              <table:table-cell office:value-type="float" office:value="18.045852">
                <text:p>18.045852</text:p>
              </table:table-cell>
              <table:table-cell office:value-type="float" office:value="22.23649">
                <text:p>22.23649</text:p>
              </table:table-cell>
              <table:table-cell office:value-type="float" office:value="27.985493">
                <text:p>27.9854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172">
                <text:p>0.30172</text:p>
              </table:table-cell>
              <table:table-cell office:value-type="float" office:value="23.586309">
                <text:p>23.586309</text:p>
              </table:table-cell>
              <table:table-cell office:value-type="float" office:value="19.106804">
                <text:p>19.106804</text:p>
              </table:table-cell>
              <table:table-cell office:value-type="float" office:value="10.547013">
                <text:p>10.547013</text:p>
              </table:table-cell>
              <table:table-cell office:value-type="float" office:value="21.289341">
                <text:p>21.289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035">
                <text:p>0.31035</text:p>
              </table:table-cell>
              <table:table-cell office:value-type="float" office:value="29.692544">
                <text:p>29.692544</text:p>
              </table:table-cell>
              <table:table-cell office:value-type="float" office:value="23.861132">
                <text:p>23.861132</text:p>
              </table:table-cell>
              <table:table-cell office:value-type="float" office:value="33.763099">
                <text:p>33.763099</text:p>
              </table:table-cell>
              <table:table-cell office:value-type="float" office:value="28.02719">
                <text:p>28.02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925">
                <text:p>0.32925</text:p>
              </table:table-cell>
              <table:table-cell office:value-type="float" office:value="26.963923">
                <text:p>26.963923</text:p>
              </table:table-cell>
              <table:table-cell office:value-type="float" office:value="16.516563">
                <text:p>16.516563</text:p>
              </table:table-cell>
              <table:table-cell office:value-type="float" office:value="23.036379">
                <text:p>23.036379</text:p>
              </table:table-cell>
              <table:table-cell office:value-type="float" office:value="25.417681">
                <text:p>25.417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925">
                <text:p>0.32925</text:p>
              </table:table-cell>
              <table:table-cell office:value-type="float" office:value="27.21366">
                <text:p>27.21366</text:p>
              </table:table-cell>
              <table:table-cell office:value-type="float" office:value="16.585105">
                <text:p>16.585105</text:p>
              </table:table-cell>
              <table:table-cell office:value-type="float" office:value="23.178849">
                <text:p>23.178849</text:p>
              </table:table-cell>
              <table:table-cell office:value-type="float" office:value="25.361113">
                <text:p>25.361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287">
                <text:p>0.34287</text:p>
              </table:table-cell>
              <table:table-cell office:value-type="float" office:value="25.69195">
                <text:p>25.69195</text:p>
              </table:table-cell>
              <table:table-cell office:value-type="float" office:value="16.736511">
                <text:p>16.736511</text:p>
              </table:table-cell>
              <table:table-cell office:value-type="float" office:value="20.780397">
                <text:p>20.780397</text:p>
              </table:table-cell>
              <table:table-cell office:value-type="float" office:value="23.417171">
                <text:p>23.417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541">
                <text:p>0.35541</text:p>
              </table:table-cell>
              <table:table-cell office:value-type="float" office:value="26.695934">
                <text:p>26.695934</text:p>
              </table:table-cell>
              <table:table-cell office:value-type="float" office:value="17.227461">
                <text:p>17.227461</text:p>
              </table:table-cell>
              <table:table-cell office:value-type="float" office:value="22.547875">
                <text:p>22.547875</text:p>
              </table:table-cell>
              <table:table-cell office:value-type="float" office:value="24.445768">
                <text:p>24.4457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45">
                <text:p>0.3645</text:p>
              </table:table-cell>
              <table:table-cell office:value-type="float" office:value="17.773156">
                <text:p>17.773156</text:p>
              </table:table-cell>
              <table:table-cell office:value-type="float" office:value="15.185544">
                <text:p>15.185544</text:p>
              </table:table-cell>
              <table:table-cell office:value-type="float" office:value="3.865374">
                <text:p>3.865374</text:p>
              </table:table-cell>
              <table:table-cell office:value-type="float" office:value="17.339728">
                <text:p>17.3397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45">
                <text:p>0.3645</text:p>
              </table:table-cell>
              <table:table-cell office:value-type="float" office:value="17.864544">
                <text:p>17.864544</text:p>
              </table:table-cell>
              <table:table-cell office:value-type="float" office:value="15.224097">
                <text:p>15.224097</text:p>
              </table:table-cell>
              <table:table-cell office:value-type="float" office:value="3.865454">
                <text:p>3.865454</text:p>
              </table:table-cell>
              <table:table-cell office:value-type="float" office:value="17.499383">
                <text:p>17.4993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602">
                <text:p>0.37602</text:p>
              </table:table-cell>
              <table:table-cell office:value-type="float" office:value="25.225586">
                <text:p>25.225586</text:p>
              </table:table-cell>
              <table:table-cell office:value-type="float" office:value="18.50794">
                <text:p>18.50794</text:p>
              </table:table-cell>
              <table:table-cell office:value-type="float" office:value="18.316328">
                <text:p>18.316328</text:p>
              </table:table-cell>
              <table:table-cell office:value-type="float" office:value="22.980699">
                <text:p>22.980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755">
                <text:p>0.38755</text:p>
              </table:table-cell>
              <table:table-cell office:value-type="float" office:value="27.048255">
                <text:p>27.048255</text:p>
              </table:table-cell>
              <table:table-cell office:value-type="float" office:value="30.401288">
                <text:p>30.401288</text:p>
              </table:table-cell>
              <table:table-cell office:value-type="float" office:value="31.896476">
                <text:p>31.896476</text:p>
              </table:table-cell>
              <table:table-cell office:value-type="float" office:value="26.308189">
                <text:p>26.308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499">
                <text:p>0.41499</text:p>
              </table:table-cell>
              <table:table-cell office:value-type="float" office:value="26.485798">
                <text:p>26.485798</text:p>
              </table:table-cell>
              <table:table-cell office:value-type="float" office:value="16.261164">
                <text:p>16.261164</text:p>
              </table:table-cell>
              <table:table-cell office:value-type="float" office:value="24.555733">
                <text:p>24.555733</text:p>
              </table:table-cell>
              <table:table-cell office:value-type="float" office:value="24.554857">
                <text:p>24.554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739">
                <text:p>0.41739</text:p>
              </table:table-cell>
              <table:table-cell office:value-type="float" office:value="27.815647">
                <text:p>27.815647</text:p>
              </table:table-cell>
              <table:table-cell office:value-type="float" office:value="16.480285">
                <text:p>16.480285</text:p>
              </table:table-cell>
              <table:table-cell office:value-type="float" office:value="24.874725">
                <text:p>24.874725</text:p>
              </table:table-cell>
              <table:table-cell office:value-type="float" office:value="25.74858">
                <text:p>25.748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612">
                <text:p>0.42612</text:p>
              </table:table-cell>
              <table:table-cell office:value-type="float" office:value="28.392917">
                <text:p>28.392917</text:p>
              </table:table-cell>
              <table:table-cell office:value-type="float" office:value="23.880084">
                <text:p>23.880084</text:p>
              </table:table-cell>
              <table:table-cell office:value-type="float" office:value="32.743884">
                <text:p>32.743884</text:p>
              </table:table-cell>
              <table:table-cell office:value-type="float" office:value="27.097679">
                <text:p>27.0976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403">
                <text:p>0.44403</text:p>
              </table:table-cell>
              <table:table-cell office:value-type="float" office:value="17.997159">
                <text:p>17.997159</text:p>
              </table:table-cell>
              <table:table-cell office:value-type="float" office:value="17.710227">
                <text:p>17.710227</text:p>
              </table:table-cell>
              <table:table-cell office:value-type="float" office:value="18.761492">
                <text:p>18.761492</text:p>
              </table:table-cell>
              <table:table-cell office:value-type="float" office:value="17.87512">
                <text:p>17.875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902">
                <text:p>0.44902</text:p>
              </table:table-cell>
              <table:table-cell office:value-type="float" office:value="26.771946">
                <text:p>26.771946</text:p>
              </table:table-cell>
              <table:table-cell office:value-type="float" office:value="21.499216">
                <text:p>21.499216</text:p>
              </table:table-cell>
              <table:table-cell office:value-type="float" office:value="27.176409">
                <text:p>27.176409</text:p>
              </table:table-cell>
              <table:table-cell office:value-type="float" office:value="24.498541">
                <text:p>24.4985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928">
                <text:p>0.47928</text:p>
              </table:table-cell>
              <table:table-cell office:value-type="float" office:value="18.396295">
                <text:p>18.396295</text:p>
              </table:table-cell>
              <table:table-cell office:value-type="float" office:value="10.982934">
                <text:p>10.982934</text:p>
              </table:table-cell>
              <table:table-cell office:value-type="float" office:value="3.530503">
                <text:p>3.530503</text:p>
              </table:table-cell>
              <table:table-cell office:value-type="float" office:value="18.30816">
                <text:p>18.308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9836">
                <text:p>0.49836</text:p>
              </table:table-cell>
              <table:table-cell office:value-type="float" office:value="26.143589">
                <text:p>26.143589</text:p>
              </table:table-cell>
              <table:table-cell office:value-type="float" office:value="16.110479">
                <text:p>16.110479</text:p>
              </table:table-cell>
              <table:table-cell office:value-type="float" office:value="14.729452">
                <text:p>14.729452</text:p>
              </table:table-cell>
              <table:table-cell office:value-type="float" office:value="23.492641">
                <text:p>23.4926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772">
                <text:p>0.51772</text:p>
              </table:table-cell>
              <table:table-cell office:value-type="float" office:value="18.985861">
                <text:p>18.985861</text:p>
              </table:table-cell>
              <table:table-cell office:value-type="float" office:value="20.53205">
                <text:p>20.53205</text:p>
              </table:table-cell>
              <table:table-cell office:value-type="float" office:value="19.364635">
                <text:p>19.364635</text:p>
              </table:table-cell>
              <table:table-cell office:value-type="float" office:value="18.945484">
                <text:p>18.9454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766">
                <text:p>0.52766</text:p>
              </table:table-cell>
              <table:table-cell office:value-type="float" office:value="15.875643">
                <text:p>15.875643</text:p>
              </table:table-cell>
              <table:table-cell office:value-type="float" office:value="11.604148">
                <text:p>11.604148</text:p>
              </table:table-cell>
              <table:table-cell office:value-type="float" office:value="13.842367">
                <text:p>13.842367</text:p>
              </table:table-cell>
              <table:table-cell office:value-type="float" office:value="16.923949">
                <text:p>16.9239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041">
                <text:p>0.53041</text:p>
              </table:table-cell>
              <table:table-cell office:value-type="float" office:value="18.646122">
                <text:p>18.646122</text:p>
              </table:table-cell>
              <table:table-cell office:value-type="float" office:value="17.03166">
                <text:p>17.03166</text:p>
              </table:table-cell>
              <table:table-cell office:value-type="float" office:value="15.393918">
                <text:p>15.393918</text:p>
              </table:table-cell>
              <table:table-cell office:value-type="float" office:value="18.401099">
                <text:p>18.4010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897">
                <text:p>0.53897</text:p>
              </table:table-cell>
              <table:table-cell office:value-type="float" office:value="18.581933">
                <text:p>18.581933</text:p>
              </table:table-cell>
              <table:table-cell office:value-type="float" office:value="10.689177">
                <text:p>10.689177</text:p>
              </table:table-cell>
              <table:table-cell office:value-type="float" office:value="3.587541">
                <text:p>3.587541</text:p>
              </table:table-cell>
              <table:table-cell office:value-type="float" office:value="18.67987">
                <text:p>18.679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4806">
                <text:p>0.54806</text:p>
              </table:table-cell>
              <table:table-cell office:value-type="float" office:value="26.661705">
                <text:p>26.661705</text:p>
              </table:table-cell>
              <table:table-cell office:value-type="float" office:value="16.050264">
                <text:p>16.050264</text:p>
              </table:table-cell>
              <table:table-cell office:value-type="float" office:value="22.692177">
                <text:p>22.692177</text:p>
              </table:table-cell>
              <table:table-cell office:value-type="float" office:value="24.68803">
                <text:p>24.688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208">
                <text:p>0.57208</text:p>
              </table:table-cell>
              <table:table-cell office:value-type="float" office:value="28.372049">
                <text:p>28.372049</text:p>
              </table:table-cell>
              <table:table-cell office:value-type="float" office:value="10.126709">
                <text:p>10.126709</text:p>
              </table:table-cell>
              <table:table-cell office:value-type="float" office:value="16.985966">
                <text:p>16.985966</text:p>
              </table:table-cell>
              <table:table-cell office:value-type="float" office:value="26.769268">
                <text:p>26.7692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695">
                <text:p>0.63695</text:p>
              </table:table-cell>
              <table:table-cell office:value-type="float" office:value="25.786579">
                <text:p>25.786579</text:p>
              </table:table-cell>
              <table:table-cell office:value-type="float" office:value="17.174582">
                <text:p>17.174582</text:p>
              </table:table-cell>
              <table:table-cell office:value-type="float" office:value="14.526804">
                <text:p>14.526804</text:p>
              </table:table-cell>
              <table:table-cell office:value-type="float" office:value="14.526804">
                <text:p>14.5268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33">
                <text:p>0.64133</text:p>
              </table:table-cell>
              <table:table-cell office:value-type="float" office:value="28.248099">
                <text:p>28.248099</text:p>
              </table:table-cell>
              <table:table-cell office:value-type="float" office:value="9.189563">
                <text:p>9.189563</text:p>
              </table:table-cell>
              <table:table-cell office:value-type="float" office:value="17.014852">
                <text:p>17.014852</text:p>
              </table:table-cell>
              <table:table-cell office:value-type="float" office:value="26.780351">
                <text:p>26.7803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133">
                <text:p>0.64133</text:p>
              </table:table-cell>
              <table:table-cell office:value-type="float" office:value="28.425999">
                <text:p>28.425999</text:p>
              </table:table-cell>
              <table:table-cell office:value-type="float" office:value="9.199278">
                <text:p>9.199278</text:p>
              </table:table-cell>
              <table:table-cell office:value-type="float" office:value="17.000922">
                <text:p>17.000922</text:p>
              </table:table-cell>
              <table:table-cell office:value-type="float" office:value="26.891186">
                <text:p>26.8911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133">
                <text:p>0.64133</text:p>
              </table:table-cell>
              <table:table-cell office:value-type="float" office:value="28.413115">
                <text:p>28.413115</text:p>
              </table:table-cell>
              <table:table-cell office:value-type="float" office:value="9.177705">
                <text:p>9.177705</text:p>
              </table:table-cell>
              <table:table-cell office:value-type="float" office:value="17.005107">
                <text:p>17.005107</text:p>
              </table:table-cell>
              <table:table-cell office:value-type="float" office:value="26.766799">
                <text:p>26.766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133">
                <text:p>0.64133</text:p>
              </table:table-cell>
              <table:table-cell office:value-type="float" office:value="28.359796">
                <text:p>28.359796</text:p>
              </table:table-cell>
              <table:table-cell office:value-type="float" office:value="9.189464">
                <text:p>9.189464</text:p>
              </table:table-cell>
              <table:table-cell office:value-type="float" office:value="17.00041">
                <text:p>17.00041</text:p>
              </table:table-cell>
              <table:table-cell office:value-type="float" office:value="26.747553">
                <text:p>26.7475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133">
                <text:p>0.64133</text:p>
              </table:table-cell>
              <table:table-cell office:value-type="float" office:value="28.354571">
                <text:p>28.354571</text:p>
              </table:table-cell>
              <table:table-cell office:value-type="float" office:value="9.176858">
                <text:p>9.176858</text:p>
              </table:table-cell>
              <table:table-cell office:value-type="float" office:value="16.989149">
                <text:p>16.989149</text:p>
              </table:table-cell>
              <table:table-cell office:value-type="float" office:value="26.826189">
                <text:p>26.826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133">
                <text:p>0.64133</text:p>
              </table:table-cell>
              <table:table-cell office:value-type="float" office:value="28.347446">
                <text:p>28.347446</text:p>
              </table:table-cell>
              <table:table-cell office:value-type="float" office:value="9.211343">
                <text:p>9.211343</text:p>
              </table:table-cell>
              <table:table-cell office:value-type="float" office:value="17.011603">
                <text:p>17.011603</text:p>
              </table:table-cell>
              <table:table-cell office:value-type="float" office:value="26.858116">
                <text:p>26.8581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1871">
                <text:p>0.71871</text:p>
              </table:table-cell>
              <table:table-cell office:value-type="float" office:value="18.234009">
                <text:p>18.234009</text:p>
              </table:table-cell>
              <table:table-cell office:value-type="float" office:value="9.724491">
                <text:p>9.724491</text:p>
              </table:table-cell>
              <table:table-cell office:value-type="float" office:value="3.56318">
                <text:p>3.56318</text:p>
              </table:table-cell>
              <table:table-cell office:value-type="float" office:value="18.573031">
                <text:p>18.573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4102">
                <text:p>0.74102</text:p>
              </table:table-cell>
              <table:table-cell office:value-type="float" office:value="26.723386">
                <text:p>26.723386</text:p>
              </table:table-cell>
              <table:table-cell office:value-type="float" office:value="6.966662">
                <text:p>6.966662</text:p>
              </table:table-cell>
              <table:table-cell office:value-type="float" office:value="16.818724">
                <text:p>16.818724</text:p>
              </table:table-cell>
              <table:table-cell office:value-type="float" office:value="25.058137">
                <text:p>25.0581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102">
                <text:p>0.74102</text:p>
              </table:table-cell>
              <table:table-cell office:value-type="float" office:value="26.738107">
                <text:p>26.738107</text:p>
              </table:table-cell>
              <table:table-cell office:value-type="float" office:value="6.981099">
                <text:p>6.981099</text:p>
              </table:table-cell>
              <table:table-cell office:value-type="float" office:value="16.806719">
                <text:p>16.806719</text:p>
              </table:table-cell>
              <table:table-cell office:value-type="float" office:value="25.112381">
                <text:p>25.1123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102">
                <text:p>0.74102</text:p>
              </table:table-cell>
              <table:table-cell office:value-type="float" office:value="26.697885">
                <text:p>26.697885</text:p>
              </table:table-cell>
              <table:table-cell office:value-type="float" office:value="6.993438">
                <text:p>6.993438</text:p>
              </table:table-cell>
              <table:table-cell office:value-type="float" office:value="16.821697">
                <text:p>16.821697</text:p>
              </table:table-cell>
              <table:table-cell office:value-type="float" office:value="25.148497">
                <text:p>25.148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102">
                <text:p>0.74102</text:p>
              </table:table-cell>
              <table:table-cell office:value-type="float" office:value="26.816497">
                <text:p>26.816497</text:p>
              </table:table-cell>
              <table:table-cell office:value-type="float" office:value="6.985776">
                <text:p>6.985776</text:p>
              </table:table-cell>
              <table:table-cell office:value-type="float" office:value="16.785839">
                <text:p>16.785839</text:p>
              </table:table-cell>
              <table:table-cell office:value-type="float" office:value="25.239776">
                <text:p>25.2397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213">
                <text:p>0.79213</text:p>
              </table:table-cell>
              <table:table-cell office:value-type="float" office:value="29.901443">
                <text:p>29.901443</text:p>
              </table:table-cell>
              <table:table-cell office:value-type="float" office:value="27.872244">
                <text:p>27.872244</text:p>
              </table:table-cell>
              <table:table-cell office:value-type="float" office:value="32.778762">
                <text:p>32.778762</text:p>
              </table:table-cell>
              <table:table-cell office:value-type="float" office:value="28.031105">
                <text:p>28.031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9213">
                <text:p>0.79213</text:p>
              </table:table-cell>
              <table:table-cell office:value-type="float" office:value="29.845787">
                <text:p>29.845787</text:p>
              </table:table-cell>
              <table:table-cell office:value-type="float" office:value="29.214785">
                <text:p>29.214785</text:p>
              </table:table-cell>
              <table:table-cell office:value-type="float" office:value="33.125805">
                <text:p>33.125805</text:p>
              </table:table-cell>
              <table:table-cell office:value-type="float" office:value="28.171668">
                <text:p>28.1716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432">
                <text:p>0.84432</text:p>
              </table:table-cell>
              <table:table-cell office:value-type="float" office:value="27.022532">
                <text:p>27.022532</text:p>
              </table:table-cell>
              <table:table-cell office:value-type="float" office:value="6.063873">
                <text:p>6.063873</text:p>
              </table:table-cell>
              <table:table-cell office:value-type="float" office:value="16.786155">
                <text:p>16.786155</text:p>
              </table:table-cell>
              <table:table-cell office:value-type="float" office:value="25.493959">
                <text:p>25.4939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432">
                <text:p>0.84432</text:p>
              </table:table-cell>
              <table:table-cell office:value-type="float" office:value="26.898106">
                <text:p>26.898106</text:p>
              </table:table-cell>
              <table:table-cell office:value-type="float" office:value="6.052182">
                <text:p>6.052182</text:p>
              </table:table-cell>
              <table:table-cell office:value-type="float" office:value="16.749221">
                <text:p>16.749221</text:p>
              </table:table-cell>
              <table:table-cell office:value-type="float" office:value="25.374719">
                <text:p>25.3747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432">
                <text:p>0.84432</text:p>
              </table:table-cell>
              <table:table-cell office:value-type="float" office:value="26.933198">
                <text:p>26.933198</text:p>
              </table:table-cell>
              <table:table-cell office:value-type="float" office:value="6.05867">
                <text:p>6.05867</text:p>
              </table:table-cell>
              <table:table-cell office:value-type="float" office:value="16.745421">
                <text:p>16.745421</text:p>
              </table:table-cell>
              <table:table-cell office:value-type="float" office:value="25.27284">
                <text:p>25.272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432">
                <text:p>0.84432</text:p>
              </table:table-cell>
              <table:table-cell office:value-type="float" office:value="26.789248">
                <text:p>26.789248</text:p>
              </table:table-cell>
              <table:table-cell office:value-type="float" office:value="6.068315">
                <text:p>6.068315</text:p>
              </table:table-cell>
              <table:table-cell office:value-type="float" office:value="16.793907">
                <text:p>16.793907</text:p>
              </table:table-cell>
              <table:table-cell office:value-type="float" office:value="25.413369">
                <text:p>25.4133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5086">
                <text:p>0.85086</text:p>
              </table:table-cell>
              <table:table-cell office:value-type="float" office:value="25.312233">
                <text:p>25.312233</text:p>
              </table:table-cell>
              <table:table-cell office:value-type="float" office:value="23.085657">
                <text:p>23.085657</text:p>
              </table:table-cell>
              <table:table-cell office:value-type="float" office:value="22.480805">
                <text:p>22.480805</text:p>
              </table:table-cell>
              <table:table-cell office:value-type="float" office:value="24.040371">
                <text:p>24.0403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4929">
                <text:p>0.94929</text:p>
              </table:table-cell>
              <table:table-cell office:value-type="float" office:value="26.55637">
                <text:p>26.55637</text:p>
              </table:table-cell>
              <table:table-cell office:value-type="float" office:value="23.204638">
                <text:p>23.204638</text:p>
              </table:table-cell>
              <table:table-cell office:value-type="float" office:value="22.953004">
                <text:p>22.953004</text:p>
              </table:table-cell>
              <table:table-cell office:value-type="float" office:value="25.458351">
                <text:p>25.4583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575">
                <text:p>0.98575</text:p>
              </table:table-cell>
              <table:table-cell office:value-type="float" office:value="28.592087">
                <text:p>28.592087</text:p>
              </table:table-cell>
              <table:table-cell office:value-type="float" office:value="23.004003">
                <text:p>23.004003</text:p>
              </table:table-cell>
              <table:table-cell office:value-type="float" office:value="29.781475">
                <text:p>29.781475</text:p>
              </table:table-cell>
              <table:table-cell office:value-type="float" office:value="27.19536">
                <text:p>27.195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062">
                <text:p>1.3062</text:p>
              </table:table-cell>
              <table:table-cell office:value-type="float" office:value="27.758996">
                <text:p>27.758996</text:p>
              </table:table-cell>
              <table:table-cell office:value-type="float" office:value="21.501421">
                <text:p>21.501421</text:p>
              </table:table-cell>
              <table:table-cell office:value-type="float" office:value="30.026291">
                <text:p>30.026291</text:p>
              </table:table-cell>
              <table:table-cell office:value-type="float" office:value="25.732618">
                <text:p>25.7326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891">
                <text:p>1.37891</text:p>
              </table:table-cell>
              <table:table-cell office:value-type="float" office:value="15.162403">
                <text:p>15.162403</text:p>
              </table:table-cell>
              <table:table-cell office:value-type="float" office:value="7.282923">
                <text:p>7.282923</text:p>
              </table:table-cell>
              <table:table-cell office:value-type="float" office:value="5.486424">
                <text:p>5.486424</text:p>
              </table:table-cell>
              <table:table-cell office:value-type="float" office:value="16.507648">
                <text:p>16.5076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1774">
                <text:p>1.71774</text:p>
              </table:table-cell>
              <table:table-cell office:value-type="float" office:value="30.212962">
                <text:p>30.212962</text:p>
              </table:table-cell>
              <table:table-cell office:value-type="float" office:value="32.008804">
                <text:p>32.008804</text:p>
              </table:table-cell>
              <table:table-cell office:value-type="float" office:value="31.29621">
                <text:p>31.29621</text:p>
              </table:table-cell>
              <table:table-cell office:value-type="float" office:value="28.129103">
                <text:p>28.1291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8984">
                <text:p>1.88984</text:p>
              </table:table-cell>
              <table:table-cell office:value-type="float" office:value="15.764319">
                <text:p>15.764319</text:p>
              </table:table-cell>
              <table:table-cell office:value-type="float" office:value="5.540367">
                <text:p>5.540367</text:p>
              </table:table-cell>
              <table:table-cell office:value-type="float" office:value="5.833661">
                <text:p>5.833661</text:p>
              </table:table-cell>
              <table:table-cell office:value-type="float" office:value="16.11719">
                <text:p>16.117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5535">
                <text:p>2.25535</text:p>
              </table:table-cell>
              <table:table-cell office:value-type="float" office:value="18.191463">
                <text:p>18.191463</text:p>
              </table:table-cell>
              <table:table-cell office:value-type="float" office:value="3.103996">
                <text:p>3.103996</text:p>
              </table:table-cell>
              <table:table-cell office:value-type="float" office:value="2.95455">
                <text:p>2.95455</text:p>
              </table:table-cell>
              <table:table-cell office:value-type="float" office:value="19.133446">
                <text:p>19.1334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8629">
                <text:p>3.08629</text:p>
              </table:table-cell>
              <table:table-cell office:value-type="float" office:value="26.1512">
                <text:p>26.1512</text:p>
              </table:table-cell>
              <table:table-cell office:value-type="float" office:value="6.277759">
                <text:p>6.277759</text:p>
              </table:table-cell>
              <table:table-cell office:value-type="float" office:value="16.643176">
                <text:p>16.643176</text:p>
              </table:table-cell>
              <table:table-cell office:value-type="float" office:value="24.004771">
                <text:p>24.0047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29447">
                <text:p>5.29447</text:p>
              </table:table-cell>
              <table:table-cell office:value-type="float" office:value="26.965794">
                <text:p>26.965794</text:p>
              </table:table-cell>
              <table:table-cell office:value-type="float" office:value="6.946402">
                <text:p>6.946402</text:p>
              </table:table-cell>
              <table:table-cell office:value-type="float" office:value="16.185995">
                <text:p>16.185995</text:p>
              </table:table-cell>
              <table:table-cell office:value-type="float" office:value="24.173554">
                <text:p>24.1735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3746">
                <text:p>5.3746</text:p>
              </table:table-cell>
              <table:table-cell office:value-type="float" office:value="20.377881">
                <text:p>20.377881</text:p>
              </table:table-cell>
              <table:table-cell office:value-type="float" office:value="1.129914">
                <text:p>1.129914</text:p>
              </table:table-cell>
              <table:table-cell office:value-type="float" office:value="3.622035">
                <text:p>3.622035</text:p>
              </table:table-cell>
              <table:table-cell office:value-type="float" office:value="19.649112">
                <text:p>19.649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44958">
                <text:p>6.44958</text:p>
              </table:table-cell>
              <table:table-cell office:value-type="float" office:value="15.60946">
                <text:p>15.60946</text:p>
              </table:table-cell>
              <table:table-cell office:value-type="float" office:value="5.517007">
                <text:p>5.517007</text:p>
              </table:table-cell>
              <table:table-cell office:value-type="float" office:value="1.765174">
                <text:p>1.765174</text:p>
              </table:table-cell>
              <table:table-cell office:value-type="float" office:value="16.804463">
                <text:p>16.8044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287">
                <text:p>8.4287</text:p>
              </table:table-cell>
              <table:table-cell office:value-type="float" office:value="27.4884">
                <text:p>27.4884</text:p>
              </table:table-cell>
              <table:table-cell office:value-type="float" office:value="1.672817">
                <text:p>1.672817</text:p>
              </table:table-cell>
              <table:table-cell office:value-type="float" office:value="12.357984">
                <text:p>12.357984</text:p>
              </table:table-cell>
              <table:table-cell office:value-type="float" office:value="25.21724">
                <text:p>25.217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27652">
                <text:p>20.27652</text:p>
              </table:table-cell>
              <table:table-cell office:value-type="float" office:value="15.69267">
                <text:p>15.69267</text:p>
              </table:table-cell>
              <table:table-cell office:value-type="float" office:value="0.538414">
                <text:p>0.538414</text:p>
              </table:table-cell>
              <table:table-cell office:value-type="float" office:value="3.554206">
                <text:p>3.554206</text:p>
              </table:table-cell>
              <table:table-cell office:value-type="float" office:value="16.489381">
                <text:p>16.4893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.41858">
                <text:p>61.41858</text:p>
              </table:table-cell>
              <table:table-cell office:value-type="float" office:value="21.235399">
                <text:p>21.235399</text:p>
              </table:table-cell>
              <table:table-cell office:value-type="float" office:value="0.127688">
                <text:p>0.127688</text:p>
              </table:table-cell>
              <table:table-cell office:value-type="float" office:value="1.481786">
                <text:p>1.481786</text:p>
              </table:table-cell>
              <table:table-cell office:value-type="float" office:value="20.307271">
                <text:p>20.3072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.38709">
                <text:p>66.38709</text:p>
              </table:table-cell>
              <table:table-cell office:value-type="float" office:value="20.992412">
                <text:p>20.992412</text:p>
              </table:table-cell>
              <table:table-cell office:value-type="float" office:value="0.080785">
                <text:p>0.080785</text:p>
              </table:table-cell>
              <table:table-cell office:value-type="float" office:value="0.960243">
                <text:p>0.960243</text:p>
              </table:table-cell>
              <table:table-cell office:value-type="float" office:value="20.895737">
                <text:p>20.895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612cm" svg:height="18.382cm" xlink:href=".." xlink:type="simple" chart:class="chart:scatter" chart:style-name="ch1">
        <chart:legend chart:legend-position="end" svg:x="27.522cm" svg:y="8.145cm" style:legend-expansion="high" chart:style-name="ch2"/>
        <chart:plot-area chart:style-name="ch3" table:cell-range-address="Sheet1.G2:Sheet1.G73 Sheet1.AF2:Sheet1.AI73" svg:x="0.612cm" svg:y="0.367cm" svg:width="26.298cm" svg:height="17.648cm">
          <chartooo:coordinate-region svg:x="1.604cm" svg:y="0.567cm" svg:width="25.026cm" svg:height="16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F2:Sheet1.AF73" chart:class="chart:scatter">
            <chart:domain table:cell-range-address="Sheet1.G2:Sheet1.G73"/>
            <chart:data-point chart:repeated="72"/>
          </chart:series>
          <chart:series chart:style-name="ch8" chart:values-cell-range-address="Sheet1.AG2:Sheet1.AG73" chart:class="chart:scatter">
            <chart:data-point chart:repeated="72"/>
          </chart:series>
          <chart:series chart:style-name="ch9" chart:values-cell-range-address="Sheet1.AH2:Sheet1.AH73" chart:class="chart:scatter">
            <chart:data-point chart:repeated="72"/>
          </chart:series>
          <chart:series chart:style-name="ch10" chart:values-cell-range-address="Sheet1.AI2:Sheet1.AI73" chart:class="chart:scatter">
            <chart:data-point chart:repeated="7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73</svg:desc>
                </draw:g>
              </table:table-cell>
              <table:table-cell office:value-type="float" office:value="1">
                <text:p>1</text:p>
                <draw:g>
                  <svg:desc>Sheet1.AF2:Sheet1.AF73</svg:desc>
                </draw:g>
              </table:table-cell>
              <table:table-cell office:value-type="float" office:value="1.1118028287969">
                <text:p>1.1118028287969</text:p>
                <draw:g>
                  <svg:desc>Sheet1.AG2:Sheet1.AG73</svg:desc>
                </draw:g>
              </table:table-cell>
              <table:table-cell office:value-type="float" office:value="0.227074123240282">
                <text:p>0.227074123240282</text:p>
                <draw:g>
                  <svg:desc>Sheet1.AH2:Sheet1.AH73</svg:desc>
                </draw:g>
              </table:table-cell>
              <table:table-cell office:value-type="float" office:value="1.07229295195261">
                <text:p>1.07229295195261</text:p>
                <draw:g>
                  <svg:desc>Sheet1.AI2:Sheet1.AI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11">
                <text:p>0.01911</text:p>
              </table:table-cell>
              <table:table-cell office:value-type="float" office:value="1">
                <text:p>1</text:p>
              </table:table-cell>
              <table:table-cell office:value-type="float" office:value="1.24950225272059">
                <text:p>1.24950225272059</text:p>
              </table:table-cell>
              <table:table-cell office:value-type="float" office:value="0.202927982255493">
                <text:p>0.202927982255493</text:p>
              </table:table-cell>
              <table:table-cell office:value-type="float" office:value="1.3235337908089">
                <text:p>1.3235337908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28">
                <text:p>0.02028</text:p>
              </table:table-cell>
              <table:table-cell office:value-type="float" office:value="1">
                <text:p>1</text:p>
              </table:table-cell>
              <table:table-cell office:value-type="float" office:value="1.21386213063225">
                <text:p>1.21386213063225</text:p>
              </table:table-cell>
              <table:table-cell office:value-type="float" office:value="0.28833370655228">
                <text:p>0.28833370655228</text:p>
              </table:table-cell>
              <table:table-cell office:value-type="float" office:value="1.22800258008633">
                <text:p>1.22800258008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09">
                <text:p>0.0909</text:p>
              </table:table-cell>
              <table:table-cell office:value-type="float" office:value="1">
                <text:p>1</text:p>
              </table:table-cell>
              <table:table-cell office:value-type="float" office:value="1.71104655109133">
                <text:p>1.71104655109133</text:p>
              </table:table-cell>
              <table:table-cell office:value-type="float" office:value="1.44007850400122">
                <text:p>1.44007850400122</text:p>
              </table:table-cell>
              <table:table-cell office:value-type="float" office:value="1.59678453016615">
                <text:p>1.59678453016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382">
                <text:p>0.09382</text:p>
              </table:table-cell>
              <table:table-cell office:value-type="float" office:value="1">
                <text:p>1</text:p>
              </table:table-cell>
              <table:table-cell office:value-type="float" office:value="1.17289891596761">
                <text:p>1.17289891596761</text:p>
              </table:table-cell>
              <table:table-cell office:value-type="float" office:value="0.388638887801663">
                <text:p>0.388638887801663</text:p>
              </table:table-cell>
              <table:table-cell office:value-type="float" office:value="1.10104898077321">
                <text:p>1.10104898077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269">
                <text:p>0.10269</text:p>
              </table:table-cell>
              <table:table-cell office:value-type="float" office:value="1">
                <text:p>1</text:p>
              </table:table-cell>
              <table:table-cell office:value-type="float" office:value="1.21437971826791">
                <text:p>1.21437971826791</text:p>
              </table:table-cell>
              <table:table-cell office:value-type="float" office:value="0.481724036019772">
                <text:p>0.481724036019772</text:p>
              </table:table-cell>
              <table:table-cell office:value-type="float" office:value="1.13104236174521">
                <text:p>1.13104236174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9">
                <text:p>0.1109</text:p>
              </table:table-cell>
              <table:table-cell office:value-type="float" office:value="1">
                <text:p>1</text:p>
              </table:table-cell>
              <table:table-cell office:value-type="float" office:value="1.41875237155609">
                <text:p>1.41875237155609</text:p>
              </table:table-cell>
              <table:table-cell office:value-type="float" office:value="1.07165975150115">
                <text:p>1.07165975150115</text:p>
              </table:table-cell>
              <table:table-cell office:value-type="float" office:value="1.2700744680087">
                <text:p>1.2700744680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516">
                <text:p>0.14516</text:p>
              </table:table-cell>
              <table:table-cell office:value-type="float" office:value="1">
                <text:p>1</text:p>
              </table:table-cell>
              <table:table-cell office:value-type="float" office:value="1.38376491269706">
                <text:p>1.38376491269706</text:p>
              </table:table-cell>
              <table:table-cell office:value-type="float" office:value="0.870722772957743">
                <text:p>0.870722772957743</text:p>
              </table:table-cell>
              <table:table-cell office:value-type="float" office:value="1.2198923212524">
                <text:p>1.2198923212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483">
                <text:p>0.17483</text:p>
              </table:table-cell>
              <table:table-cell office:value-type="float" office:value="1">
                <text:p>1</text:p>
              </table:table-cell>
              <table:table-cell office:value-type="float" office:value="1.52066757807923">
                <text:p>1.52066757807923</text:p>
              </table:table-cell>
              <table:table-cell office:value-type="float" office:value="1.19765154973601">
                <text:p>1.19765154973601</text:p>
              </table:table-cell>
              <table:table-cell office:value-type="float" office:value="1.395886651373">
                <text:p>1.395886651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299">
                <text:p>0.18299</text:p>
              </table:table-cell>
              <table:table-cell office:value-type="float" office:value="1">
                <text:p>1</text:p>
              </table:table-cell>
              <table:table-cell office:value-type="float" office:value="1.19524736466918">
                <text:p>1.19524736466918</text:p>
              </table:table-cell>
              <table:table-cell office:value-type="float" office:value="0.624035626593043">
                <text:p>0.624035626593043</text:p>
              </table:table-cell>
              <table:table-cell office:value-type="float" office:value="1.13975788951166">
                <text:p>1.13975788951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78">
                <text:p>0.1878</text:p>
              </table:table-cell>
              <table:table-cell office:value-type="float" office:value="1">
                <text:p>1</text:p>
              </table:table-cell>
              <table:table-cell office:value-type="float" office:value="2.01437041352675">
                <text:p>2.01437041352675</text:p>
              </table:table-cell>
              <table:table-cell office:value-type="float" office:value="1.63884720343258">
                <text:p>1.63884720343258</text:p>
              </table:table-cell>
              <table:table-cell office:value-type="float" office:value="1.97097791505159">
                <text:p>1.97097791505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06">
                <text:p>0.2406</text:p>
              </table:table-cell>
              <table:table-cell office:value-type="float" office:value="1">
                <text:p>1</text:p>
              </table:table-cell>
              <table:table-cell office:value-type="float" office:value="1.18163743955233">
                <text:p>1.18163743955233</text:p>
              </table:table-cell>
              <table:table-cell office:value-type="float" office:value="1.39827394937371">
                <text:p>1.39827394937371</text:p>
              </table:table-cell>
              <table:table-cell office:value-type="float" office:value="1.10816130662594">
                <text:p>1.108161306625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496">
                <text:p>0.24496</text:p>
              </table:table-cell>
              <table:table-cell office:value-type="float" office:value="1">
                <text:p>1</text:p>
              </table:table-cell>
              <table:table-cell office:value-type="float" office:value="1.19028262202189">
                <text:p>1.19028262202189</text:p>
              </table:table-cell>
              <table:table-cell office:value-type="float" office:value="0.487850999845428">
                <text:p>0.487850999845428</text:p>
              </table:table-cell>
              <table:table-cell office:value-type="float" office:value="1.10032743748462">
                <text:p>1.1003274374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015">
                <text:p>0.26015</text:p>
              </table:table-cell>
              <table:table-cell office:value-type="float" office:value="1">
                <text:p>1</text:p>
              </table:table-cell>
              <table:table-cell office:value-type="float" office:value="1.19965825474699">
                <text:p>1.19965825474699</text:p>
              </table:table-cell>
              <table:table-cell office:value-type="float" office:value="0.321882917379448">
                <text:p>0.321882917379448</text:p>
              </table:table-cell>
              <table:table-cell office:value-type="float" office:value="1.13626405946249">
                <text:p>1.136264059462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659">
                <text:p>0.27659</text:p>
              </table:table-cell>
              <table:table-cell office:value-type="float" office:value="1">
                <text:p>1</text:p>
              </table:table-cell>
              <table:table-cell office:value-type="float" office:value="1.60491834910316">
                <text:p>1.60491834910316</text:p>
              </table:table-cell>
              <table:table-cell office:value-type="float" office:value="1.2322216762057">
                <text:p>1.2322216762057</text:p>
              </table:table-cell>
              <table:table-cell office:value-type="float" office:value="1.55079920859375">
                <text:p>1.5507992085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172">
                <text:p>0.30172</text:p>
              </table:table-cell>
              <table:table-cell office:value-type="float" office:value="1">
                <text:p>1</text:p>
              </table:table-cell>
              <table:table-cell office:value-type="float" office:value="1.23444554097064">
                <text:p>1.23444554097064</text:p>
              </table:table-cell>
              <table:table-cell office:value-type="float" office:value="0.552002993279253">
                <text:p>0.552002993279253</text:p>
              </table:table-cell>
              <table:table-cell office:value-type="float" office:value="1.11422826130419">
                <text:p>1.11422826130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035">
                <text:p>0.31035</text:p>
              </table:table-cell>
              <table:table-cell office:value-type="float" office:value="1">
                <text:p>1</text:p>
              </table:table-cell>
              <table:table-cell office:value-type="float" office:value="1.24438957883473">
                <text:p>1.24438957883473</text:p>
              </table:table-cell>
              <table:table-cell office:value-type="float" office:value="1.41498311982851">
                <text:p>1.41498311982851</text:p>
              </table:table-cell>
              <table:table-cell office:value-type="float" office:value="1.17459599150619">
                <text:p>1.17459599150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925">
                <text:p>0.32925</text:p>
              </table:table-cell>
              <table:table-cell office:value-type="float" office:value="1">
                <text:p>1</text:p>
              </table:table-cell>
              <table:table-cell office:value-type="float" office:value="1.63253837980699">
                <text:p>1.63253837980699</text:p>
              </table:table-cell>
              <table:table-cell office:value-type="float" office:value="1.39474411231925">
                <text:p>1.39474411231925</text:p>
              </table:table-cell>
              <table:table-cell office:value-type="float" office:value="1.53892071855385">
                <text:p>1.53892071855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925">
                <text:p>0.32925</text:p>
              </table:table-cell>
              <table:table-cell office:value-type="float" office:value="1">
                <text:p>1</text:p>
              </table:table-cell>
              <table:table-cell office:value-type="float" office:value="1.64084942483029">
                <text:p>1.64084942483029</text:p>
              </table:table-cell>
              <table:table-cell office:value-type="float" office:value="1.39757022943177">
                <text:p>1.39757022943177</text:p>
              </table:table-cell>
              <table:table-cell office:value-type="float" office:value="1.52914998126331">
                <text:p>1.529149981263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287">
                <text:p>0.34287</text:p>
              </table:table-cell>
              <table:table-cell office:value-type="float" office:value="1">
                <text:p>1</text:p>
              </table:table-cell>
              <table:table-cell office:value-type="float" office:value="1.53508398494764">
                <text:p>1.53508398494764</text:p>
              </table:table-cell>
              <table:table-cell office:value-type="float" office:value="1.24162061017377">
                <text:p>1.24162061017377</text:p>
              </table:table-cell>
              <table:table-cell office:value-type="float" office:value="1.39916682754249">
                <text:p>1.399166827542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541">
                <text:p>0.35541</text:p>
              </table:table-cell>
              <table:table-cell office:value-type="float" office:value="1">
                <text:p>1</text:p>
              </table:table-cell>
              <table:table-cell office:value-type="float" office:value="1.5496151173989">
                <text:p>1.5496151173989</text:p>
              </table:table-cell>
              <table:table-cell office:value-type="float" office:value="1.3088333214047">
                <text:p>1.3088333214047</text:p>
              </table:table-cell>
              <table:table-cell office:value-type="float" office:value="1.41900004881741">
                <text:p>1.419000048817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45">
                <text:p>0.3645</text:p>
              </table:table-cell>
              <table:table-cell office:value-type="float" office:value="1">
                <text:p>1</text:p>
              </table:table-cell>
              <table:table-cell office:value-type="float" office:value="1.17039969065316">
                <text:p>1.17039969065316</text:p>
              </table:table-cell>
              <table:table-cell office:value-type="float" office:value="0.254543004847242">
                <text:p>0.254543004847242</text:p>
              </table:table-cell>
              <table:table-cell office:value-type="float" office:value="1.14185754557097">
                <text:p>1.141857545570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45">
                <text:p>0.3645</text:p>
              </table:table-cell>
              <table:table-cell office:value-type="float" office:value="1">
                <text:p>1</text:p>
              </table:table-cell>
              <table:table-cell office:value-type="float" office:value="1.17343866109103">
                <text:p>1.17343866109103</text:p>
              </table:table-cell>
              <table:table-cell office:value-type="float" office:value="0.253903663383122">
                <text:p>0.253903663383122</text:p>
              </table:table-cell>
              <table:table-cell office:value-type="float" office:value="1.14945293635478">
                <text:p>1.14945293635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602">
                <text:p>0.37602</text:p>
              </table:table-cell>
              <table:table-cell office:value-type="float" office:value="1">
                <text:p>1</text:p>
              </table:table-cell>
              <table:table-cell office:value-type="float" office:value="1.36296022139687">
                <text:p>1.36296022139687</text:p>
              </table:table-cell>
              <table:table-cell office:value-type="float" office:value="0.989647037973972">
                <text:p>0.989647037973972</text:p>
              </table:table-cell>
              <table:table-cell office:value-type="float" office:value="1.24166703587757">
                <text:p>1.241667035877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755">
                <text:p>0.38755</text:p>
              </table:table-cell>
              <table:table-cell office:value-type="float" office:value="1">
                <text:p>1</text:p>
              </table:table-cell>
              <table:table-cell office:value-type="float" office:value="0.889707534759712">
                <text:p>0.889707534759712</text:p>
              </table:table-cell>
              <table:table-cell office:value-type="float" office:value="1.04918173203714">
                <text:p>1.04918173203714</text:p>
              </table:table-cell>
              <table:table-cell office:value-type="float" office:value="0.865364289828773">
                <text:p>0.8653642898287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499">
                <text:p>0.41499</text:p>
              </table:table-cell>
              <table:table-cell office:value-type="float" office:value="1">
                <text:p>1</text:p>
              </table:table-cell>
              <table:table-cell office:value-type="float" office:value="1.62877626718481">
                <text:p>1.62877626718481</text:p>
              </table:table-cell>
              <table:table-cell office:value-type="float" office:value="1.51008457943109">
                <text:p>1.51008457943109</text:p>
              </table:table-cell>
              <table:table-cell office:value-type="float" office:value="1.51003070874877">
                <text:p>1.51003070874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739">
                <text:p>0.41739</text:p>
              </table:table-cell>
              <table:table-cell office:value-type="float" office:value="1">
                <text:p>1</text:p>
              </table:table-cell>
              <table:table-cell office:value-type="float" office:value="1.68781346924522">
                <text:p>1.68781346924522</text:p>
              </table:table-cell>
              <table:table-cell office:value-type="float" office:value="1.5093625504656">
                <text:p>1.5093625504656</text:p>
              </table:table-cell>
              <table:table-cell office:value-type="float" office:value="1.56238681551927">
                <text:p>1.56238681551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612">
                <text:p>0.42612</text:p>
              </table:table-cell>
              <table:table-cell office:value-type="float" office:value="1">
                <text:p>1</text:p>
              </table:table-cell>
              <table:table-cell office:value-type="float" office:value="1.18897894161511">
                <text:p>1.18897894161511</text:p>
              </table:table-cell>
              <table:table-cell office:value-type="float" office:value="1.37117959886573">
                <text:p>1.37117959886573</text:p>
              </table:table-cell>
              <table:table-cell office:value-type="float" office:value="1.13473968517029">
                <text:p>1.13473968517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403">
                <text:p>0.44403</text:p>
              </table:table-cell>
              <table:table-cell office:value-type="float" office:value="1">
                <text:p>1</text:p>
              </table:table-cell>
              <table:table-cell office:value-type="float" office:value="1.01620148629377">
                <text:p>1.01620148629377</text:p>
              </table:table-cell>
              <table:table-cell office:value-type="float" office:value="1.05935920527727">
                <text:p>1.05935920527727</text:p>
              </table:table-cell>
              <table:table-cell office:value-type="float" office:value="1.00931060906221">
                <text:p>1.009310609062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902">
                <text:p>0.44902</text:p>
              </table:table-cell>
              <table:table-cell office:value-type="float" office:value="1">
                <text:p>1</text:p>
              </table:table-cell>
              <table:table-cell office:value-type="float" office:value="1.24525219896391">
                <text:p>1.24525219896391</text:p>
              </table:table-cell>
              <table:table-cell office:value-type="float" office:value="1.26406511753731">
                <text:p>1.26406511753731</text:p>
              </table:table-cell>
              <table:table-cell office:value-type="float" office:value="1.13950857556852">
                <text:p>1.13950857556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928">
                <text:p>0.47928</text:p>
              </table:table-cell>
              <table:table-cell office:value-type="float" office:value="1">
                <text:p>1</text:p>
              </table:table-cell>
              <table:table-cell office:value-type="float" office:value="1.67498912403553">
                <text:p>1.67498912403553</text:p>
              </table:table-cell>
              <table:table-cell office:value-type="float" office:value="0.321453538735642">
                <text:p>0.321453538735642</text:p>
              </table:table-cell>
              <table:table-cell office:value-type="float" office:value="1.66696440131571">
                <text:p>1.666964401315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9836">
                <text:p>0.49836</text:p>
              </table:table-cell>
              <table:table-cell office:value-type="float" office:value="1">
                <text:p>1</text:p>
              </table:table-cell>
              <table:table-cell office:value-type="float" office:value="1.62276919264784">
                <text:p>1.62276919264784</text:p>
              </table:table-cell>
              <table:table-cell office:value-type="float" office:value="0.914277719489284">
                <text:p>0.914277719489284</text:p>
              </table:table-cell>
              <table:table-cell office:value-type="float" office:value="1.45822113668998">
                <text:p>1.45822113668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772">
                <text:p>0.51772</text:p>
              </table:table-cell>
              <table:table-cell office:value-type="float" office:value="1">
                <text:p>1</text:p>
              </table:table-cell>
              <table:table-cell office:value-type="float" office:value="0.924693881029902">
                <text:p>0.924693881029902</text:p>
              </table:table-cell>
              <table:table-cell office:value-type="float" office:value="0.943141819740357">
                <text:p>0.943141819740357</text:p>
              </table:table-cell>
              <table:table-cell office:value-type="float" office:value="0.922727345783787">
                <text:p>0.9227273457837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766">
                <text:p>0.52766</text:p>
              </table:table-cell>
              <table:table-cell office:value-type="float" office:value="1">
                <text:p>1</text:p>
              </table:table-cell>
              <table:table-cell office:value-type="float" office:value="1.36810069985319">
                <text:p>1.36810069985319</text:p>
              </table:table-cell>
              <table:table-cell office:value-type="float" office:value="1.19288094222859">
                <text:p>1.19288094222859</text:p>
              </table:table-cell>
              <table:table-cell office:value-type="float" office:value="1.4584396028041">
                <text:p>1.45843960280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041">
                <text:p>0.53041</text:p>
              </table:table-cell>
              <table:table-cell office:value-type="float" office:value="1">
                <text:p>1</text:p>
              </table:table-cell>
              <table:table-cell office:value-type="float" office:value="1.09479181712176">
                <text:p>1.09479181712176</text:p>
              </table:table-cell>
              <table:table-cell office:value-type="float" office:value="0.90384131670078">
                <text:p>0.90384131670078</text:p>
              </table:table-cell>
              <table:table-cell office:value-type="float" office:value="1.08040549188981">
                <text:p>1.080405491889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897">
                <text:p>0.53897</text:p>
              </table:table-cell>
              <table:table-cell office:value-type="float" office:value="1">
                <text:p>1</text:p>
              </table:table-cell>
              <table:table-cell office:value-type="float" office:value="1.7383876232941">
                <text:p>1.7383876232941</text:p>
              </table:table-cell>
              <table:table-cell office:value-type="float" office:value="0.335623687398946">
                <text:p>0.335623687398946</text:p>
              </table:table-cell>
              <table:table-cell office:value-type="float" office:value="1.7475498815297">
                <text:p>1.74754988152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4806">
                <text:p>0.54806</text:p>
              </table:table-cell>
              <table:table-cell office:value-type="float" office:value="1">
                <text:p>1</text:p>
              </table:table-cell>
              <table:table-cell office:value-type="float" office:value="1.66113809716775">
                <text:p>1.66113809716775</text:p>
              </table:table-cell>
              <table:table-cell office:value-type="float" office:value="1.41381954838874">
                <text:p>1.41381954838874</text:p>
              </table:table-cell>
              <table:table-cell office:value-type="float" office:value="1.53816971484083">
                <text:p>1.538169714840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208">
                <text:p>0.57208</text:p>
              </table:table-cell>
              <table:table-cell office:value-type="float" office:value="1">
                <text:p>1</text:p>
              </table:table-cell>
              <table:table-cell office:value-type="float" office:value="2.80170477891682">
                <text:p>2.80170477891682</text:p>
              </table:table-cell>
              <table:table-cell office:value-type="float" office:value="1.67734315264712">
                <text:p>1.67734315264712</text:p>
              </table:table-cell>
              <table:table-cell office:value-type="float" office:value="2.64343213575111">
                <text:p>2.64343213575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695">
                <text:p>0.63695</text:p>
              </table:table-cell>
              <table:table-cell office:value-type="float" office:value="1">
                <text:p>1</text:p>
              </table:table-cell>
              <table:table-cell office:value-type="float" office:value="1.50143852118206">
                <text:p>1.50143852118206</text:p>
              </table:table-cell>
              <table:table-cell office:value-type="float" office:value="0.845831589962422">
                <text:p>0.845831589962422</text:p>
              </table:table-cell>
              <table:table-cell office:value-type="float" office:value="0.845831589962422">
                <text:p>0.8458315899624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33">
                <text:p>0.64133</text:p>
              </table:table-cell>
              <table:table-cell office:value-type="float" office:value="1">
                <text:p>1</text:p>
              </table:table-cell>
              <table:table-cell office:value-type="float" office:value="3.07393278657538">
                <text:p>3.07393278657538</text:p>
              </table:table-cell>
              <table:table-cell office:value-type="float" office:value="1.85154092746304">
                <text:p>1.85154092746304</text:p>
              </table:table-cell>
              <table:table-cell office:value-type="float" office:value="2.91421376620412">
                <text:p>2.914213766204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133">
                <text:p>0.64133</text:p>
              </table:table-cell>
              <table:table-cell office:value-type="float" office:value="1">
                <text:p>1</text:p>
              </table:table-cell>
              <table:table-cell office:value-type="float" office:value="3.09002499978803">
                <text:p>3.09002499978803</text:p>
              </table:table-cell>
              <table:table-cell office:value-type="float" office:value="1.84807133777238">
                <text:p>1.84807133777238</text:p>
              </table:table-cell>
              <table:table-cell office:value-type="float" office:value="2.92318440642842">
                <text:p>2.92318440642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133">
                <text:p>0.64133</text:p>
              </table:table-cell>
              <table:table-cell office:value-type="float" office:value="1">
                <text:p>1</text:p>
              </table:table-cell>
              <table:table-cell office:value-type="float" office:value="3.0958845375832">
                <text:p>3.0958845375832</text:p>
              </table:table-cell>
              <table:table-cell office:value-type="float" office:value="1.85287138778159">
                <text:p>1.85287138778159</text:p>
              </table:table-cell>
              <table:table-cell office:value-type="float" office:value="2.91650243715613">
                <text:p>2.916502437156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133">
                <text:p>0.64133</text:p>
              </table:table-cell>
              <table:table-cell office:value-type="float" office:value="1">
                <text:p>1</text:p>
              </table:table-cell>
              <table:table-cell office:value-type="float" office:value="3.08612080095205">
                <text:p>3.08612080095205</text:p>
              </table:table-cell>
              <table:table-cell office:value-type="float" office:value="1.84998929208494">
                <text:p>1.84998929208494</text:p>
              </table:table-cell>
              <table:table-cell office:value-type="float" office:value="2.91067607425199">
                <text:p>2.910676074251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133">
                <text:p>0.64133</text:p>
              </table:table-cell>
              <table:table-cell office:value-type="float" office:value="1">
                <text:p>1</text:p>
              </table:table-cell>
              <table:table-cell office:value-type="float" office:value="3.08979075409034">
                <text:p>3.08979075409034</text:p>
              </table:table-cell>
              <table:table-cell office:value-type="float" office:value="1.85130346356019">
                <text:p>1.85130346356019</text:p>
              </table:table-cell>
              <table:table-cell office:value-type="float" office:value="2.92324333666272">
                <text:p>2.92324333666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133">
                <text:p>0.64133</text:p>
              </table:table-cell>
              <table:table-cell office:value-type="float" office:value="1">
                <text:p>1</text:p>
              </table:table-cell>
              <table:table-cell office:value-type="float" office:value="3.07744983549087">
                <text:p>3.07744983549087</text:p>
              </table:table-cell>
              <table:table-cell office:value-type="float" office:value="1.84681028597024">
                <text:p>1.84681028597024</text:p>
              </table:table-cell>
              <table:table-cell office:value-type="float" office:value="2.91576548609687">
                <text:p>2.915765486096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1871">
                <text:p>0.71871</text:p>
              </table:table-cell>
              <table:table-cell office:value-type="float" office:value="1">
                <text:p>1</text:p>
              </table:table-cell>
              <table:table-cell office:value-type="float" office:value="1.87506050445211">
                <text:p>1.87506050445211</text:p>
              </table:table-cell>
              <table:table-cell office:value-type="float" office:value="0.366413008146133">
                <text:p>0.366413008146133</text:p>
              </table:table-cell>
              <table:table-cell office:value-type="float" office:value="1.90992320317845">
                <text:p>1.909923203178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4102">
                <text:p>0.74102</text:p>
              </table:table-cell>
              <table:table-cell office:value-type="float" office:value="1">
                <text:p>1</text:p>
              </table:table-cell>
              <table:table-cell office:value-type="float" office:value="3.83589529677197">
                <text:p>3.83589529677197</text:p>
              </table:table-cell>
              <table:table-cell office:value-type="float" office:value="2.41417252623997">
                <text:p>2.41417252623997</text:p>
              </table:table-cell>
              <table:table-cell office:value-type="float" office:value="3.59686417971763">
                <text:p>3.596864179717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102">
                <text:p>0.74102</text:p>
              </table:table-cell>
              <table:table-cell office:value-type="float" office:value="1">
                <text:p>1</text:p>
              </table:table-cell>
              <table:table-cell office:value-type="float" office:value="3.83007131112164">
                <text:p>3.83007131112164</text:p>
              </table:table-cell>
              <table:table-cell office:value-type="float" office:value="2.40746034399455">
                <text:p>2.40746034399455</text:p>
              </table:table-cell>
              <table:table-cell office:value-type="float" office:value="3.59719594293105">
                <text:p>3.59719594293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102">
                <text:p>0.74102</text:p>
              </table:table-cell>
              <table:table-cell office:value-type="float" office:value="1">
                <text:p>1</text:p>
              </table:table-cell>
              <table:table-cell office:value-type="float" office:value="3.81756226336746">
                <text:p>3.81756226336746</text:p>
              </table:table-cell>
              <table:table-cell office:value-type="float" office:value="2.40535441938572">
                <text:p>2.40535441938572</text:p>
              </table:table-cell>
              <table:table-cell office:value-type="float" office:value="3.59601343430799">
                <text:p>3.596013434307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102">
                <text:p>0.74102</text:p>
              </table:table-cell>
              <table:table-cell office:value-type="float" office:value="1">
                <text:p>1</text:p>
              </table:table-cell>
              <table:table-cell office:value-type="float" office:value="3.83872843904528">
                <text:p>3.83872843904528</text:p>
              </table:table-cell>
              <table:table-cell office:value-type="float" office:value="2.402859610729">
                <text:p>2.402859610729</text:p>
              </table:table-cell>
              <table:table-cell office:value-type="float" office:value="3.61302395038146">
                <text:p>3.613023950381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213">
                <text:p>0.79213</text:p>
              </table:table-cell>
              <table:table-cell office:value-type="float" office:value="1">
                <text:p>1</text:p>
              </table:table-cell>
              <table:table-cell office:value-type="float" office:value="1.07280357476779">
                <text:p>1.07280357476779</text:p>
              </table:table-cell>
              <table:table-cell office:value-type="float" office:value="1.17603598762984">
                <text:p>1.17603598762984</text:p>
              </table:table-cell>
              <table:table-cell office:value-type="float" office:value="1.00569961284782">
                <text:p>1.005699612847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9213">
                <text:p>0.79213</text:p>
              </table:table-cell>
              <table:table-cell office:value-type="float" office:value="1">
                <text:p>1</text:p>
              </table:table-cell>
              <table:table-cell office:value-type="float" office:value="1.02159872133237">
                <text:p>1.02159872133237</text:p>
              </table:table-cell>
              <table:table-cell office:value-type="float" office:value="1.1338712573103">
                <text:p>1.1338712573103</text:p>
              </table:table-cell>
              <table:table-cell office:value-type="float" office:value="0.964294893835433">
                <text:p>0.9642948938354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432">
                <text:p>0.84432</text:p>
              </table:table-cell>
              <table:table-cell office:value-type="float" office:value="1">
                <text:p>1</text:p>
              </table:table-cell>
              <table:table-cell office:value-type="float" office:value="4.45631562534374">
                <text:p>4.45631562534374</text:p>
              </table:table-cell>
              <table:table-cell office:value-type="float" office:value="2.76822337802919">
                <text:p>2.76822337802919</text:p>
              </table:table-cell>
              <table:table-cell office:value-type="float" office:value="4.20423696208677">
                <text:p>4.20423696208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432">
                <text:p>0.84432</text:p>
              </table:table-cell>
              <table:table-cell office:value-type="float" office:value="1">
                <text:p>1</text:p>
              </table:table-cell>
              <table:table-cell office:value-type="float" office:value="4.44436502405248">
                <text:p>4.44436502405248</text:p>
              </table:table-cell>
              <table:table-cell office:value-type="float" office:value="2.76746816272214">
                <text:p>2.76746816272214</text:p>
              </table:table-cell>
              <table:table-cell office:value-type="float" office:value="4.19265630147937">
                <text:p>4.192656301479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432">
                <text:p>0.84432</text:p>
              </table:table-cell>
              <table:table-cell office:value-type="float" office:value="1">
                <text:p>1</text:p>
              </table:table-cell>
              <table:table-cell office:value-type="float" office:value="4.44539775231198">
                <text:p>4.44539775231198</text:p>
              </table:table-cell>
              <table:table-cell office:value-type="float" office:value="2.76387738563084">
                <text:p>2.76387738563084</text:p>
              </table:table-cell>
              <table:table-cell office:value-type="float" office:value="4.17135113812107">
                <text:p>4.171351138121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432">
                <text:p>0.84432</text:p>
              </table:table-cell>
              <table:table-cell office:value-type="float" office:value="1">
                <text:p>1</text:p>
              </table:table-cell>
              <table:table-cell office:value-type="float" office:value="4.41461064562403">
                <text:p>4.41461064562403</text:p>
              </table:table-cell>
              <table:table-cell office:value-type="float" office:value="2.76747449662715">
                <text:p>2.76747449662715</text:p>
              </table:table-cell>
              <table:table-cell office:value-type="float" office:value="4.18787900759931">
                <text:p>4.187879007599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5086">
                <text:p>0.85086</text:p>
              </table:table-cell>
              <table:table-cell office:value-type="float" office:value="1">
                <text:p>1</text:p>
              </table:table-cell>
              <table:table-cell office:value-type="float" office:value="1.09644845715242">
                <text:p>1.09644845715242</text:p>
              </table:table-cell>
              <table:table-cell office:value-type="float" office:value="0.973799662708321">
                <text:p>0.973799662708321</text:p>
              </table:table-cell>
              <table:table-cell office:value-type="float" office:value="1.04135528826405">
                <text:p>1.041355288264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4929">
                <text:p>0.94929</text:p>
              </table:table-cell>
              <table:table-cell office:value-type="float" office:value="1">
                <text:p>1</text:p>
              </table:table-cell>
              <table:table-cell office:value-type="float" office:value="1.1444423308823">
                <text:p>1.1444423308823</text:p>
              </table:table-cell>
              <table:table-cell office:value-type="float" office:value="0.989155874786756">
                <text:p>0.989155874786756</text:p>
              </table:table-cell>
              <table:table-cell office:value-type="float" office:value="1.09712338541976">
                <text:p>1.097123385419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575">
                <text:p>0.98575</text:p>
              </table:table-cell>
              <table:table-cell office:value-type="float" office:value="1">
                <text:p>1</text:p>
              </table:table-cell>
              <table:table-cell office:value-type="float" office:value="1.24291789563755">
                <text:p>1.24291789563755</text:p>
              </table:table-cell>
              <table:table-cell office:value-type="float" office:value="1.29462141871569">
                <text:p>1.29462141871569</text:p>
              </table:table-cell>
              <table:table-cell office:value-type="float" office:value="1.18220120211252">
                <text:p>1.182201202112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062">
                <text:p>1.3062</text:p>
              </table:table-cell>
              <table:table-cell office:value-type="float" office:value="1">
                <text:p>1</text:p>
              </table:table-cell>
              <table:table-cell office:value-type="float" office:value="1.29103076489689">
                <text:p>1.29103076489689</text:p>
              </table:table-cell>
              <table:table-cell office:value-type="float" office:value="1.39647937687467">
                <text:p>1.39647937687467</text:p>
              </table:table-cell>
              <table:table-cell office:value-type="float" office:value="1.19678685422698">
                <text:p>1.196786854226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891">
                <text:p>1.37891</text:p>
              </table:table-cell>
              <table:table-cell office:value-type="float" office:value="1">
                <text:p>1</text:p>
              </table:table-cell>
              <table:table-cell office:value-type="float" office:value="2.08191175438763">
                <text:p>2.08191175438763</text:p>
              </table:table-cell>
              <table:table-cell office:value-type="float" office:value="0.753327201180076">
                <text:p>0.753327201180076</text:p>
              </table:table-cell>
              <table:table-cell office:value-type="float" office:value="2.26662399149352">
                <text:p>2.266623991493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1774">
                <text:p>1.71774</text:p>
              </table:table-cell>
              <table:table-cell office:value-type="float" office:value="1">
                <text:p>1</text:p>
              </table:table-cell>
              <table:table-cell office:value-type="float" office:value="0.943895373285425">
                <text:p>0.943895373285425</text:p>
              </table:table-cell>
              <table:table-cell office:value-type="float" office:value="0.97773756245313">
                <text:p>0.97773756245313</text:p>
              </table:table-cell>
              <table:table-cell office:value-type="float" office:value="0.878792690910913">
                <text:p>0.8787926909109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8984">
                <text:p>1.88984</text:p>
              </table:table-cell>
              <table:table-cell office:value-type="float" office:value="1">
                <text:p>1</text:p>
              </table:table-cell>
              <table:table-cell office:value-type="float" office:value="2.84535645382337">
                <text:p>2.84535645382337</text:p>
              </table:table-cell>
              <table:table-cell office:value-type="float" office:value="1.05293764835434">
                <text:p>1.05293764835434</text:p>
              </table:table-cell>
              <table:table-cell office:value-type="float" office:value="2.90904736094197">
                <text:p>2.909047360941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5535">
                <text:p>2.25535</text:p>
              </table:table-cell>
              <table:table-cell office:value-type="float" office:value="1">
                <text:p>1</text:p>
              </table:table-cell>
              <table:table-cell office:value-type="float" office:value="5.86065929208672">
                <text:p>5.86065929208672</text:p>
              </table:table-cell>
              <table:table-cell office:value-type="float" office:value="0.951853675069169">
                <text:p>0.951853675069169</text:p>
              </table:table-cell>
              <table:table-cell office:value-type="float" office:value="6.16413358780101">
                <text:p>6.164133587801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8629">
                <text:p>3.08629</text:p>
              </table:table-cell>
              <table:table-cell office:value-type="float" office:value="1">
                <text:p>1</text:p>
              </table:table-cell>
              <table:table-cell office:value-type="float" office:value="4.16569033631269">
                <text:p>4.16569033631269</text:p>
              </table:table-cell>
              <table:table-cell office:value-type="float" office:value="2.65113331046955">
                <text:p>2.65113331046955</text:p>
              </table:table-cell>
              <table:table-cell office:value-type="float" office:value="3.82378026936045">
                <text:p>3.823780269360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29447">
                <text:p>5.29447</text:p>
              </table:table-cell>
              <table:table-cell office:value-type="float" office:value="1">
                <text:p>1</text:p>
              </table:table-cell>
              <table:table-cell office:value-type="float" office:value="3.88198005240699">
                <text:p>3.88198005240699</text:p>
              </table:table-cell>
              <table:table-cell office:value-type="float" office:value="2.33012644531658">
                <text:p>2.33012644531658</text:p>
              </table:table-cell>
              <table:table-cell office:value-type="float" office:value="3.48001080271484">
                <text:p>3.48001080271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3746">
                <text:p>5.3746</text:p>
              </table:table-cell>
              <table:table-cell office:value-type="float" office:value="1">
                <text:p>1</text:p>
              </table:table-cell>
              <table:table-cell office:value-type="float" office:value="18.0348955761235">
                <text:p>18.0348955761235</text:p>
              </table:table-cell>
              <table:table-cell office:value-type="float" office:value="3.20558467281581">
                <text:p>3.20558467281581</text:p>
              </table:table-cell>
              <table:table-cell office:value-type="float" office:value="17.3899181707634">
                <text:p>17.38991817076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44958">
                <text:p>6.44958</text:p>
              </table:table-cell>
              <table:table-cell office:value-type="float" office:value="1">
                <text:p>1</text:p>
              </table:table-cell>
              <table:table-cell office:value-type="float" office:value="2.82933481867977">
                <text:p>2.82933481867977</text:p>
              </table:table-cell>
              <table:table-cell office:value-type="float" office:value="0.319951379434538">
                <text:p>0.319951379434538</text:p>
              </table:table-cell>
              <table:table-cell office:value-type="float" office:value="3.045938314017">
                <text:p>3.0459383140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287">
                <text:p>8.4287</text:p>
              </table:table-cell>
              <table:table-cell office:value-type="float" office:value="1">
                <text:p>1</text:p>
              </table:table-cell>
              <table:table-cell office:value-type="float" office:value="16.4324011532642">
                <text:p>16.4324011532642</text:p>
              </table:table-cell>
              <table:table-cell office:value-type="float" office:value="7.38752894070302">
                <text:p>7.38752894070302</text:p>
              </table:table-cell>
              <table:table-cell office:value-type="float" office:value="15.0747152856529">
                <text:p>15.0747152856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27652">
                <text:p>20.27652</text:p>
              </table:table-cell>
              <table:table-cell office:value-type="float" office:value="1">
                <text:p>1</text:p>
              </table:table-cell>
              <table:table-cell office:value-type="float" office:value="29.1461031845383">
                <text:p>29.1461031845383</text:p>
              </table:table-cell>
              <table:table-cell office:value-type="float" office:value="6.60125108188123">
                <text:p>6.60125108188123</text:p>
              </table:table-cell>
              <table:table-cell office:value-type="float" office:value="30.6258399670142">
                <text:p>30.62583996701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.41858">
                <text:p>61.41858</text:p>
              </table:table-cell>
              <table:table-cell office:value-type="float" office:value="1">
                <text:p>1</text:p>
              </table:table-cell>
              <table:table-cell office:value-type="float" office:value="166.306927824071">
                <text:p>166.306927824071</text:p>
              </table:table-cell>
              <table:table-cell office:value-type="float" office:value="11.604739677965">
                <text:p>11.604739677965</text:p>
              </table:table-cell>
              <table:table-cell office:value-type="float" office:value="159.038210325168">
                <text:p>159.0382103251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.38709">
                <text:p>66.38709</text:p>
              </table:table-cell>
              <table:table-cell office:value-type="float" office:value="1">
                <text:p>1</text:p>
              </table:table-cell>
              <table:table-cell office:value-type="float" office:value="259.855319675682">
                <text:p>259.855319675682</text:p>
              </table:table-cell>
              <table:table-cell office:value-type="float" office:value="11.8864021786223">
                <text:p>11.8864021786223</text:p>
              </table:table-cell>
              <table:table-cell office:value-type="float" office:value="258.658624744693">
                <text:p>258.6586247446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